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2F0000002F2EC35E96968BCA2E.png" manifest:media-type="image/png"/>
  <manifest:file-entry manifest:full-path="Pictures/10000201000003100000005ED67E6143FD12476F.png" manifest:media-type="image/png"/>
  <manifest:file-entry manifest:full-path="Pictures/1000020100000199000000ACB0686ACA246A200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Century Schoolbook" svg:font-family="'Century Schoolbook'"/>
    <style:font-face style:name="Courier New" svg:font-family="'Courier New'"/>
    <style:font-face style:name="Droid Sans Fallback" svg:font-family="'Droid Sans Fallback'"/>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000000"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gr4" style:family="graphic" style:parent-style-name="standard">
      <style:graphic-properties draw:stroke="solid" svg:stroke-width="0.053cm" svg:stroke-color="#e75c01"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 style:family="graphic" style:parent-style-name="standard">
      <style:graphic-properties draw:stroke="solid" svg:stroke-width="0.071cm" svg:stroke-color="#bb6328" draw:fill="solid" draw:fill-color="#fdf5d5"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071cm" draw:fill="solid" draw:fill-color="#ff6600"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071cm" draw:fill="solid" draw:fill-color="#adb0b5"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071cm" draw:fill="solid" draw:fill-color="#6e84b4"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79cm" svg:stroke-color="#ff6600" draw:marker-end="msArrowOpenEnd_20_5_20_79" draw:marker-end-width="0.276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79cm" svg:stroke-color="#6e84b4" draw:marker-end="msArrowOpenEnd_20_5_20_79" draw:marker-end-width="0.276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71cm" svg:stroke-color="#777c84"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079cm" svg:stroke-color="#e75c01" draw:marker-end="msArrowOpenEnd_20_5_20_79" draw:marker-end-width="0.276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842010" draw:fill="solid" draw:fill-color="#b32c16"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000000"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fo:clip="rect(-3.144cm, -0.207cm, -0.362cm, -5.52cm)"/>
    </style:style>
    <style:style style:name="gr19" style:family="graphic" style:parent-style-name="standard">
      <style:graphic-properties draw:stroke="solid" svg:stroke-width="0.035cm" svg:stroke-color="#404040"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solid" svg:stroke-width="0.071cm" svg:stroke-color="#b59721" draw:fill="solid" draw:fill-color="#f5cd2d"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solid" svg:stroke-width="0.071cm" svg:stroke-color="#f5cd2d"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2" style:family="presentation" style:parent-style-name="Title_20_Slide-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_20_Slide-backgroundobjects" style:list-style-name="L11">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 style:family="presentation" style:parent-style-name="Title_20_and_20_Content-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6"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7" style:family="presentation" style:parent-style-name="Title_20_and_20_Content-notes">
      <style:graphic-properties draw:fill-color="#ffffff" fo:min-height="13.364cm"/>
    </style:style>
    <style:style style:name="pr8"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9" style:family="presentation" style:parent-style-name="Title_20_and_20_Content-notes">
      <style:graphic-properties draw:fill-color="#ffffff" fo:min-height="11.429cm"/>
    </style:style>
    <style:style style:name="pr10"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11"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12"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13"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14"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15"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16"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17"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18"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19"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20"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21"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22"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23"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24"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25"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26"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27"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28"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29"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30" style:family="presentation" style:parent-style-name="Title_20_and_20_Content-backgroundobjects" style:list-style-name="L11">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0pt"/>
    </style:style>
    <style:style style:name="P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000000" style:text-line-through-style="none" style:text-line-through-type="none" style:text-position="0% 100%" style:font-name="Trebuchet MS"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fo:hyphenate="false"/>
    </style:style>
    <style:style style:name="P5"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6" style:family="paragraph">
      <style:paragraph-properties fo:margin-left="0cm" fo:margin-right="0cm" fo:margin-top="0.148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24pt"/>
    </style:style>
    <style:style style:name="P8"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style:text-line-through-style="none" style:text-line-through-type="none" style:text-position="0% 100%" style:font-name="Century Schoolbook" fo:font-size="14pt" fo:letter-spacing="normal" fo:font-style="normal" style:text-underline-style="none" fo:font-weight="bold" style:font-size-asian="14pt" style:font-style-asian="normal" style:font-weight-asian="bold" style:font-size-complex="14pt" style:font-style-complex="normal" style:font-weight-complex="bold" fo:hyphenate="false"/>
    </style:style>
    <style:style style:name="P9" style:family="paragraph">
      <style:paragraph-properties fo:margin-left="0cm" fo:margin-right="0cm" fo:margin-top="0.212cm" fo:margin-bottom="0cm" fo:line-height="100%" fo:text-align="start" fo:text-indent="0cm" style:punctuation-wrap="hanging" style:writing-mode="lr-tb"/>
      <style:text-properties fo:font-size="24pt" fo:hyphenate="false"/>
    </style:style>
    <style:style style:name="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 style:family="paragraph">
      <loext:graphic-properties draw:fill="gradient" draw:fill-gradient-name="Gradient_20_2"/>
      <style:paragraph-properties fo:text-align="start" style:font-independent-line-spacing="true"/>
      <style:text-properties fo:font-size="18pt"/>
    </style:style>
    <style:style style:name="P12" style:family="paragraph">
      <loext:graphic-properties draw:fill-color="#ffffff"/>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bitmap" draw:fill-image-name="msFillBitmap_20_1" style:repeat="stretch"/>
      <style:paragraph-properties fo:text-align="start" style:font-independent-line-spacing="true"/>
      <style:text-properties fo:font-size="18pt"/>
    </style:style>
    <style:style style:name="P16" style:family="paragraph">
      <loext:graphic-properties draw:fill="solid" draw:fill-color="#fdf5d5"/>
      <style:paragraph-properties fo:text-align="start" style:font-independent-line-spacing="true"/>
      <style:text-properties fo:font-size="18pt"/>
    </style:style>
    <style:style style:name="P17" style:family="paragraph">
      <loext:graphic-properties draw:fill="solid" draw:fill-color="#ff6600"/>
      <style:paragraph-properties fo:text-align="start" style:font-independent-line-spacing="true"/>
      <style:text-properties fo:font-size="18pt"/>
    </style:style>
    <style:style style:name="P18" style:family="paragraph">
      <style:paragraph-properties fo:margin-left="0cm" fo:margin-right="0cm" fo:margin-top="0.176cm" fo:margin-bottom="0cm" fo:line-height="91%" fo:text-align="center" fo:text-indent="0cm" style:punctuation-wrap="simple" style:writing-mode="lr-tb">
        <style:tab-stops>
          <style:tab-stop style:position="0cm"/>
        </style:tab-stops>
      </style:paragraph-properties>
      <style:text-properties fo:font-size="18pt" fo:hyphenate="false"/>
    </style:style>
    <style:style style:name="P19" style:family="paragraph">
      <loext:graphic-properties draw:fill="solid" draw:fill-color="#adb0b5"/>
      <style:paragraph-properties fo:text-align="start" style:font-independent-line-spacing="true"/>
      <style:text-properties fo:font-size="18pt"/>
    </style:style>
    <style:style style:name="P20" style:family="paragraph">
      <loext:graphic-properties draw:fill="solid" draw:fill-color="#6e84b4"/>
      <style:paragraph-properties fo:text-align="start" style:font-independent-line-spacing="true"/>
      <style:text-properties fo:font-size="18pt"/>
    </style:style>
    <style:style style:name="P21" style:family="paragraph">
      <loext:graphic-properties draw:fill="none"/>
      <style:paragraph-properties fo:text-align="start"/>
      <style:text-properties fo:font-size="18pt"/>
    </style:style>
    <style:style style:name="P22" style:family="paragraph">
      <loext:graphic-properties draw:fill="solid" draw:fill-color="#00b8ff"/>
      <style:paragraph-properties fo:text-align="start"/>
      <style:text-properties fo:font-size="18pt"/>
    </style:style>
    <style:style style:name="P2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4" style:family="paragraph">
      <loext:graphic-properties draw:fill="solid" draw:fill-color="#ffffff"/>
      <style:paragraph-properties fo:text-align="start" style:font-independent-line-spacing="true"/>
      <style:text-properties fo:font-size="18pt"/>
    </style:style>
    <style:style style:name="P25"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26" style:family="paragraph">
      <loext:graphic-properties draw:fill="solid" draw:fill-color="#b32c16"/>
      <style:paragraph-properties fo:text-align="start" style:font-independent-line-spacing="true"/>
      <style:text-properties fo:font-size="18pt"/>
    </style:style>
    <style:style style:name="P27" style:family="paragraph">
      <loext:graphic-properties draw:fill="bitmap" draw:fill-image-name="msFillBitmap_20_2" style:repeat="stretch"/>
      <style:paragraph-properties fo:text-align="start" style:font-independent-line-spacing="true"/>
      <style:text-properties fo:font-size="18pt"/>
    </style:style>
    <style:style style:name="P28" style:family="paragraph">
      <loext:graphic-properties draw:fill="solid" draw:fill-color="#f5cd2d"/>
      <style:paragraph-properties fo:text-align="start" style:font-independent-line-spacing="true"/>
      <style:text-properties fo:font-size="18pt"/>
    </style:style>
    <style:style style:name="T1" style:family="text">
      <style:text-properties fo:font-variant="small-caps" fo:color="#575f6d" style:text-line-through-style="none" style:text-line-through-type="none" style:text-position="0% 100%" style:font-name="Century Schoolbook"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 style:family="text">
      <style:text-properties fo:font-variant="small-caps" fo:color="#575f6d" style:text-line-through-style="none" style:text-line-through-type="none" style:text-position="0% 100%" style:font-name="Century School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entury School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entury Schoolbook"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5" style:family="text">
      <style:text-properties fo:font-variant="normal" fo:text-transform="none" fo:color="#000000" style:text-line-through-style="none" style:text-line-through-type="none" style:text-position="0% 100%" style:font-name="Century Schoolbook"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6" style:family="text">
      <style:text-properties fo:font-variant="normal" fo:text-transform="none" fo:color="#000000" style:text-line-through-style="none" style:text-line-through-type="none" style:text-position="0% 100%" style:font-name="Century Schoolbook"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entury Schoolbook" fo:font-size="21pt" fo:letter-spacing="normal" fo:font-style="italic" style:text-underline-style="none" fo:font-weight="normal" style:font-size-asian="21pt" style:font-style-asian="italic" style:font-weight-asian="normal" style:font-size-complex="21pt" style:font-style-complex="italic" style:font-weight-complex="normal"/>
    </style:style>
    <style:style style:name="T8" style:family="text">
      <style:text-properties fo:font-variant="normal" fo:text-transform="none" fo:color="#000000" style:text-line-through-style="none" style:text-line-through-type="none" style:text-position="0% 100%" style:font-name="Century Schoolbook" fo:font-size="21pt" fo:letter-spacing="normal" fo:font-style="normal" style:text-underline-style="solid" style:text-underline-width="auto" style:text-underline-color="font-color" fo:font-weight="normal" style:font-size-asian="21pt" style:font-style-asian="normal" style:font-weight-asian="normal" style:font-size-complex="2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entury Schoolbook" fo:font-size="21pt" fo:letter-spacing="normal" fo:font-style="italic" style:text-underline-style="solid" style:text-underline-width="auto" style:text-underline-color="font-color" fo:font-weight="normal" style:font-size-asian="21pt" style:font-style-asian="italic" style:font-weight-asian="normal" style:font-size-complex="21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Century Schoolbook"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9e4915" style:text-line-through-style="none" style:text-line-through-type="none" style:text-position="0% 100%" style:font-name="Century Schoolbook"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style:use-window-font-color="true" style:text-line-through-style="none" style:text-line-through-type="none" style:text-position="0% 100%" style:font-name="Century School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Tahoma" fo:font-size="20pt" fo:letter-spacing="normal" fo:font-style="normal" style:text-underline-style="none" fo:font-weight="normal" style:font-name-asian="Droid Sans Fallback" style:font-size-asian="20pt" style:font-style-asian="normal" style:font-weight-asian="normal" style:font-name-complex="Droid Sans Fallback" style:font-size-complex="20pt" style:font-style-complex="normal" style:font-weight-complex="normal"/>
    </style:style>
    <style:style style:name="T14" style:family="text">
      <style:text-properties fo:font-variant="normal" fo:text-transform="none" fo:color="#e75c01" style:text-line-through-style="none" style:text-line-through-type="none" style:text-position="0% 100%" style:font-name="Century Schoolbook"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5" style:family="text">
      <style:text-properties fo:font-variant="normal" fo:text-transform="none" fo:color="#6e84b4" style:text-line-through-style="none" style:text-line-through-type="none" style:text-position="0% 100%" style:font-name="Century Schoolbook"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6" style:family="text">
      <style:text-properties fo:font-variant="normal" fo:text-transform="none" fo:color="#000000" style:text-line-through-style="none" style:text-line-through-type="none" style:text-position="0% 100%" style:font-name="Century Schoolbook"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entury Schoolbook" fo:font-size="24pt" fo:letter-spacing="normal" fo:font-style="normal" style:text-underline-style="none" fo:font-weight="normal" style:font-size-asian="24pt" style:font-style-asian="normal" style:font-weight-asian="normal" style:font-name-complex="Century Schoolbook"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entury Schoolbook" fo:font-size="20pt" fo:letter-spacing="normal" fo:font-style="normal" style:text-underline-style="none" fo:font-weight="normal" style:font-size-asian="20pt" style:font-style-asian="normal" style:font-weight-asian="normal" style:font-name-complex="Century Schoolbook"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entury School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entury Schoolbook"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entury Schoolbook"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entury Schoolbook"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3" style:family="text">
      <style:text-properties fo:font-variant="normal" fo:text-transform="none" fo:color="#e75c01" style:text-line-through-style="none" style:text-line-through-type="none" style:text-position="0% 100%" style:font-name="Century Schoolbook"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Century Schoolbook"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Century Schoolbook" fo:font-size="22pt" fo:letter-spacing="normal"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entury Schoolbook"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text:list-style style:name="L1">
      <text:list-level-style-number text:level="1" style:num-format="">
        <style:list-level-properties text:min-label-width="0.6cm"/>
        <style:text-properties fo:color="#575f6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fe863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fe8637" fo:font-size="70%"/>
      </text:list-level-style-bullet>
      <text:list-level-style-bullet text:level="2" text:bullet-char="•">
        <style:list-level-properties text:space-before="1.017cm" text:min-label-width="0.952cm"/>
        <style:text-properties fo:font-family="Arial" style:font-family-generic="swiss" style:font-pitch="variable" fo:color="#fe8637"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e8637" fo:font-size="7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e75c0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cc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6e84b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952cm"/>
        <style:text-properties fo:color="#fe8637"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18.904cm" svg:height="2.484cm" svg:x="5.754cm" svg:y="9.345cm" presentation:class="title" presentation:user-transformed="true">
          <draw:text-box>
            <text:p text:style-name="P1"><text:span text:style-name="T1">D</text:span><text:span text:style-name="T1">i</text:span><text:span text:style-name="T1">s</text:span><text:span text:style-name="T1">t</text:span><text:span text:style-name="T1">r</text:span><text:span text:style-name="T1">i</text:span><text:span text:style-name="T1">b</text:span><text:span text:style-name="T1">u</text:span><text:span text:style-name="T1">t</text:span><text:span text:style-name="T1">e</text:span><text:span text:style-name="T1">d</text:span><text:span text:style-name="T1"> </text:span><text:span text:style-name="T1">S</text:span><text:span text:style-name="T1">y</text:span><text:span text:style-name="T1">s</text:span><text:span text:style-name="T1">t</text:span><text:span text:style-name="T1">e</text:span><text:span text:style-name="T1">m</text:span><text:span text:style-name="T1">s</text:span><text:span text:style-name="T1"> </text:span><text:span text:style-name="T1">1</text:span><text:span text:style-name="T1"> </text:span><text:span text:style-name="T1">-</text:span><text:span text:style-name="T1"> </text:span><text:span text:style-name="T1">P</text:span><text:span text:style-name="T1">r</text:span><text:span text:style-name="T1">o</text:span><text:span text:style-name="T1">j</text:span><text:span text:style-name="T1">e</text:span><text:span text:style-name="T1">c</text:span><text:span text:style-name="T1">t</text:span><text:span text:style-name="T1"> </text:span><text:span text:style-name="T1">2</text:span><text:span text:style-name="T1">0</text:span><text:span text:style-name="T1">2</text:span><text:span text:style-name="T1">0</text:span><text:span text:style-name="T1">: </text:span><text:span text:style-name="T1"><text:line-break/></text:span><text:span text:style-name="T1">Q</text:span><text:span text:style-name="T1">u</text:span><text:span text:style-name="T1">o</text:span><text:span text:style-name="T1">r</text:span><text:span text:style-name="T1">u</text:span><text:span text:style-name="T1">m</text:span><text:span text:style-name="T1">-</text:span><text:span text:style-name="T1">b</text:span><text:span text:style-name="T1">a</text:span><text:span text:style-name="T1">s</text:span><text:span text:style-name="T1">e</text:span><text:span text:style-name="T1">d</text:span><text:span text:style-name="T1"> </text:span><text:span text:style-name="T1">T</text:span><text:span text:style-name="T1">o</text:span><text:span text:style-name="T1">t</text:span><text:span text:style-name="T1">a</text:span><text:span text:style-name="T1">l</text:span><text:span text:style-name="T1"> </text:span><text:span text:style-name="T1">O</text:span><text:span text:style-name="T1">r</text:span><text:span text:style-name="T1">d</text:span><text:span text:style-name="T1">e</text:span><text:span text:style-name="T1">r</text:span><text:span text:style-name="T1"> </text:span><text:span text:style-name="T1">B</text:span><text:span text:style-name="T1">r</text:span><text:span text:style-name="T1">o</text:span><text:span text:style-name="T1">a</text:span><text:span text:style-name="T1">d</text:span><text:span text:style-name="T1">c</text:span><text:span text:style-name="T1">a</text:span><text:span text:style-name="T1">s</text:span><text:span text:style-name="T1">t</text:span></text:p>
          </draw:text-box>
        </draw:frame>
        <presentation:notes draw:style-name="dp2">
          <draw:page-thumbnail draw:name="Slide Image Placeholder 1" draw:style-name="gr1" draw:layer="layout" svg:width="12.699cm" svg:height="9.524cm" svg:x="3.175cm" svg:y="1.905cm" draw:page-number="1" presentation:class="page"/>
          <draw:frame draw:name="Notes Placeholder 2" presentation:style-name="pr2" draw:text-style-name="P3" draw:layer="layout" svg:width="15.239cm" svg:height="11.429cm" svg:x="1.905cm" svg:y="12.065cm" presentation:class="notes" presentation:placeholder="true" presentation:user-transformed="true">
            <draw:text-box/>
          </draw:frame>
          <draw:frame draw:name="Slide Number Placeholder 3" presentation:style-name="pr3" draw:text-style-name="P4" draw:layer="layout" svg:width="8.254cm" svg:height="1.269cm" svg:x="10.791cm" svg:y="24.126cm" presentation:class="page-number" presentation:user-transformed="true">
            <draw:text-box>
              <text:p/>
            </draw:text-box>
          </draw:frame>
        </presentation:notes>
      </draw:page>
      <draw:page draw:name="Total order broadcast"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T</text:span><text:span text:style-name="T2">o</text:span><text:span text:style-name="T2">t</text:span><text:span text:style-name="T2">a</text:span><text:span text:style-name="T2">l</text:span><text:span text:style-name="T2"> </text:span><text:span text:style-name="T2">o</text:span><text:span text:style-name="T2">r</text:span><text:span text:style-name="T2">d</text:span><text:span text:style-name="T2">e</text:span><text:span text:style-name="T2">r</text:span><text:span text:style-name="T2"> </text:span><text:span text:style-name="T2">b</text:span><text:span text:style-name="T2">r</text:span><text:span text:style-name="T2">o</text:span><text:span text:style-name="T2">a</text:span><text:span text:style-name="T2">d</text:span><text:span text:style-name="T2">c</text:span><text:span text:style-name="T2">a</text:span><text:span text:style-name="T2">s</text:span><text:span text:style-name="T2">t</text:span></text:p>
          </draw:text-box>
        </draw:frame>
        <draw:frame draw:name="Content Placeholder 2" presentation:style-name="pr5" draw:text-style-name="P7" draw:layer="layout" svg:width="20.742cm" svg:height="7.469cm" svg:x="1.27cm" svg:y="2.542cm" presentation:class="outline" presentation:user-transformed="true">
          <draw:text-box>
            <text:list text:style-name="L2">
              <text:list-item>
                <text:p xml:id="id1" text:id="id1" text:style-name="P5"><text:span text:style-name="T3">Reliable broadcast of message </text:span><text:span text:style-name="T4">m</text:span><text:span text:style-name="T3"> satisfies:</text:span></text:p>
              </text:list-item>
            </text:list>
            <text:list text:style-name="L3">
              <text:list-item>
                <text:list>
                  <text:list-item>
                    <text:p xml:id="id2" text:id="id2" text:style-name="P6"><text:span text:style-name="T5">Validity </text:span><text:span text:style-name="T6">- if the sender is correct, then it will eventually deliver </text:span><text:span text:style-name="T7">m</text:span><text:span text:style-name="T6">.</text:span></text:p>
                  </text:list-item>
                  <text:list-item>
                    <text:p xml:id="id3" text:id="id3" text:style-name="P6"><text:span text:style-name="T5">Integrity </text:span><text:span text:style-name="T6">- a process delivers </text:span><text:span text:style-name="T7">m</text:span><text:span text:style-name="T6"> at most once, and only if it was previously sent.</text:span></text:p>
                  </text:list-item>
                  <text:list-item>
                    <text:p xml:id="id4" text:id="id4" text:style-name="P6"><text:span text:style-name="T5">Uniform Agreement </text:span><text:span text:style-name="T6">- if a process delivers a message </text:span><text:span text:style-name="T7">m</text:span><text:span text:style-name="T6">, then </text:span><text:span text:style-name="T8">all correct processes deliver </text:span><text:span text:style-name="T9">m</text:span><text:span text:style-name="T6">.</text:span></text:p>
                  </text:list-item>
                </text:list>
              </text:list-item>
            </text:list>
          </draw:text-box>
        </draw:frame>
        <draw:frame draw:name="Slide Number Placeholder 3" presentation:style-name="pr6" draw:text-style-name="P8" draw:layer="layout" svg:width="1.692cm" svg:height="1.447cm" svg:x="22.581cm" svg:y="15.928cm" presentation:class="page-number" presentation:user-transformed="true">
          <draw:text-box>
            <text:p/>
          </draw:text-box>
        </draw:frame>
        <draw:custom-shape draw:name="Content Placeholder 2" draw:style-name="gr2" draw:text-style-name="P7" draw:layer="layout" svg:width="20.742cm" svg:height="3.469cm" svg:x="1.27cm" svg:y="10.012cm">
          <text:list text:style-name="L4">
            <text:list-item>
              <text:p xml:id="id5" text:id="id5" text:style-name="P9"><text:span text:style-name="T10">+Total order</text:span><text:span text:style-name="T3">: if a correct process delivers a message </text:span><text:span text:style-name="T4">m</text:span><text:span text:style-name="T3"> before a message </text:span><text:span text:style-name="T4">m</text:span><text:span text:style-name="T3">’, then all correct processes deliver </text:span><text:span text:style-name="T4">m</text:span><text:span text:style-name="T3"> before </text:span><text:span text:style-name="T4">m</text:span><text:span text:style-name="T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1" xml:id="id6" draw:id="id6" draw:layer="layout" svg:width="20.257cm" svg:height="3.146cm" svg:x="1.27cm" svg:y="13.877cm">
          <text:p text:style-name="P10"><text:span text:style-name="T3">In this project, you will implement a protocol for Total Order Broadcast (or Atomic Broadcast) that relies on a coordinator and a quorum of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seq>
        </anim:par>
        <presentation:notes draw:style-name="dp3">
          <draw:page-thumbnail draw:style-name="gr1" draw:layer="layout" svg:width="19.798cm" svg:height="11.136cm" svg:x="0.6cm" svg:y="2.257cm" draw:page-number="2" presentation:class="page"/>
          <draw:frame presentation:style-name="pr7" draw:text-style-name="P12" draw:layer="layout" svg:width="16.799cm" svg:height="13.364cm" svg:x="2.1cm" svg:y="14.107cm" presentation:class="notes" presentation:placeholder="true">
            <draw:text-box/>
          </draw:frame>
        </presentation:notes>
      </draw:page>
      <draw:page draw:name="Centralized broadcast with quorum"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C</text:span><text:span text:style-name="T2">e</text:span><text:span text:style-name="T2">n</text:span><text:span text:style-name="T2">t</text:span><text:span text:style-name="T2">r</text:span><text:span text:style-name="T2">a</text:span><text:span text:style-name="T2">l</text:span><text:span text:style-name="T2">i</text:span><text:span text:style-name="T2">z</text:span><text:span text:style-name="T2">e</text:span><text:span text:style-name="T2">d</text:span><text:span text:style-name="T2"> </text:span><text:span text:style-name="T2">b</text:span><text:span text:style-name="T2">r</text:span><text:span text:style-name="T2">o</text:span><text:span text:style-name="T2">a</text:span><text:span text:style-name="T2">d</text:span><text:span text:style-name="T2">c</text:span><text:span text:style-name="T2">a</text:span><text:span text:style-name="T2">s</text:span><text:span text:style-name="T2">t</text:span><text:span text:style-name="T2"> </text:span><text:span text:style-name="T2">w</text:span><text:span text:style-name="T2">i</text:span><text:span text:style-name="T2">t</text:span><text:span text:style-name="T2">h</text:span><text:span text:style-name="T2"> </text:span><text:span text:style-name="T2">q</text:span><text:span text:style-name="T2">u</text:span><text:span text:style-name="T2">o</text:span><text:span text:style-name="T2">r</text:span><text:span text:style-name="T2">u</text:span><text:span text:style-name="T2">m</text:span></text:p>
          </draw:text-box>
        </draw:frame>
        <draw:frame draw:name="Content Placeholder 2" presentation:style-name="pr5" draw:text-style-name="P7" draw:layer="layout" svg:width="20.742cm" svg:height="3.645cm" svg:x="1.27cm" svg:y="3.62cm" presentation:class="outline" presentation:user-transformed="true">
          <draw:text-box>
            <text:list text:style-name="L2">
              <text:list-item>
                <text:p text:style-name="P5"><text:span text:style-name="T3">This project is inspired by Apache </text:span><text:span text:style-name="T3">ZooKeeper, a service for the configuration </text:span><text:span text:style-name="T3">and coordination of distributed applications.</text:span></text:p>
              </text:list-item>
            </text:list>
          </draw:text-box>
        </draw:frame>
        <draw:frame draw:name="Slide Number Placeholder 3" presentation:style-name="pr8" draw:text-style-name="P8" draw:layer="layout" svg:width="1.692cm" svg:height="1.447cm" svg:x="22.581cm" svg:y="15.928cm" presentation:class="page-number" presentation:user-transformed="true">
          <draw:text-box>
            <text:p/>
          </draw:text-box>
        </draw:frame>
        <draw:custom-shape draw:name="Text Box 5" draw:style-name="gr4" draw:text-style-name="P14" draw:layer="layout" svg:width="9.042cm" svg:height="1.013cm" svg:x="12.806cm" svg:y="6.242cm">
          <text:p text:style-name="P13"><text:span text:style-name="T11"><text:a xlink:href="https://zookeeper.apache.org/" xlink:type="simple">https://zookeeper.apache.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7" draw:layer="layout" svg:width="20.578cm" svg:height="3.402cm" svg:x="1.27cm" svg:y="8.326cm">
          <text:list text:style-name="L4">
            <text:list-item>
              <text:p text:style-name="P9"><text:span text:style-name="T3">It allows to reliably update the state of nodes in the distributed system by means of a </text:span><text:span text:style-name="T10">coordinator</text:span><text:span text:style-name="T3">.</text:span></text:p>
            </text:list-item>
          </text:list>
          <text:p text:style-name="P9"><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 draw:text-style-name="P7" draw:layer="layout" svg:width="20.742cm" svg:height="2.467cm" svg:x="1.27cm" svg:y="12.162cm">
          <text:list text:style-name="L4">
            <text:list-item>
              <text:p text:style-name="P9"><text:span text:style-name="T3">Assumption: a </text:span><text:span text:style-name="T10">majority of nodes</text:span><text:span text:style-name="T3"> is always available (quorum size =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6" draw:text-style-name="P15" draw:layer="layout" svg:width="20.742cm" svg:height="2.467cm" svg:x="1.524cm" svg:y="14.986cm">
          <text:p text:style-name="P13"><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 presentation:class="page"/>
          <draw:frame presentation:style-name="pr9" draw:text-style-name="P12" draw:layer="layout" svg:width="15.239cm" svg:height="11.429cm" svg:x="1.905cm" svg:y="12.065cm" presentation:class="notes" presentation:placeholder="true">
            <draw:text-box/>
          </draw:frame>
        </presentation:notes>
      </draw:page>
      <draw:page draw:name="System overview" draw:style-name="dp1" draw:master-page-name="Title_20_and_20_Content" presentation:presentation-page-layout-name="AL2T11">
        <draw:custom-shape draw:name="Rounded Rectangle 35" draw:style-name="gr7" draw:text-style-name="P16" draw:layer="layout" svg:width="8.852cm" svg:height="8.497cm" svg:x="6.71cm" svg:y="2.808cm">
          <text:p text:style-name="P10"/>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pr4" draw:text-style-name="P2" draw:layer="layout" svg:width="20.742cm" svg:height="1.409cm" svg:x="1.27cm" svg:y="0.763cm" presentation:class="title" presentation:user-transformed="true">
          <draw:text-box>
            <text:p text:style-name="P1"><text:span text:style-name="T2">S</text:span><text:span text:style-name="T2">y</text:span><text:span text:style-name="T2">s</text:span><text:span text:style-name="T2">t</text:span><text:span text:style-name="T2">e</text:span><text:span text:style-name="T2">m</text:span><text:span text:style-name="T2"> </text:span><text:span text:style-name="T2">o</text:span><text:span text:style-name="T2">v</text:span><text:span text:style-name="T2">e</text:span><text:span text:style-name="T2">r</text:span><text:span text:style-name="T2">v</text:span><text:span text:style-name="T2">i</text:span><text:span text:style-name="T2">e</text:span><text:span text:style-name="T2">w</text:span></text:p>
          </draw:text-box>
        </draw:frame>
        <draw:frame draw:name="Slide Number Placeholder 3" presentation:style-name="pr10" draw:text-style-name="P8" draw:layer="layout" svg:width="1.692cm" svg:height="1.447cm" svg:x="22.581cm" svg:y="15.928cm" presentation:class="page-number" presentation:user-transformed="true">
          <draw:text-box>
            <text:p/>
          </draw:text-box>
        </draw:frame>
        <draw:custom-shape draw:name="Oval 64" draw:style-name="gr8" draw:text-style-name="P17" draw:layer="layout" svg:width="1.234cm" svg:height="1.234cm" svg:x="10.422cm" svg:y="3.70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9" draw:text-style-name="P19" draw:layer="layout" svg:width="1.234cm" svg:height="1.234cm" svg:x="7.362cm" svg:y="6.043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8" draw:text-style-name="P17" draw:layer="layout" svg:width="1.234cm" svg:height="1.234cm" svg:x="8.856cm" svg:y="9.1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0" draw:text-style-name="P20" draw:layer="layout" svg:width="1.234cm" svg:height="1.234cm" svg:x="2.772cm" svg:y="7.76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8" draw:text-style-name="P17" draw:layer="layout" svg:width="1.234cm" svg:height="1.234cm" svg:x="12.509cm" svg:y="9.1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2" draw:style-name="gr11" draw:text-style-name="P21" draw:layer="layout" svg:width="1.243cm" svg:height="1.243cm" svg:x="13.744cm" svg:y="6.034cm">
          <draw:image xlink:href="Pictures/100002010000002F0000002F2EC35E96968BCA2E.png" xlink:type="simple" xlink:show="embed" xlink:actuate="onLoad">
            <text:p/>
          </draw:image>
        </draw:frame>
        <draw:custom-shape draw:name="Straight Arrow Connector 67" draw:style-name="gr12" draw:text-style-name="P22" draw:layer="layout" svg:width="1.756cm" svg:height="1.223cm" svg:x="8.597cm" svg:y="4.817cm">
          <text:p/>
          <draw:enhanced-geometry draw:mirror-horizontal="false" draw:mirror-vertical="true" svg:viewBox="0 0 21600 21600" draw:type="mso-spt32" draw:enhanced-path="M 0 0 L 21600 21600 N"/>
        </draw:custom-shape>
        <draw:custom-shape draw:name="Straight Arrow Connector 13" draw:style-name="gr12" draw:text-style-name="P22" draw:layer="layout" svg:width="4.532cm" svg:height="0.047cm" svg:x="8.867cm" svg:y="6.519cm">
          <text:p/>
          <draw:enhanced-geometry draw:mirror-horizontal="false" draw:mirror-vertical="false" svg:viewBox="0 0 21600 21600" draw:type="mso-spt32" draw:enhanced-path="M 0 0 L 21600 21600 N"/>
        </draw:custom-shape>
        <draw:custom-shape draw:name="Straight Arrow Connector 14" draw:style-name="gr12" draw:text-style-name="P22" draw:layer="layout" svg:width="3.516cm" svg:height="2.17cm" svg:x="8.797cm" svg:y="7.086cm">
          <text:p/>
          <draw:enhanced-geometry draw:mirror-horizontal="false" draw:mirror-vertical="false" svg:viewBox="0 0 21600 21600" draw:type="mso-spt32" draw:enhanced-path="M 0 0 L 21600 21600 N"/>
        </draw:custom-shape>
        <draw:custom-shape draw:name="Straight Arrow Connector 16" draw:style-name="gr12" draw:text-style-name="P22" draw:layer="layout" svg:width="0.825cm" svg:height="1.463cm" svg:x="8.253cm" svg:y="7.463cm">
          <text:p/>
          <draw:enhanced-geometry draw:mirror-horizontal="false" draw:mirror-vertical="false" svg:viewBox="0 0 21600 21600" draw:type="mso-spt32" draw:enhanced-path="M 0 0 L 21600 21600 N"/>
        </draw:custom-shape>
        <draw:custom-shape draw:name="Text Box 17" draw:style-name="gr13" draw:text-style-name="P14" draw:layer="layout" svg:width="3.232cm" svg:height="0.843cm" svg:x="9.276cm" svg:y="5.724cm">
          <text:p text:style-name="P13"><text:span text:style-name="T14">UP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0" draw:style-name="gr14" draw:text-style-name="P22" draw:layer="layout" svg:width="3.096cm" svg:height="0.95cm" svg:x="4.161cm" svg:y="7.057cm">
          <text:p/>
          <draw:enhanced-geometry draw:mirror-horizontal="false" draw:mirror-vertical="true" svg:viewBox="0 0 21600 21600" draw:type="mso-spt32" draw:enhanced-path="M 0 0 L 21600 21600 N"/>
        </draw:custom-shape>
        <draw:custom-shape draw:name="Text Box 21" draw:style-name="gr13" draw:text-style-name="P14" draw:layer="layout" svg:width="3.232cm" svg:height="1.435cm" draw:transform="rotate (0.279252680319093) translate (3.604cm 6.616cm)">
          <text:p text:style-name="P13"><text:span text:style-name="T15">UPDATE</text:span></text:p>
          <text:p text:style-name="P13"><text:span text:style-name="T15">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gr9" draw:text-style-name="P19" draw:layer="layout" svg:width="1.234cm" svg:height="1.234cm" svg:x="7.362cm" svg:y="6.045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20" draw:layer="layout" svg:width="1.234cm" svg:height="1.234cm" svg:x="2.772cm" svg:y="7.76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5" draw:style-name="gr12" draw:text-style-name="P22" draw:layer="layout" svg:width="0.825cm" svg:height="1.463cm" svg:x="8.253cm" svg:y="7.442cm">
          <text:p/>
          <draw:enhanced-geometry draw:mirror-horizontal="false" draw:mirror-vertical="false" svg:viewBox="0 0 21600 21600" draw:type="mso-spt32" draw:enhanced-path="M 0 0 L 21600 21600 N"/>
        </draw:custom-shape>
        <draw:custom-shape draw:name="Oval 26" draw:style-name="gr9" draw:text-style-name="P19" draw:layer="layout" svg:width="1.234cm" svg:height="1.234cm" svg:x="7.362cm" svg:y="6.024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10" draw:text-style-name="P20" draw:layer="layout" svg:width="1.234cm" svg:height="1.234cm" svg:x="2.772cm" svg:y="7.74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20" draw:layer="layout" svg:width="1.234cm" svg:height="1.234cm" svg:x="10.863cm" svg:y="13.353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4" draw:style-name="gr13" draw:text-style-name="P14" draw:layer="layout" svg:width="3.232cm" svg:height="1.435cm" svg:x="12.51cm" svg:y="11.659cm">
          <text:p text:style-name="P13"><text:span text:style-name="T15">UPDATE</text:span></text:p>
          <text:p text:style-name="P13"><text:span text:style-name="T15">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10" draw:text-style-name="P20" draw:layer="layout" svg:width="1.234cm" svg:height="1.234cm" svg:x="10.863cm" svg:y="13.355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10" draw:text-style-name="P20" draw:layer="layout" svg:width="1.234cm" svg:height="1.234cm" svg:x="10.863cm" svg:y="13.29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4" draw:text-style-name="P22" draw:layer="layout" svg:width="0.897cm" svg:height="2.595cm" svg:x="11.979cm" svg:y="10.691cm">
          <text:p/>
          <draw:enhanced-geometry draw:mirror-horizontal="false" draw:mirror-vertical="true" svg:viewBox="0 0 21600 21600" draw:type="mso-spt32" draw:enhanced-path="M 0 0 L 21600 21600 N"/>
        </draw:custom-shape>
        <draw:custom-shape draw:name="Text Box 38" draw:style-name="gr13" draw:text-style-name="P14" draw:layer="layout" svg:width="3.232cm" svg:height="1.435cm" svg:x="15.743cm" svg:y="5.069cm">
          <text:p text:style-name="P13"><text:span text:style-name="T15">READ</text:span></text:p>
          <text:p text:style-name="P13"><text:span text:style-name="T15">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9" draw:style-name="gr10" draw:text-style-name="P20" draw:layer="layout" svg:width="1.234cm" svg:height="1.234cm" svg:x="18.58cm" svg:y="5.8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0" draw:style-name="gr14" draw:text-style-name="P22" draw:layer="layout" svg:width="3.162cm" svg:height="0.024cm" svg:x="15.095cm" svg:y="6.56cm">
          <text:p/>
          <draw:enhanced-geometry draw:mirror-horizontal="true" draw:mirror-vertical="true" svg:viewBox="0 0 21600 21600" draw:type="mso-spt32" draw:enhanced-path="M 0 0 L 21600 21600 N"/>
        </draw:custom-shape>
        <draw:custom-shape draw:name="Line Callout 1 44" draw:style-name="gr3" draw:text-style-name="P11" draw:layer="layout" svg:width="8.316cm" svg:height="1.98cm" svg:x="1.199cm" svg:y="11.956cm">
          <text:p text:style-name="P10"><text:span text:style-name="T16">Replicas apply updates in Total Order</text:span></text:p>
          <draw:enhanced-geometry draw:mirror-horizontal="false" draw:mirror-vertical="false" draw:text-areas="0 0 ?f4 ?f7" svg:viewBox="0 0 0 0" draw:type="ooxml-borderCallout1" draw:modifiers="-9260 60699 -50934 71410"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Line Callout 1 45" draw:style-name="gr3" draw:text-style-name="P11" draw:layer="layout" svg:width="7.3cm" svg:height="4.739cm" svg:x="16.154cm" svg:y="8.026cm">
          <text:p text:style-name="P10"><text:span text:style-name="T16">External node reads are sequentially consistent if they always interact with the same replica</text:span></text:p>
          <draw:enhanced-geometry draw:mirror-horizontal="false" draw:mirror-vertical="false" draw:text-areas="0 0 ?f4 ?f7" svg:viewBox="0 0 0 0" draw:type="ooxml-borderCallout1" draw:modifiers="-4998 77789 -25157 52628"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frame draw:name="Content Placeholder 49" presentation:style-name="pr5" draw:text-style-name="P7" draw:layer="layout" svg:width="21.07cm" svg:height="2.483cm" svg:x="1.27cm" svg:y="15.409cm" presentation:class="outline" presentation:user-transformed="true">
          <draw:text-box>
            <text:list text:style-name="L2">
              <text:list-item>
                <text:p text:style-name="P5"><text:span text:style-name="T3">Simplifying assumption: </text:span><text:span text:style-name="T10">REQUEST</text:span><text:span text:style-name="T3">s read </text:span><text:span text:style-name="T3">and write a single integer variable.</text:span></text:p>
              </text:list-item>
            </text:list>
            <text:p text:style-name="P5"><text:span text:style-name="T3"/></text:p>
          </draw:text-box>
        </draw:frame>
        <presentation:notes draw:style-name="dp3">
          <draw:page-thumbnail draw:style-name="gr1" draw:layer="layout" svg:width="12.699cm" svg:height="9.524cm" svg:x="3.175cm" svg:y="1.93cm" draw:page-number="4" presentation:class="page"/>
          <draw:frame presentation:style-name="pr9" draw:text-style-name="P12" draw:layer="layout" svg:width="15.239cm" svg:height="11.429cm" svg:x="1.905cm" svg:y="12.065cm" presentation:class="notes" presentation:placeholder="true">
            <draw:text-box/>
          </draw:frame>
        </presentation:notes>
      </draw:page>
      <draw:page draw:name="System overview"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S</text:span><text:span text:style-name="T2">y</text:span><text:span text:style-name="T2">s</text:span><text:span text:style-name="T2">t</text:span><text:span text:style-name="T2">e</text:span><text:span text:style-name="T2">m</text:span><text:span text:style-name="T2"> </text:span><text:span text:style-name="T2">o</text:span><text:span text:style-name="T2">v</text:span><text:span text:style-name="T2">e</text:span><text:span text:style-name="T2">r</text:span><text:span text:style-name="T2">v</text:span><text:span text:style-name="T2">i</text:span><text:span text:style-name="T2">e</text:span><text:span text:style-name="T2">w</text:span></text:p>
          </draw:text-box>
        </draw:frame>
        <draw:frame draw:name="Slide Number Placeholder 3" presentation:style-name="pr11" draw:text-style-name="P8" draw:layer="layout" svg:width="1.692cm" svg:height="1.447cm" svg:x="22.581cm" svg:y="15.928cm" presentation:class="page-number" presentation:user-transformed="true">
          <draw:text-box>
            <text:p/>
          </draw:text-box>
        </draw:frame>
        <draw:frame draw:name="Content Placeholder 49" presentation:style-name="pr5" draw:text-style-name="P7" draw:layer="layout" svg:width="21.07cm" svg:height="4.961cm" svg:x="2.164cm" svg:y="4.882cm" presentation:class="outline" presentation:user-transformed="true">
          <draw:text-box>
            <text:list text:style-name="L2">
              <text:list-item>
                <text:p text:style-name="P5"><text:span text:style-name="T3">2 main components:</text:span></text:p>
              </text:list-item>
            </text:list>
            <text:list text:style-name="L3">
              <text:list-item>
                <text:list>
                  <text:list-item>
                    <text:p text:style-name="P23"><text:span text:style-name="T10">Two-phase broadcast</text:span><text:span text:style-name="T3"> (with a quorum)</text:span></text:p>
                  </text:list-item>
                  <text:list-item>
                    <text:p text:style-name="P23"><text:span text:style-name="T10">Coordinator election</text:span><text:span text:style-name="T3"> (on a ring)</text:span></text:p>
                  </text:list-item>
                </text:list>
              </text:list-item>
            </text:list>
          </draw:text-box>
        </draw:frame>
        <presentation:notes draw:style-name="dp3">
          <draw:page-thumbnail draw:style-name="gr1" draw:layer="layout" svg:width="12.699cm" svg:height="9.524cm" svg:x="3.175cm" svg:y="1.93cm" draw:page-number="5" presentation:class="page"/>
          <draw:frame presentation:style-name="pr9" draw:text-style-name="P12" draw:layer="layout" svg:width="15.239cm" svg:height="11.429cm" svg:x="1.905cm" svg:y="12.065cm" presentation:class="notes" presentation:placeholder="true">
            <draw:text-box/>
          </draw:frame>
        </presentation:notes>
      </draw:page>
      <draw:page draw:name="The broadcast protocol"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T</text:span><text:span text:style-name="T2">h</text:span><text:span text:style-name="T2">e</text:span><text:span text:style-name="T2"> </text:span><text:span text:style-name="T2">b</text:span><text:span text:style-name="T2">r</text:span><text:span text:style-name="T2">o</text:span><text:span text:style-name="T2">a</text:span><text:span text:style-name="T2">d</text:span><text:span text:style-name="T2">c</text:span><text:span text:style-name="T2">a</text:span><text:span text:style-name="T2">s</text:span><text:span text:style-name="T2">t</text:span><text:span text:style-name="T2"> </text:span><text:span text:style-name="T2">p</text:span><text:span text:style-name="T2">r</text:span><text:span text:style-name="T2">o</text:span><text:span text:style-name="T2">t</text:span><text:span text:style-name="T2">o</text:span><text:span text:style-name="T2">c</text:span><text:span text:style-name="T2">o</text:span><text:span text:style-name="T2">l</text:span></text:p>
          </draw:text-box>
        </draw:frame>
        <draw:frame draw:name="Content Placeholder 2" presentation:style-name="pr5" draw:text-style-name="P7" draw:layer="layout" svg:width="20.742cm" svg:height="3.645cm" svg:x="1.27cm" svg:y="2.496cm" presentation:class="outline" presentation:user-transformed="true">
          <draw:text-box>
            <text:list text:style-name="L2">
              <text:list-item>
                <text:p text:style-name="P5"><text:span text:style-name="T3">Two-phase broadcast: prompted by an </text:span><text:span text:style-name="T3">external request, the coordinator sends the </text:span><text:span text:style-name="T3">update to all nodes, and waits for a majority </text:span><text:span text:style-name="T3">to ACK.</text:span></text:p>
              </text:list-item>
            </text:list>
          </draw:text-box>
        </draw:frame>
        <draw:frame draw:name="Slide Number Placeholder 3" presentation:style-name="pr12" draw:text-style-name="P8" draw:layer="layout" svg:width="1.692cm" svg:height="1.447cm" svg:x="22.581cm" svg:y="15.928cm" presentation:class="page-number" presentation:user-transformed="true">
          <draw:text-box>
            <text:p/>
          </draw:text-box>
        </draw:frame>
        <draw:custom-shape draw:name="Oval 64" draw:style-name="gr8" draw:text-style-name="P17" draw:layer="layout" svg:width="1.234cm" svg:height="1.234cm" svg:x="12.452cm" svg:y="6.2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9" draw:text-style-name="P19" draw:layer="layout" svg:width="1.234cm" svg:height="1.234cm" svg:x="9.392cm" svg:y="8.615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8" draw:text-style-name="P17" draw:layer="layout" svg:width="1.234cm" svg:height="1.234cm" svg:x="10.886cm" svg:y="11.7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0" draw:text-style-name="P20" draw:layer="layout" svg:width="1.234cm" svg:height="1.234cm" svg:x="4.882cm" svg:y="10.125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8" draw:text-style-name="P17" draw:layer="layout" svg:width="1.234cm" svg:height="1.234cm" svg:x="14.539cm" svg:y="11.7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2" draw:style-name="gr11" draw:text-style-name="P21" draw:layer="layout" svg:width="1.243cm" svg:height="1.243cm" svg:x="15.774cm" svg:y="8.606cm">
          <draw:image xlink:href="Pictures/100002010000002F0000002F2EC35E96968BCA2E.png" xlink:type="simple" xlink:show="embed" xlink:actuate="onLoad">
            <text:p/>
          </draw:image>
        </draw:frame>
        <draw:custom-shape draw:name="Straight Arrow Connector 67" draw:style-name="gr12" draw:text-style-name="P22" draw:layer="layout" svg:width="1.756cm" svg:height="1.223cm" svg:x="10.627cm" svg:y="7.389cm">
          <text:p/>
          <draw:enhanced-geometry draw:mirror-horizontal="false" draw:mirror-vertical="true" svg:viewBox="0 0 21600 21600" draw:type="mso-spt32" draw:enhanced-path="M 0 0 L 21600 21600 N"/>
        </draw:custom-shape>
        <draw:custom-shape draw:name="Straight Arrow Connector 13" draw:style-name="gr12" draw:text-style-name="P22" draw:layer="layout" svg:width="4.532cm" svg:height="0.047cm" svg:x="10.897cm" svg:y="9.091cm">
          <text:p/>
          <draw:enhanced-geometry draw:mirror-horizontal="false" draw:mirror-vertical="false" svg:viewBox="0 0 21600 21600" draw:type="mso-spt32" draw:enhanced-path="M 0 0 L 21600 21600 N"/>
        </draw:custom-shape>
        <draw:custom-shape draw:name="Straight Arrow Connector 14" draw:style-name="gr12" draw:text-style-name="P22" draw:layer="layout" svg:width="3.516cm" svg:height="2.17cm" svg:x="10.827cm" svg:y="9.657cm">
          <text:p/>
          <draw:enhanced-geometry draw:mirror-horizontal="false" draw:mirror-vertical="false" svg:viewBox="0 0 21600 21600" draw:type="mso-spt32" draw:enhanced-path="M 0 0 L 21600 21600 N"/>
        </draw:custom-shape>
        <draw:custom-shape draw:name="Straight Arrow Connector 16" draw:style-name="gr12" draw:text-style-name="P22" draw:layer="layout" svg:width="0.825cm" svg:height="1.463cm" svg:x="10.283cm" svg:y="10.035cm">
          <text:p/>
          <draw:enhanced-geometry draw:mirror-horizontal="false" draw:mirror-vertical="false" svg:viewBox="0 0 21600 21600" draw:type="mso-spt32" draw:enhanced-path="M 0 0 L 21600 21600 N"/>
        </draw:custom-shape>
        <draw:custom-shape draw:name="Text Box 17" draw:style-name="gr13" draw:text-style-name="P14" draw:layer="layout" svg:width="3.232cm" svg:height="0.843cm" svg:x="11.307cm" svg:y="8.296cm">
          <text:p text:style-name="P13"><text:span text:style-name="T14">UP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0" draw:style-name="gr14" draw:text-style-name="P22" draw:layer="layout" svg:width="2.95cm" svg:height="0.897cm" svg:x="6.271cm" svg:y="9.56cm">
          <text:p/>
          <draw:enhanced-geometry draw:mirror-horizontal="false" draw:mirror-vertical="true" svg:viewBox="0 0 21600 21600" draw:type="mso-spt32" draw:enhanced-path="M 0 0 L 21600 21600 N"/>
        </draw:custom-shape>
        <draw:custom-shape draw:name="Text Box 21" draw:style-name="gr13" draw:text-style-name="P14" draw:layer="layout" svg:width="3.232cm" svg:height="1.435cm" draw:transform="rotate (0.279252680319093) translate (5.677cm 8.981cm)">
          <text:p text:style-name="P13"><text:span text:style-name="T15">UPDATE</text:span></text:p>
          <text:p text:style-name="P13"><text:span text:style-name="T15">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ine Callout 1 29" draw:style-name="gr3" draw:text-style-name="P11" draw:layer="layout" svg:width="6.155cm" svg:height="0.865cm" svg:x="3.799cm" svg:y="12.596cm">
          <text:p text:style-name="P10"><text:span text:style-name="T16">Quorum size = 3</text:span></text:p>
          <draw:enhanced-geometry draw:mirror-horizontal="false" draw:mirror-vertical="false" draw:text-areas="0 0 ?f4 ?f7" svg:viewBox="0 0 0 0" draw:type="ooxml-borderCallout1" draw:modifiers="-24643 64670 -295315 91862"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aight Arrow Connector 15" draw:style-name="gr14" draw:text-style-name="P22" draw:layer="layout" svg:width="2.95cm" svg:height="0.897cm" svg:x="6.272cm" svg:y="9.564cm">
          <text:p/>
          <draw:enhanced-geometry draw:mirror-horizontal="false" draw:mirror-vertical="true" svg:viewBox="0 0 21600 21600" draw:type="mso-spt32" draw:enhanced-path="M 0 0 L 21600 21600 N"/>
        </draw:custom-shape>
        <draw:custom-shape draw:name="Oval 19" draw:style-name="gr9" draw:text-style-name="P19" draw:layer="layout" svg:width="1.234cm" svg:height="1.234cm" svg:x="9.392cm" svg:y="8.617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20" draw:layer="layout" svg:width="1.234cm" svg:height="1.234cm" svg:x="4.882cm" svg:y="10.127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3" draw:style-name="gr14" draw:text-style-name="P22" draw:layer="layout" svg:width="2.95cm" svg:height="0.897cm" svg:x="6.272cm" svg:y="9.565cm">
          <text:p/>
          <draw:enhanced-geometry draw:mirror-horizontal="false" draw:mirror-vertical="true" svg:viewBox="0 0 21600 21600" draw:type="mso-spt32" draw:enhanced-path="M 0 0 L 21600 21600 N"/>
        </draw:custom-shape>
        <draw:custom-shape draw:name="Straight Arrow Connector 25" draw:style-name="gr12" draw:text-style-name="P22" draw:layer="layout" svg:width="0.825cm" svg:height="1.463cm" svg:x="10.283cm" svg:y="10.014cm">
          <text:p/>
          <draw:enhanced-geometry draw:mirror-horizontal="false" draw:mirror-vertical="false" svg:viewBox="0 0 21600 21600" draw:type="mso-spt32" draw:enhanced-path="M 0 0 L 21600 21600 N"/>
        </draw:custom-shape>
        <draw:custom-shape draw:name="Oval 26" draw:style-name="gr9" draw:text-style-name="P19" draw:layer="layout" svg:width="1.234cm" svg:height="1.234cm" svg:x="9.392cm" svg:y="8.596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10" draw:text-style-name="P20" draw:layer="layout" svg:width="1.234cm" svg:height="1.234cm" svg:x="4.882cm" svg:y="10.106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8" draw:style-name="gr14" draw:text-style-name="P22" draw:layer="layout" svg:width="2.95cm" svg:height="0.897cm" svg:x="6.272cm" svg:y="9.544cm">
          <text:p/>
          <draw:enhanced-geometry draw:mirror-horizontal="false" draw:mirror-vertical="true" svg:viewBox="0 0 21600 21600" draw:type="mso-spt32" draw:enhanced-path="M 0 0 L 21600 21600 N"/>
        </draw:custom-shape>
        <draw:custom-shape draw:name="Content Placeholder 2" draw:style-name="gr5" draw:text-style-name="P7" draw:layer="layout" svg:width="21.002cm" svg:height="3.645cm" svg:x="1.27cm" svg:y="14.661cm">
          <text:list text:style-name="L4">
            <text:list-item>
              <text:p xml:id="id7" text:id="id7" text:style-name="P9"><text:span text:style-name="T10">Each update the coordinator sends is identified by a pair</text:span><text:span text:style-name="T3"> </text:span><text:span text:style-name="T10">&lt;e, i&gt;</text:span><text:span text:style-name="T3">.</text:span><text:span text:style-name="T10"> e</text:span><text:span text:style-name="T3"> is the epoch that corresponds to a coordinator, </text:span><text:span text:style-name="T10">i</text:span><text:span text:style-name="T3"> is a sequence numb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3">
          <draw:page-thumbnail draw:style-name="gr1" draw:layer="layout" svg:width="12.699cm" svg:height="9.524cm" svg:x="3.175cm" svg:y="1.93cm" draw:page-number="6" presentation:class="page"/>
          <draw:frame presentation:style-name="pr9" draw:text-style-name="P12" draw:layer="layout" svg:width="15.239cm" svg:height="11.429cm" svg:x="1.905cm" svg:y="12.065cm" presentation:class="notes" presentation:placeholder="true">
            <draw:text-box/>
          </draw:frame>
        </presentation:notes>
      </draw:page>
      <draw:page draw:name="The broadcast protocol"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T</text:span><text:span text:style-name="T2">h</text:span><text:span text:style-name="T2">e</text:span><text:span text:style-name="T2"> </text:span><text:span text:style-name="T2">b</text:span><text:span text:style-name="T2">r</text:span><text:span text:style-name="T2">o</text:span><text:span text:style-name="T2">a</text:span><text:span text:style-name="T2">d</text:span><text:span text:style-name="T2">c</text:span><text:span text:style-name="T2">a</text:span><text:span text:style-name="T2">s</text:span><text:span text:style-name="T2">t</text:span><text:span text:style-name="T2"> </text:span><text:span text:style-name="T2">p</text:span><text:span text:style-name="T2">r</text:span><text:span text:style-name="T2">o</text:span><text:span text:style-name="T2">t</text:span><text:span text:style-name="T2">o</text:span><text:span text:style-name="T2">c</text:span><text:span text:style-name="T2">o</text:span><text:span text:style-name="T2">l</text:span></text:p>
          </draw:text-box>
        </draw:frame>
        <draw:frame draw:name="Content Placeholder 2" presentation:style-name="pr5" draw:text-style-name="P7" draw:layer="layout" svg:width="20.742cm" svg:height="3.645cm" svg:x="1.27cm" svg:y="2.496cm" presentation:class="outline" presentation:user-transformed="true">
          <draw:text-box>
            <text:list text:style-name="L2">
              <text:list-item>
                <text:p text:style-name="P5"><text:span text:style-name="T3">Two-phase broadcast: prompted by an </text:span><text:span text:style-name="T3">external request, the coordinator sends the </text:span><text:span text:style-name="T3">update to all nodes, and waits for a majority </text:span><text:span text:style-name="T3">to ACK.</text:span></text:p>
              </text:list-item>
            </text:list>
          </draw:text-box>
        </draw:frame>
        <draw:frame draw:name="Slide Number Placeholder 3" presentation:style-name="pr13" draw:text-style-name="P8" draw:layer="layout" svg:width="1.692cm" svg:height="1.447cm" svg:x="22.581cm" svg:y="15.928cm" presentation:class="page-number" presentation:user-transformed="true">
          <draw:text-box>
            <text:p/>
          </draw:text-box>
        </draw:frame>
        <draw:custom-shape draw:name="Oval 64" draw:style-name="gr8" draw:text-style-name="P17" draw:layer="layout" svg:width="1.234cm" svg:height="1.234cm" svg:x="12.452cm" svg:y="6.2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9" draw:text-style-name="P19" draw:layer="layout" svg:width="1.234cm" svg:height="1.234cm" svg:x="9.392cm" svg:y="8.615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8" draw:text-style-name="P17" draw:layer="layout" svg:width="1.234cm" svg:height="1.234cm" svg:x="10.886cm" svg:y="11.7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0" draw:text-style-name="P20" draw:layer="layout" svg:width="1.234cm" svg:height="1.234cm" svg:x="4.882cm" svg:y="10.125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8" draw:text-style-name="P17" draw:layer="layout" svg:width="1.234cm" svg:height="1.234cm" svg:x="14.539cm" svg:y="11.7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2" draw:style-name="gr11" draw:text-style-name="P21" draw:layer="layout" svg:width="1.243cm" svg:height="1.243cm" svg:x="15.774cm" svg:y="8.606cm">
          <draw:image xlink:href="Pictures/100002010000002F0000002F2EC35E96968BCA2E.png" xlink:type="simple" xlink:show="embed" xlink:actuate="onLoad">
            <text:p/>
          </draw:image>
        </draw:frame>
        <draw:custom-shape draw:name="Straight Arrow Connector 67" draw:style-name="gr12" draw:text-style-name="P22" draw:layer="layout" svg:width="1.756cm" svg:height="1.223cm" svg:x="10.627cm" svg:y="7.389cm">
          <text:p/>
          <draw:enhanced-geometry draw:mirror-horizontal="false" draw:mirror-vertical="true" svg:viewBox="0 0 21600 21600" draw:type="mso-spt32" draw:enhanced-path="M 0 0 L 21600 21600 N"/>
        </draw:custom-shape>
        <draw:custom-shape draw:name="Straight Arrow Connector 13" draw:style-name="gr12" draw:text-style-name="P22" draw:layer="layout" svg:width="4.532cm" svg:height="0.047cm" svg:x="10.897cm" svg:y="9.091cm">
          <text:p/>
          <draw:enhanced-geometry draw:mirror-horizontal="false" draw:mirror-vertical="false" svg:viewBox="0 0 21600 21600" draw:type="mso-spt32" draw:enhanced-path="M 0 0 L 21600 21600 N"/>
        </draw:custom-shape>
        <draw:custom-shape draw:name="Straight Arrow Connector 14" draw:style-name="gr12" draw:text-style-name="P22" draw:layer="layout" svg:width="3.516cm" svg:height="2.17cm" svg:x="10.827cm" svg:y="9.657cm">
          <text:p/>
          <draw:enhanced-geometry draw:mirror-horizontal="false" draw:mirror-vertical="false" svg:viewBox="0 0 21600 21600" draw:type="mso-spt32" draw:enhanced-path="M 0 0 L 21600 21600 N"/>
        </draw:custom-shape>
        <draw:custom-shape draw:name="Straight Arrow Connector 16" draw:style-name="gr12" draw:text-style-name="P22" draw:layer="layout" svg:width="0.825cm" svg:height="1.463cm" svg:x="10.283cm" svg:y="10.035cm">
          <text:p/>
          <draw:enhanced-geometry draw:mirror-horizontal="false" draw:mirror-vertical="false" svg:viewBox="0 0 21600 21600" draw:type="mso-spt32" draw:enhanced-path="M 0 0 L 21600 21600 N"/>
        </draw:custom-shape>
        <draw:custom-shape draw:name="Text Box 17" draw:style-name="gr13" draw:text-style-name="P14" draw:layer="layout" svg:width="3.232cm" svg:height="0.843cm" svg:x="11.307cm" svg:y="8.296cm">
          <text:p text:style-name="P13"><text:span text:style-name="T14">UP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0" draw:style-name="gr14" draw:text-style-name="P22" draw:layer="layout" svg:width="2.95cm" svg:height="0.897cm" svg:x="6.271cm" svg:y="9.56cm">
          <text:p/>
          <draw:enhanced-geometry draw:mirror-horizontal="false" draw:mirror-vertical="true" svg:viewBox="0 0 21600 21600" draw:type="mso-spt32" draw:enhanced-path="M 0 0 L 21600 21600 N"/>
        </draw:custom-shape>
        <draw:custom-shape draw:name="Text Box 21" draw:style-name="gr13" draw:text-style-name="P14" draw:layer="layout" svg:width="3.232cm" svg:height="1.435cm" draw:transform="rotate (0.279252680319093) translate (5.677cm 8.981cm)">
          <text:p text:style-name="P13"><text:span text:style-name="T15">UPDATE</text:span></text:p>
          <text:p text:style-name="P13"><text:span text:style-name="T15">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ine Callout 1 29" draw:style-name="gr3" draw:text-style-name="P11" draw:layer="layout" svg:width="6.155cm" svg:height="0.865cm" svg:x="3.799cm" svg:y="12.596cm">
          <text:p text:style-name="P10"><text:span text:style-name="T16">Quorum size = 3</text:span></text:p>
          <draw:enhanced-geometry draw:mirror-horizontal="false" draw:mirror-vertical="false" draw:text-areas="0 0 ?f4 ?f7" svg:viewBox="0 0 0 0" draw:type="ooxml-borderCallout1" draw:modifiers="-24643 64670 -295315 91862"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aight Arrow Connector 15" draw:style-name="gr14" draw:text-style-name="P22" draw:layer="layout" svg:width="2.95cm" svg:height="0.897cm" svg:x="6.272cm" svg:y="9.564cm">
          <text:p/>
          <draw:enhanced-geometry draw:mirror-horizontal="false" draw:mirror-vertical="true" svg:viewBox="0 0 21600 21600" draw:type="mso-spt32" draw:enhanced-path="M 0 0 L 21600 21600 N"/>
        </draw:custom-shape>
        <draw:custom-shape draw:name="Oval 19" draw:style-name="gr9" draw:text-style-name="P19" draw:layer="layout" svg:width="1.234cm" svg:height="1.234cm" svg:x="9.392cm" svg:y="8.617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20" draw:layer="layout" svg:width="1.234cm" svg:height="1.234cm" svg:x="4.882cm" svg:y="10.127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3" draw:style-name="gr14" draw:text-style-name="P22" draw:layer="layout" svg:width="2.95cm" svg:height="0.897cm" svg:x="6.272cm" svg:y="9.565cm">
          <text:p/>
          <draw:enhanced-geometry draw:mirror-horizontal="false" draw:mirror-vertical="true" svg:viewBox="0 0 21600 21600" draw:type="mso-spt32" draw:enhanced-path="M 0 0 L 21600 21600 N"/>
        </draw:custom-shape>
        <draw:custom-shape draw:name="Straight Arrow Connector 25" draw:style-name="gr12" draw:text-style-name="P22" draw:layer="layout" svg:width="0.825cm" svg:height="1.463cm" svg:x="10.283cm" svg:y="10.014cm">
          <text:p/>
          <draw:enhanced-geometry draw:mirror-horizontal="false" draw:mirror-vertical="false" svg:viewBox="0 0 21600 21600" draw:type="mso-spt32" draw:enhanced-path="M 0 0 L 21600 21600 N"/>
        </draw:custom-shape>
        <draw:custom-shape draw:name="Oval 26" draw:style-name="gr9" draw:text-style-name="P19" draw:layer="layout" svg:width="1.234cm" svg:height="1.234cm" svg:x="9.392cm" svg:y="8.596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10" draw:text-style-name="P20" draw:layer="layout" svg:width="1.234cm" svg:height="1.234cm" svg:x="4.882cm" svg:y="10.106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8" draw:style-name="gr14" draw:text-style-name="P22" draw:layer="layout" svg:width="2.95cm" svg:height="0.897cm" svg:x="6.272cm" svg:y="9.544cm">
          <text:p/>
          <draw:enhanced-geometry draw:mirror-horizontal="false" draw:mirror-vertical="true" svg:viewBox="0 0 21600 21600" draw:type="mso-spt32" draw:enhanced-path="M 0 0 L 21600 21600 N"/>
        </draw:custom-shape>
        <draw:custom-shape draw:name="Rectangle 4" draw:style-name="gr3" draw:text-style-name="P11" draw:layer="layout" svg:width="20.257cm" svg:height="3.146cm" svg:x="1.27cm" svg:y="14.679cm">
          <text:p text:style-name="P10"><text:span text:style-name="T10">e</text:span><text:span text:style-name="T3"> is monotonically increasing, while </text:span><text:span text:style-name="T10">i</text:span><text:span text:style-name="T3"> restarts from 0 at every epoch (coordinator) change.</text:span></text:p>
          <text:p text:style-name="P10"><text:span text:style-name="T3">&lt;e, i&gt; precedes &lt;e’, i’&gt; iff e &lt; e’ or (e = e’ and i &lt; 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7" presentation:class="page"/>
          <draw:frame presentation:style-name="pr9" draw:text-style-name="P12" draw:layer="layout" svg:width="15.239cm" svg:height="11.429cm" svg:x="1.905cm" svg:y="12.065cm" presentation:class="notes" presentation:placeholder="true">
            <draw:text-box/>
          </draw:frame>
        </presentation:notes>
      </draw:page>
      <draw:page draw:name="The broadcast protocol" draw:style-name="dp1" draw:master-page-name="Title_20_and_20_Content" presentation:presentation-page-layout-name="AL2T11">
        <draw:custom-shape draw:name="Oval 8" draw:style-name="gr15" draw:text-style-name="P24" draw:layer="layout" svg:width="10.455cm" svg:height="4.294cm" svg:x="7.99cm" svg:y="6.212cm">
          <text:p text:style-name="P10"><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1" presentation:style-name="pr4" draw:text-style-name="P2" draw:layer="layout" svg:width="20.742cm" svg:height="1.409cm" svg:x="1.27cm" svg:y="0.763cm" presentation:class="title" presentation:user-transformed="true">
          <draw:text-box>
            <text:p text:style-name="P1"><text:span text:style-name="T2">T</text:span><text:span text:style-name="T2">h</text:span><text:span text:style-name="T2">e</text:span><text:span text:style-name="T2"> </text:span><text:span text:style-name="T2">b</text:span><text:span text:style-name="T2">r</text:span><text:span text:style-name="T2">o</text:span><text:span text:style-name="T2">a</text:span><text:span text:style-name="T2">d</text:span><text:span text:style-name="T2">c</text:span><text:span text:style-name="T2">a</text:span><text:span text:style-name="T2">s</text:span><text:span text:style-name="T2">t</text:span><text:span text:style-name="T2"> </text:span><text:span text:style-name="T2">p</text:span><text:span text:style-name="T2">r</text:span><text:span text:style-name="T2">o</text:span><text:span text:style-name="T2">t</text:span><text:span text:style-name="T2">o</text:span><text:span text:style-name="T2">c</text:span><text:span text:style-name="T2">o</text:span><text:span text:style-name="T2">l</text:span></text:p>
          </draw:text-box>
        </draw:frame>
        <draw:frame draw:name="Slide Number Placeholder 3" presentation:style-name="pr14" draw:text-style-name="P8" draw:layer="layout" svg:width="1.692cm" svg:height="1.447cm" svg:x="22.581cm" svg:y="15.928cm" presentation:class="page-number" presentation:user-transformed="true">
          <draw:text-box>
            <text:p/>
          </draw:text-box>
        </draw:frame>
        <draw:custom-shape draw:name="Oval 64" draw:style-name="gr8" draw:text-style-name="P17" draw:layer="layout" svg:width="1.234cm" svg:height="1.234cm" svg:x="12.452cm" svg:y="6.2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8" draw:text-style-name="P17" draw:layer="layout" svg:width="1.234cm" svg:height="1.234cm" svg:x="10.886cm" svg:y="11.7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8" draw:text-style-name="P17" draw:layer="layout" svg:width="1.234cm" svg:height="1.234cm" svg:x="14.539cm" svg:y="11.7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2" draw:style-name="gr11" draw:text-style-name="P21" draw:layer="layout" svg:width="1.243cm" svg:height="1.243cm" svg:x="15.774cm" svg:y="8.606cm">
          <draw:image xlink:href="Pictures/100002010000002F0000002F2EC35E96968BCA2E.png" xlink:type="simple" xlink:show="embed" xlink:actuate="onLoad">
            <text:p/>
          </draw:image>
        </draw:frame>
        <draw:custom-shape draw:name="Straight Arrow Connector 13" draw:style-name="gr16" draw:text-style-name="P22" draw:layer="layout" svg:width="4.626cm" svg:height="0.047cm" svg:x="10.869cm" svg:y="9.112cm">
          <text:p/>
          <draw:enhanced-geometry draw:mirror-horizontal="true" draw:mirror-vertical="true" svg:viewBox="0 0 21600 21600" draw:type="mso-spt32" draw:enhanced-path="M 0 0 L 21600 21600 N"/>
        </draw:custom-shape>
        <draw:custom-shape draw:name="Text Box 17" draw:style-name="gr13" draw:text-style-name="P14" draw:layer="layout" svg:width="3.232cm" svg:height="0.843cm" svg:x="12.541cm" svg:y="8.262cm">
          <text:p text:style-name="P13"><text:span text:style-name="T14">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ine Callout 1 29" draw:style-name="gr3" draw:text-style-name="P11" draw:layer="layout" svg:width="6.155cm" svg:height="0.865cm" svg:x="3.799cm" svg:y="12.619cm">
          <text:p text:style-name="P10"><text:span text:style-name="T16">Quorum size = 3</text:span></text:p>
          <draw:enhanced-geometry draw:mirror-horizontal="false" draw:mirror-vertical="false" draw:text-areas="0 0 ?f4 ?f7" svg:viewBox="0 0 0 0" draw:type="ooxml-borderCallout1" draw:modifiers="-24643 64670 -295315 91862"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aight Arrow Connector 4" draw:style-name="gr16" draw:text-style-name="P22" draw:layer="layout" svg:width="1.579cm" svg:height="1.225cm" svg:x="10.774cm" svg:y="7.415cm">
          <text:p/>
          <draw:enhanced-geometry draw:mirror-horizontal="true" draw:mirror-vertical="false" svg:viewBox="0 0 21600 21600" draw:type="mso-spt32" draw:enhanced-path="M 0 0 L 21600 21600 N"/>
        </draw:custom-shape>
        <draw:custom-shape draw:name="Straight Arrow Connector 5" draw:style-name="gr16" draw:text-style-name="P22" draw:layer="layout" svg:width="1.959cm" svg:height="1.227cm" svg:x="12.52cm" svg:y="10.599cm">
          <text:p/>
          <draw:enhanced-geometry draw:mirror-horizontal="true" draw:mirror-vertical="true" svg:viewBox="0 0 21600 21600" draw:type="mso-spt32" draw:enhanced-path="M 0 0 L 21600 21600 N"/>
        </draw:custom-shape>
        <draw:custom-shape draw:name="Content Placeholder 2" draw:style-name="gr2" draw:text-style-name="P7" xml:id="id8" draw:id="id8" draw:layer="layout" svg:width="20.742cm" svg:height="3.645cm" svg:x="1.27cm" svg:y="14.669cm">
          <text:list text:style-name="L4">
            <text:list-item>
              <text:p text:style-name="P9"><text:span text:style-name="T3">In this example, as soon as (any) 3 nodes </text:span><text:span text:style-name="T10">ACK</text:span><text:span text:style-name="T3">, the coordinator broadcasts another message to confirm the updat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 draw:style-name="gr9" draw:text-style-name="P19" draw:layer="layout" svg:width="1.234cm" svg:height="1.234cm" svg:x="9.392cm" svg:y="8.615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Content Placeholder 10" presentation:style-name="pr5" draw:text-style-name="P7" draw:layer="layout" svg:width="20.742cm" svg:height="3.645cm" svg:x="1.27cm" svg:y="2.496cm" presentation:class="outline" presentation:user-transformed="true">
          <draw:text-box>
            <text:list text:style-name="L2">
              <text:list-item>
                <text:p text:style-name="P5"><text:span text:style-name="T3">Two-phase broadcast: prompted by an </text:span><text:span text:style-name="T3">external request, the coordinator sends the </text:span><text:span text:style-name="T3">update to all nodes, and waits for a majority </text:span><text:span text:style-name="T3">to ACK.</text:span></text:p>
              </text:list-item>
            </text:list>
          </draw:text-box>
        </draw:frame>
        <draw:custom-shape draw:name="Line Callout 1 2" draw:style-name="gr3" draw:text-style-name="P11" draw:layer="layout" svg:width="5.333cm" svg:height="2.454cm" svg:x="1.951cm" svg:y="7.461cm">
          <text:p text:style-name="P10"><text:span text:style-name="T16">Quorum includes the coordinator</text:span></text:p>
          <draw:enhanced-geometry draw:mirror-horizontal="false" draw:mirror-vertical="false" draw:text-areas="0 0 ?f4 ?f7" svg:viewBox="0 0 0 0" draw:type="ooxml-borderCallout1" draw:modifiers="75431 104001 73922 13432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3">
          <draw:page-thumbnail draw:style-name="gr1" draw:layer="layout" svg:width="12.699cm" svg:height="9.524cm" svg:x="3.175cm" svg:y="1.93cm" draw:page-number="8" presentation:class="page"/>
          <draw:frame presentation:style-name="pr9" draw:text-style-name="P12" draw:layer="layout" svg:width="15.239cm" svg:height="11.429cm" svg:x="1.905cm" svg:y="12.065cm" presentation:class="notes" presentation:placeholder="true">
            <draw:text-box/>
          </draw:frame>
        </presentation:notes>
      </draw:page>
      <draw:page draw:name="The broadcast protocol"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T</text:span><text:span text:style-name="T2">h</text:span><text:span text:style-name="T2">e</text:span><text:span text:style-name="T2"> </text:span><text:span text:style-name="T2">b</text:span><text:span text:style-name="T2">r</text:span><text:span text:style-name="T2">o</text:span><text:span text:style-name="T2">a</text:span><text:span text:style-name="T2">d</text:span><text:span text:style-name="T2">c</text:span><text:span text:style-name="T2">a</text:span><text:span text:style-name="T2">s</text:span><text:span text:style-name="T2">t</text:span><text:span text:style-name="T2"> </text:span><text:span text:style-name="T2">p</text:span><text:span text:style-name="T2">r</text:span><text:span text:style-name="T2">o</text:span><text:span text:style-name="T2">t</text:span><text:span text:style-name="T2">o</text:span><text:span text:style-name="T2">c</text:span><text:span text:style-name="T2">o</text:span><text:span text:style-name="T2">l</text:span></text:p>
          </draw:text-box>
        </draw:frame>
        <draw:frame draw:name="Slide Number Placeholder 3" presentation:style-name="pr15" draw:text-style-name="P8" draw:layer="layout" svg:width="1.692cm" svg:height="1.447cm" svg:x="22.581cm" svg:y="15.928cm" presentation:class="page-number" presentation:user-transformed="true">
          <draw:text-box>
            <text:p/>
          </draw:text-box>
        </draw:frame>
        <draw:custom-shape draw:name="Oval 64" draw:style-name="gr8" draw:text-style-name="P17" draw:layer="layout" svg:width="1.234cm" svg:height="1.234cm" svg:x="12.452cm" svg:y="6.2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9" draw:text-style-name="P19" draw:layer="layout" svg:width="1.234cm" svg:height="1.234cm" svg:x="9.392cm" svg:y="8.615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8" draw:text-style-name="P17" draw:layer="layout" svg:width="1.234cm" svg:height="1.234cm" svg:x="10.886cm" svg:y="11.7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8" draw:text-style-name="P17" draw:layer="layout" svg:width="1.234cm" svg:height="1.234cm" svg:x="14.539cm" svg:y="11.7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2" draw:style-name="gr11" draw:text-style-name="P21" draw:layer="layout" svg:width="1.243cm" svg:height="1.243cm" svg:x="15.774cm" svg:y="8.606cm">
          <draw:image xlink:href="Pictures/100002010000002F0000002F2EC35E96968BCA2E.png" xlink:type="simple" xlink:show="embed" xlink:actuate="onLoad">
            <text:p/>
          </draw:image>
        </draw:frame>
        <draw:custom-shape draw:name="Straight Arrow Connector 67" draw:style-name="gr12" draw:text-style-name="P22" draw:layer="layout" svg:width="1.756cm" svg:height="1.223cm" svg:x="10.627cm" svg:y="7.389cm">
          <text:p/>
          <draw:enhanced-geometry draw:mirror-horizontal="false" draw:mirror-vertical="true" svg:viewBox="0 0 21600 21600" draw:type="mso-spt32" draw:enhanced-path="M 0 0 L 21600 21600 N"/>
        </draw:custom-shape>
        <draw:custom-shape draw:name="Straight Arrow Connector 13" draw:style-name="gr12" draw:text-style-name="P22" draw:layer="layout" svg:width="4.532cm" svg:height="0.047cm" svg:x="10.897cm" svg:y="9.091cm">
          <text:p/>
          <draw:enhanced-geometry draw:mirror-horizontal="false" draw:mirror-vertical="false" svg:viewBox="0 0 21600 21600" draw:type="mso-spt32" draw:enhanced-path="M 0 0 L 21600 21600 N"/>
        </draw:custom-shape>
        <draw:custom-shape draw:name="Straight Arrow Connector 14" draw:style-name="gr12" draw:text-style-name="P22" draw:layer="layout" svg:width="3.516cm" svg:height="2.17cm" svg:x="10.827cm" svg:y="9.657cm">
          <text:p/>
          <draw:enhanced-geometry draw:mirror-horizontal="false" draw:mirror-vertical="false" svg:viewBox="0 0 21600 21600" draw:type="mso-spt32" draw:enhanced-path="M 0 0 L 21600 21600 N"/>
        </draw:custom-shape>
        <draw:custom-shape draw:name="Straight Arrow Connector 16" draw:style-name="gr12" draw:text-style-name="P22" draw:layer="layout" svg:width="0.825cm" svg:height="1.463cm" svg:x="10.283cm" svg:y="10.035cm">
          <text:p/>
          <draw:enhanced-geometry draw:mirror-horizontal="false" draw:mirror-vertical="false" svg:viewBox="0 0 21600 21600" draw:type="mso-spt32" draw:enhanced-path="M 0 0 L 21600 21600 N"/>
        </draw:custom-shape>
        <draw:custom-shape draw:name="Text Box 17" draw:style-name="gr13" draw:text-style-name="P14" draw:layer="layout" svg:width="3.232cm" svg:height="0.843cm" svg:x="11.307cm" svg:y="8.296cm">
          <text:p text:style-name="P13"><text:span text:style-name="T14">WRITE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 draw:text-style-name="P7" xml:id="id9" draw:id="id9" draw:layer="layout" svg:width="20.742cm" svg:height="3.645cm" svg:x="1.27cm" svg:y="14.669cm">
          <text:list text:style-name="L4">
            <text:list-item>
              <text:p text:style-name="P9"><text:span text:style-name="T3">Finally, the coordinator sends the </text:span><text:span text:style-name="T10">WRITEOK</text:span><text:span text:style-name="T3"> message to confirm the update. Replicas can now apply i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ine Callout 1 5" draw:style-name="gr3" draw:text-style-name="P11" draw:layer="layout" svg:width="6.224cm" svg:height="1.809cm" svg:x="2.265cm" svg:y="9.657cm">
          <text:p text:style-name="P10"><text:span text:style-name="T16">Deliver message (apply update)</text:span></text:p>
          <draw:enhanced-geometry draw:mirror-horizontal="false" draw:mirror-vertical="false" draw:text-areas="0 0 ?f4 ?f7" svg:viewBox="0 0 0 0" draw:type="ooxml-borderCallout1" draw:modifiers="112183 74638 153313 13516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frame draw:name="Content Placeholder 10" presentation:style-name="pr5" draw:text-style-name="P7" draw:layer="layout" svg:width="20.742cm" svg:height="3.645cm" svg:x="1.27cm" svg:y="2.496cm" presentation:class="outline" presentation:user-transformed="true">
          <draw:text-box>
            <text:list text:style-name="L2">
              <text:list-item>
                <text:p text:style-name="P5"><text:span text:style-name="T3">Two-phase broadcast: prompted by an </text:span><text:span text:style-name="T3">external request, the coordinator sends the </text:span><text:span text:style-name="T3">update to all nodes, and waits for a majority </text:span><text:span text:style-name="T3">to ACK.</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3">
          <draw:page-thumbnail draw:style-name="gr1" draw:layer="layout" svg:width="12.699cm" svg:height="9.524cm" svg:x="3.175cm" svg:y="1.93cm" draw:page-number="9" presentation:class="page"/>
          <draw:frame presentation:style-name="pr9" draw:text-style-name="P12" draw:layer="layout" svg:width="15.239cm" svg:height="11.429cm" svg:x="1.905cm" svg:y="12.065cm" presentation:class="notes" presentation:placeholder="true">
            <draw:text-box/>
          </draw:frame>
        </presentation:notes>
      </draw:page>
      <draw:page draw:name="The broadcast protocol"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T</text:span><text:span text:style-name="T2">h</text:span><text:span text:style-name="T2">e</text:span><text:span text:style-name="T2"> </text:span><text:span text:style-name="T2">b</text:span><text:span text:style-name="T2">r</text:span><text:span text:style-name="T2">o</text:span><text:span text:style-name="T2">a</text:span><text:span text:style-name="T2">d</text:span><text:span text:style-name="T2">c</text:span><text:span text:style-name="T2">a</text:span><text:span text:style-name="T2">s</text:span><text:span text:style-name="T2">t</text:span><text:span text:style-name="T2"> </text:span><text:span text:style-name="T2">p</text:span><text:span text:style-name="T2">r</text:span><text:span text:style-name="T2">o</text:span><text:span text:style-name="T2">t</text:span><text:span text:style-name="T2">o</text:span><text:span text:style-name="T2">c</text:span><text:span text:style-name="T2">o</text:span><text:span text:style-name="T2">l</text:span></text:p>
          </draw:text-box>
        </draw:frame>
        <draw:frame draw:name="Slide Number Placeholder 3" presentation:style-name="pr16" draw:text-style-name="P8" draw:layer="layout" svg:width="1.692cm" svg:height="1.447cm" svg:x="22.581cm" svg:y="15.928cm" presentation:class="page-number" presentation:user-transformed="true">
          <draw:text-box>
            <text:p/>
          </draw:text-box>
        </draw:frame>
        <draw:custom-shape draw:name="Oval 64" draw:style-name="gr8" draw:text-style-name="P17" draw:layer="layout" svg:width="1.234cm" svg:height="1.234cm" svg:x="12.025cm" svg:y="3.796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9" draw:text-style-name="P19" draw:layer="layout" svg:width="1.234cm" svg:height="1.234cm" svg:x="8.965cm" svg:y="6.132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8" draw:text-style-name="P17" draw:layer="layout" svg:width="1.234cm" svg:height="1.234cm" svg:x="10.459cm" svg:y="9.26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8" draw:text-style-name="P17" draw:layer="layout" svg:width="1.234cm" svg:height="1.234cm" svg:x="14.112cm" svg:y="9.26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2" draw:style-name="gr11" draw:text-style-name="P21" draw:layer="layout" svg:width="1.243cm" svg:height="1.243cm" svg:x="15.348cm" svg:y="6.122cm">
          <draw:image xlink:href="Pictures/100002010000002F0000002F2EC35E96968BCA2E.png" xlink:type="simple" xlink:show="embed" xlink:actuate="onLoad">
            <text:p/>
          </draw:image>
        </draw:frame>
        <draw:custom-shape draw:name="Straight Arrow Connector 67" draw:style-name="gr12" draw:text-style-name="P22" draw:layer="layout" svg:width="1.756cm" svg:height="1.223cm" svg:x="10.201cm" svg:y="4.905cm">
          <text:p/>
          <draw:enhanced-geometry draw:mirror-horizontal="false" draw:mirror-vertical="true" svg:viewBox="0 0 21600 21600" draw:type="mso-spt32" draw:enhanced-path="M 0 0 L 21600 21600 N"/>
        </draw:custom-shape>
        <draw:custom-shape draw:name="Straight Arrow Connector 13" draw:style-name="gr12" draw:text-style-name="P22" draw:layer="layout" svg:width="4.532cm" svg:height="0.047cm" svg:x="10.47cm" svg:y="6.608cm">
          <text:p/>
          <draw:enhanced-geometry draw:mirror-horizontal="false" draw:mirror-vertical="false" svg:viewBox="0 0 21600 21600" draw:type="mso-spt32" draw:enhanced-path="M 0 0 L 21600 21600 N"/>
        </draw:custom-shape>
        <draw:custom-shape draw:name="Straight Arrow Connector 14" draw:style-name="gr12" draw:text-style-name="P22" draw:layer="layout" svg:width="3.516cm" svg:height="2.17cm" svg:x="10.4cm" svg:y="7.174cm">
          <text:p/>
          <draw:enhanced-geometry draw:mirror-horizontal="false" draw:mirror-vertical="false" svg:viewBox="0 0 21600 21600" draw:type="mso-spt32" draw:enhanced-path="M 0 0 L 21600 21600 N"/>
        </draw:custom-shape>
        <draw:custom-shape draw:name="Straight Arrow Connector 16" draw:style-name="gr12" draw:text-style-name="P22" draw:layer="layout" svg:width="0.825cm" svg:height="1.463cm" svg:x="9.857cm" svg:y="7.551cm">
          <text:p/>
          <draw:enhanced-geometry draw:mirror-horizontal="false" draw:mirror-vertical="false" svg:viewBox="0 0 21600 21600" draw:type="mso-spt32" draw:enhanced-path="M 0 0 L 21600 21600 N"/>
        </draw:custom-shape>
        <draw:custom-shape draw:name="Text Box 17" draw:style-name="gr13" draw:text-style-name="P14" draw:layer="layout" svg:width="3.232cm" svg:height="0.843cm" svg:x="10.88cm" svg:y="5.812cm">
          <text:p text:style-name="P13"><text:span text:style-name="T14">WRITE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 draw:text-style-name="P7" draw:layer="layout" svg:width="20.742cm" svg:height="3.645cm" svg:x="1.221cm" svg:y="11.679cm">
          <text:list text:style-name="L4">
            <text:list-item>
              <text:p text:style-name="P9"><text:span text:style-name="T3">We assume channels are reliable and FIFO.</text:span></text:p>
            </text:list-item>
          </text:list>
          <text:p text:style-name="P25"><text:span text:style-name="T17"><text:s text:c="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3" draw:text-style-name="P14" draw:layer="layout" svg:width="18.904cm" svg:height="4.144cm" svg:x="2.282cm" svg:y="13.083cm">
          <text:p text:style-name="P13"><text:span text:style-name="T17">→ </text:span><text:span text:style-name="T17">eventually, all operational nodes deliver the updates in the same order as the coordinator. </text:span><text:span text:style-name="T18"><text:s/></text:span></text:p>
          <text:p text:style-name="P13"><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10" presentation:class="page"/>
          <draw:frame presentation:style-name="pr9" draw:text-style-name="P12" draw:layer="layout" svg:width="15.239cm" svg:height="11.429cm" svg:x="1.905cm" svg:y="12.065cm" presentation:class="notes" presentation:placeholder="true">
            <draw:text-box/>
          </draw:frame>
        </presentation:notes>
      </draw:page>
      <draw:page draw:name="The broadcast protocol"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T</text:span><text:span text:style-name="T2">h</text:span><text:span text:style-name="T2">e</text:span><text:span text:style-name="T2"> </text:span><text:span text:style-name="T2">b</text:span><text:span text:style-name="T2">r</text:span><text:span text:style-name="T2">o</text:span><text:span text:style-name="T2">a</text:span><text:span text:style-name="T2">d</text:span><text:span text:style-name="T2">c</text:span><text:span text:style-name="T2">a</text:span><text:span text:style-name="T2">s</text:span><text:span text:style-name="T2">t</text:span><text:span text:style-name="T2"> </text:span><text:span text:style-name="T2">p</text:span><text:span text:style-name="T2">r</text:span><text:span text:style-name="T2">o</text:span><text:span text:style-name="T2">t</text:span><text:span text:style-name="T2">o</text:span><text:span text:style-name="T2">c</text:span><text:span text:style-name="T2">o</text:span><text:span text:style-name="T2">l</text:span></text:p>
          </draw:text-box>
        </draw:frame>
        <draw:frame draw:name="Slide Number Placeholder 3" presentation:style-name="pr17" draw:text-style-name="P8" draw:layer="layout" svg:width="1.692cm" svg:height="1.447cm" svg:x="22.581cm" svg:y="15.928cm" presentation:class="page-number" presentation:user-transformed="true">
          <draw:text-box>
            <text:p/>
          </draw:text-box>
        </draw:frame>
        <draw:custom-shape draw:name="Content Placeholder 2" draw:style-name="gr2" draw:text-style-name="P7" draw:layer="layout" svg:width="20.742cm" svg:height="3.645cm" svg:x="1.27cm" svg:y="2.829cm">
          <text:list text:style-name="L4">
            <text:list-item>
              <text:p text:style-name="P9"><text:span text:style-name="T3">Why ACKs from a quorum?</text:span></text:p>
            </text:list-item>
          </text:list>
          <text:p text:style-name="P25"><text:span text:style-name="T17"><text:s text:c="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15" draw:text-style-name="P24" draw:layer="layout" svg:width="10.455cm" svg:height="4.294cm" svg:x="2.138cm" svg:y="5.701cm">
          <text:p text:style-name="P10"><text:span text:style-name="T1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8" draw:text-style-name="P17" draw:layer="layout" svg:width="1.234cm" svg:height="1.234cm" svg:x="6.6cm" svg:y="5.76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 draw:style-name="gr8" draw:text-style-name="P17" draw:layer="layout" svg:width="1.234cm" svg:height="1.234cm" svg:x="5.033cm" svg:y="11.24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8" draw:text-style-name="P17" draw:layer="layout" svg:width="1.234cm" svg:height="1.234cm" svg:x="8.686cm" svg:y="11.24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7" draw:style-name="gr11" draw:text-style-name="P21" draw:layer="layout" svg:width="1.243cm" svg:height="1.243cm" svg:x="9.922cm" svg:y="8.094cm">
          <draw:image xlink:href="Pictures/100002010000002F0000002F2EC35E96968BCA2E.png" xlink:type="simple" xlink:show="embed" xlink:actuate="onLoad">
            <text:p/>
          </draw:image>
        </draw:frame>
        <draw:custom-shape draw:name="Straight Arrow Connector 10" draw:style-name="gr16" draw:text-style-name="P22" draw:layer="layout" svg:width="4.626cm" svg:height="0.047cm" svg:x="5.017cm" svg:y="8.6cm">
          <text:p/>
          <draw:enhanced-geometry draw:mirror-horizontal="true" draw:mirror-vertical="true" svg:viewBox="0 0 21600 21600" draw:type="mso-spt32" draw:enhanced-path="M 0 0 L 21600 21600 N"/>
        </draw:custom-shape>
        <draw:custom-shape draw:name="Text Box 15" draw:style-name="gr13" draw:text-style-name="P14" draw:layer="layout" svg:width="3.232cm" svg:height="0.843cm" svg:x="6.689cm" svg:y="7.751cm">
          <text:p text:style-name="P13"><text:span text:style-name="T14">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8" draw:style-name="gr16" draw:text-style-name="P22" draw:layer="layout" svg:width="1.579cm" svg:height="1.225cm" svg:x="4.921cm" svg:y="6.904cm">
          <text:p/>
          <draw:enhanced-geometry draw:mirror-horizontal="true" draw:mirror-vertical="false" svg:viewBox="0 0 21600 21600" draw:type="mso-spt32" draw:enhanced-path="M 0 0 L 21600 21600 N"/>
        </draw:custom-shape>
        <draw:custom-shape draw:name="Straight Arrow Connector 19" draw:style-name="gr16" draw:text-style-name="P22" draw:layer="layout" svg:width="1.959cm" svg:height="1.227cm" svg:x="6.667cm" svg:y="10.087cm">
          <text:p/>
          <draw:enhanced-geometry draw:mirror-horizontal="true" draw:mirror-vertical="true" svg:viewBox="0 0 21600 21600" draw:type="mso-spt32" draw:enhanced-path="M 0 0 L 21600 21600 N"/>
        </draw:custom-shape>
        <draw:custom-shape draw:name="Oval 20" draw:style-name="gr9" draw:text-style-name="P19" draw:layer="layout" svg:width="1.234cm" svg:height="1.234cm" svg:x="3.539cm" svg:y="8.104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Callout 1 21" draw:style-name="gr3" draw:text-style-name="P11" draw:layer="layout" svg:width="6.224cm" svg:height="2.564cm" svg:x="14.635cm" svg:y="10.575cm">
          <text:p text:style-name="P10"><text:span text:style-name="T16">Late nodes/links do not slow down the system</text:span></text:p>
          <draw:enhanced-geometry draw:mirror-horizontal="false" draw:mirror-vertical="false" draw:text-areas="0 0 ?f4 ?f7" svg:viewBox="0 0 0 0" draw:type="ooxml-borderCallout1" draw:modifiers="76341 -6149 58528 -70388"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Cross 22" draw:style-name="gr17" draw:text-style-name="P26" draw:layer="layout" svg:width="1.463cm" svg:height="1.463cm" draw:transform="rotate (-0.767944870877505) translate (5.635cm 10.822cm)">
          <text:p text:style-name="P10"/>
          <draw:enhanced-geometry draw:mirror-horizontal="false" draw:mirror-vertical="false" draw:text-areas="?f6 ?f8 ?f7 ?f9" svg:viewBox="0 0 0 0" draw:type="ooxml-plus" draw:modifiers="41656"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Line Callout 1 23" draw:style-name="gr3" draw:text-style-name="P11" draw:layer="layout" svg:width="7.072cm" svg:height="2.564cm" svg:x="9.643cm" svg:y="14.575cm">
          <text:p text:style-name="P10"><text:span text:style-name="T16">Fault tolerance: up to </text:span><text:span text:style-name="T18">nodes can crash</text:span></text:p>
          <draw:enhanced-geometry draw:mirror-horizontal="false" draw:mirror-vertical="false" draw:text-areas="0 0 ?f4 ?f7" svg:viewBox="0 0 0 0" draw:type="ooxml-borderCallout1" draw:modifiers="22902 -7650 -66643 -49164"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Line Callout 1 23" draw:style-name="gr18" draw:text-style-name="P27" draw:layer="layout" svg:width="7.072cm" svg:height="2.564cm" svg:x="9.643cm" svg:y="14.575cm">
          <text:p text:style-name="P13"><text:span text:style-name="T12"> </text:span></text:p>
          <draw:enhanced-geometry draw:mirror-horizontal="false" draw:mirror-vertical="false" draw:text-areas="0 0 ?f4 ?f7" svg:viewBox="0 0 0 0" draw:type="ooxml-borderCallout1" draw:modifiers="22902 -7650 -66643 -49164"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Line Callout 1 24" draw:style-name="gr3" draw:text-style-name="P11" draw:layer="layout" svg:width="7.072cm" svg:height="5.007cm" svg:x="15.106cm" svg:y="4.182cm">
          <text:p text:style-name="P10"><text:span text:style-name="T19">The coordinator can assume all nodes are able to apply the update - no need to receive confirmation from each one</text:span></text:p>
          <draw:enhanced-geometry draw:mirror-horizontal="false" draw:mirror-vertical="false" draw:text-areas="0 0 ?f4 ?f7" svg:viewBox="0 0 0 0" draw:type="ooxml-borderCallout1" draw:modifiers="15075 -6159 40824 -4935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presentation:notes draw:style-name="dp3">
          <draw:page-thumbnail draw:style-name="gr1" draw:layer="layout" svg:width="12.699cm" svg:height="9.524cm" svg:x="3.175cm" svg:y="1.93cm" draw:page-number="11" presentation:class="page"/>
          <draw:frame presentation:style-name="pr9" draw:text-style-name="P12" draw:layer="layout" svg:width="15.239cm" svg:height="11.429cm" svg:x="1.905cm" svg:y="12.065cm" presentation:class="notes" presentation:placeholder="true">
            <draw:text-box/>
          </draw:frame>
        </presentation:notes>
      </draw:page>
      <draw:page draw:name="Update and read requests"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U</text:span><text:span text:style-name="T2">p</text:span><text:span text:style-name="T2">d</text:span><text:span text:style-name="T2">a</text:span><text:span text:style-name="T2">t</text:span><text:span text:style-name="T2">e</text:span><text:span text:style-name="T2"> </text:span><text:span text:style-name="T2">a</text:span><text:span text:style-name="T2">n</text:span><text:span text:style-name="T2">d</text:span><text:span text:style-name="T2"> </text:span><text:span text:style-name="T2">r</text:span><text:span text:style-name="T2">e</text:span><text:span text:style-name="T2">a</text:span><text:span text:style-name="T2">d</text:span><text:span text:style-name="T2"> </text:span><text:span text:style-name="T2">r</text:span><text:span text:style-name="T2">e</text:span><text:span text:style-name="T2">q</text:span><text:span text:style-name="T2">u</text:span><text:span text:style-name="T2">e</text:span><text:span text:style-name="T2">s</text:span><text:span text:style-name="T2">t</text:span><text:span text:style-name="T2">s</text:span></text:p>
          </draw:text-box>
        </draw:frame>
        <draw:frame draw:name="Content Placeholder 2" presentation:style-name="pr5" draw:text-style-name="P7" draw:layer="layout" svg:width="21.07cm" svg:height="10.078cm" svg:x="1.27cm" svg:y="2.815cm" presentation:class="outline" presentation:user-transformed="true">
          <draw:text-box>
            <text:list text:style-name="L2">
              <text:list-item>
                <text:p text:style-name="P5"><text:span text:style-name="T3">In this project, there are 2 types of requests: </text:span><text:span text:style-name="T3">update (write) and read. They can be sent by </text:span><text:span text:style-name="T3">external nodes to any replica in the system.</text:span></text:p>
              </text:list-item>
              <text:list-item>
                <text:p text:style-name="P5"><text:span text:style-name="T3">A </text:span><text:span text:style-name="T10">read REQUEST</text:span><text:span text:style-name="T3"> message is managed by </text:span><text:span text:style-name="T3">the replica receiving it: it replies </text:span><text:span text:style-name="T3">immediately with its local value.</text:span></text:p>
              </text:list-item>
              <text:list-item>
                <text:p text:style-name="P5"><text:span text:style-name="T3">An </text:span><text:span text:style-name="T10">update REQUEST</text:span><text:span text:style-name="T3"> message will be </text:span><text:span text:style-name="T3">forwarded to the coordinator, which will </text:span><text:span text:style-name="T3">initiate the two-phase broadcast.</text:span></text:p>
              </text:list-item>
            </text:list>
          </draw:text-box>
        </draw:frame>
        <draw:frame draw:name="Slide Number Placeholder 3" presentation:style-name="pr18" draw:text-style-name="P8" draw:layer="layout" svg:width="1.692cm" svg:height="1.447cm" svg:x="22.581cm" svg:y="15.928cm" presentation:class="page-number" presentation:user-transformed="true">
          <draw:text-box>
            <text:p/>
          </draw:text-box>
        </draw:frame>
        <draw:custom-shape draw:name="Oval 31" draw:style-name="gr8" draw:text-style-name="P17" draw:layer="layout" svg:width="1.234cm" svg:height="1.234cm" svg:x="10.676cm" svg:y="13.492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2" draw:text-style-name="P22" draw:layer="layout" svg:width="3.163cm" svg:height="0.022cm" svg:x="12.167cm" svg:y="14.005cm">
          <text:p/>
          <draw:enhanced-geometry draw:mirror-horizontal="false" draw:mirror-vertical="false" svg:viewBox="0 0 21600 21600" draw:type="mso-spt32" draw:enhanced-path="M 0 0 L 21600 21600 N"/>
        </draw:custom-shape>
        <draw:custom-shape draw:name="Oval 33" draw:style-name="gr9" draw:text-style-name="P19" draw:layer="layout" svg:width="1.234cm" svg:height="1.234cm" svg:x="15.578cm" svg:y="13.492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10" draw:text-style-name="P20" draw:layer="layout" svg:width="1.234cm" svg:height="1.234cm" svg:x="5.679cm" svg:y="13.399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4" draw:text-style-name="P22" draw:layer="layout" svg:width="3.061cm" svg:height="0.022cm" svg:x="7.241cm" svg:y="14.005cm">
          <text:p/>
          <draw:enhanced-geometry draw:mirror-horizontal="false" draw:mirror-vertical="true" svg:viewBox="0 0 21600 21600" draw:type="mso-spt32" draw:enhanced-path="M 0 0 L 21600 21600 N"/>
        </draw:custom-shape>
        <draw:custom-shape draw:name="Text Box 36" draw:style-name="gr13" draw:text-style-name="P14" draw:layer="layout" svg:width="3.232cm" svg:height="1.435cm" svg:x="7.154cm" svg:y="14.028cm">
          <text:p text:style-name="P13"><text:span text:style-name="T15">UPDATE</text:span></text:p>
          <text:p text:style-name="P13"><text:span text:style-name="T15">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3" draw:text-style-name="P14" draw:layer="layout" svg:width="3.232cm" svg:height="1.435cm" svg:x="12.099cm" svg:y="14.028cm">
          <text:p text:style-name="P13"><text:span text:style-name="T14">UPDATE</text:span></text:p>
          <text:p text:style-name="P13"><text:span text:style-name="T14">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12" presentation:class="page"/>
          <draw:frame presentation:style-name="pr9" draw:text-style-name="P12" draw:layer="layout" svg:width="15.239cm" svg:height="11.429cm" svg:x="1.905cm" svg:y="12.065cm" presentation:class="notes" presentation:placeholder="true">
            <draw:text-box/>
          </draw:frame>
        </presentation:notes>
      </draw:page>
      <draw:page draw:name="Node failure"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N</text:span><text:span text:style-name="T2">o</text:span><text:span text:style-name="T2">d</text:span><text:span text:style-name="T2">e</text:span><text:span text:style-name="T2"> </text:span><text:span text:style-name="T2">f</text:span><text:span text:style-name="T2">a</text:span><text:span text:style-name="T2">i</text:span><text:span text:style-name="T2">l</text:span><text:span text:style-name="T2">u</text:span><text:span text:style-name="T2">r</text:span><text:span text:style-name="T2">e</text:span></text:p>
          </draw:text-box>
        </draw:frame>
        <draw:frame draw:name="Content Placeholder 2" presentation:style-name="pr5" draw:text-style-name="P7" draw:layer="layout" svg:width="21.07cm" svg:height="13.385cm" svg:x="1.27cm" svg:y="2.817cm" presentation:class="outline" presentation:user-transformed="true">
          <draw:text-box>
            <text:list text:style-name="L2">
              <text:list-item>
                <text:p text:style-name="P5"><text:span text:style-name="T3">Any node, including the coordinator, can </text:span><text:span text:style-name="T3">crash at any time.</text:span></text:p>
              </text:list-item>
              <text:list-item>
                <text:p text:style-name="P5"><text:span text:style-name="T3">Nodes detect a crashed coordinator by </text:span><text:span text:style-name="T3">means of timeouts.</text:span></text:p>
              </text:list-item>
            </text:list>
            <text:list text:style-name="L3">
              <text:list-item>
                <text:list>
                  <text:list-item>
                    <text:p text:style-name="P6"><text:span text:style-name="T6">If the </text:span><text:span text:style-name="T5">WRITEOK</text:span><text:span text:style-name="T6"> message is not received on </text:span><text:span text:style-name="T6">time after the </text:span><text:span text:style-name="T5">UPDATE</text:span><text:span text:style-name="T6">.</text:span></text:p>
                  </text:list-item>
                  <text:list-item>
                    <text:p text:style-name="P6"><text:span text:style-name="T6">If the </text:span><text:span text:style-name="T5">UPDATE</text:span><text:span text:style-name="T6"> message is not received on time </text:span><text:span text:style-name="T6">after forwarding an </text:span><text:span text:style-name="T5">update REQUEST </text:span><text:span text:style-name="T6">to the </text:span><text:span text:style-name="T6">coordinator.</text:span></text:p>
                  </text:list-item>
                  <text:list-item>
                    <text:p text:style-name="P6"><text:span text:style-name="T6">If the coordinator was not heard for too long. </text:span><text:span text:style-name="T6">The coordinator periodically sends a </text:span><text:span text:style-name="T5">HEARTBEAT</text:span><text:span text:style-name="T6">.</text:span></text:p>
                  </text:list-item>
                </text:list>
              </text:list-item>
              <text:list-item>
                <text:p text:style-name="P5"><text:span text:style-name="T3">If the coordinator fails, the remaining nodes </text:span><text:span text:style-name="T3">need to </text:span><text:span text:style-name="T10">elect a new one</text:span><text:span text:style-name="T3">. </text:span></text:p>
              </text:list-item>
            </text:list>
            <text:p text:style-name="P5"><text:span text:style-name="T3"/></text:p>
          </draw:text-box>
        </draw:frame>
        <draw:frame draw:name="Slide Number Placeholder 3" presentation:style-name="pr19" draw:text-style-name="P8" draw:layer="layout" svg:width="1.692cm" svg:height="1.447cm" svg:x="22.581cm" svg:y="15.928cm" presentation:class="page-number" presentation:user-transformed="true">
          <draw:text-box>
            <text:p/>
          </draw:text-box>
        </draw:frame>
        <presentation:notes draw:style-name="dp3">
          <draw:page-thumbnail draw:style-name="gr1" draw:layer="layout" svg:width="12.699cm" svg:height="9.524cm" svg:x="3.175cm" svg:y="1.93cm" draw:page-number="13" presentation:class="page"/>
          <draw:frame presentation:style-name="pr9" draw:text-style-name="P12" draw:layer="layout" svg:width="15.239cm" svg:height="11.429cm" svg:x="1.905cm" svg:y="12.065cm" presentation:class="notes" presentation:placeholder="true">
            <draw:text-box/>
          </draw:frame>
        </presentation:notes>
      </draw:page>
      <draw:page draw:name="Coordinator election"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C</text:span><text:span text:style-name="T2">o</text:span><text:span text:style-name="T2">o</text:span><text:span text:style-name="T2">r</text:span><text:span text:style-name="T2">d</text:span><text:span text:style-name="T2">i</text:span><text:span text:style-name="T2">n</text:span><text:span text:style-name="T2">a</text:span><text:span text:style-name="T2">t</text:span><text:span text:style-name="T2">o</text:span><text:span text:style-name="T2">r</text:span><text:span text:style-name="T2"> </text:span><text:span text:style-name="T2">e</text:span><text:span text:style-name="T2">l</text:span><text:span text:style-name="T2">e</text:span><text:span text:style-name="T2">c</text:span><text:span text:style-name="T2">t</text:span><text:span text:style-name="T2">i</text:span><text:span text:style-name="T2">o</text:span><text:span text:style-name="T2">n</text:span></text:p>
          </draw:text-box>
        </draw:frame>
        <draw:line draw:name="Straight Connector 5" draw:style-name="gr19" draw:text-style-name="P21" draw:layer="layout" svg:x1="8.72cm" svg:y1="9.241cm" svg:x2="11.694cm" svg:y2="6.999cm">
          <text:p/>
        </draw:line>
        <draw:frame draw:name="Content Placeholder 2" presentation:style-name="pr5" draw:text-style-name="P7" draw:layer="layout" svg:width="21.07cm" svg:height="3.423cm" svg:x="1.27cm" svg:y="2.817cm" presentation:class="outline" presentation:user-transformed="true">
          <draw:text-box>
            <text:list text:style-name="L2">
              <text:list-item>
                <text:p text:style-name="P5"><text:span text:style-name="T3">We will use a leader election protocol based </text:span><text:span text:style-name="T3">on a ring topology, defined by unique IDs of </text:span><text:span text:style-name="T3">replicas.</text:span></text:p>
              </text:list-item>
            </text:list>
            <text:p text:style-name="P5"><text:span text:style-name="T3"/></text:p>
          </draw:text-box>
        </draw:frame>
        <draw:frame draw:name="Slide Number Placeholder 3" presentation:style-name="pr20" draw:text-style-name="P8" draw:layer="layout" svg:width="1.692cm" svg:height="1.447cm" svg:x="22.581cm" svg:y="15.928cm" presentation:class="page-number" presentation:user-transformed="true">
          <draw:text-box>
            <text:p/>
          </draw:text-box>
        </draw:frame>
        <draw:line draw:name="Straight Connector 7" draw:style-name="gr19" draw:text-style-name="P21" draw:layer="layout" svg:x1="15.095cm" svg:y1="9.313cm" svg:x2="11.742cm" svg:y2="7.022cm">
          <text:p/>
        </draw:line>
        <draw:line draw:name="Straight Connector 10" draw:style-name="gr19" draw:text-style-name="P21" draw:layer="layout" svg:x1="13.867cm" svg:y1="12.475cm" svg:x2="10.184cm" svg:y2="12.451cm">
          <text:p/>
        </draw:line>
        <draw:line draw:name="Straight Connector 15" draw:style-name="gr19" draw:text-style-name="P21" draw:layer="layout" svg:x1="15.07cm" svg:y1="9.265cm" svg:x2="13.867cm" svg:y2="12.475cm">
          <text:p/>
        </draw:line>
        <draw:line draw:name="Straight Connector 18" draw:style-name="gr19" draw:text-style-name="P21" draw:layer="layout" svg:x1="10.184cm" svg:y1="12.475cm" svg:x2="8.745cm" svg:y2="9.241cm">
          <text:p/>
        </draw:line>
        <draw:custom-shape draw:name="Explosion 1 69" draw:style-name="gr20" draw:text-style-name="P28" draw:layer="layout" svg:width="2.964cm" svg:height="2.273cm" draw:transform="rotate (0.114668131856027) translate (11.43cm 5.61cm)">
          <text:p text:style-name="P10"><text:span text:style-name="T20">time</text:span></text:p>
          <text:p text:style-name="P10"><text:span text:style-name="T20">out</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line draw:name="Straight Connector 20" draw:style-name="gr19" draw:text-style-name="P21" draw:layer="layout" svg:x1="10.184cm" svg:y1="12.475cm" svg:x2="8.745cm" svg:y2="9.241cm">
          <text:p/>
        </draw:line>
        <draw:line draw:name="Straight Connector 22" draw:style-name="gr19" draw:text-style-name="P21" draw:layer="layout" svg:x1="10.184cm" svg:y1="12.475cm" svg:x2="8.745cm" svg:y2="9.241cm">
          <text:p/>
        </draw:line>
        <draw:custom-shape draw:name="Oval 64" draw:style-name="gr8" draw:text-style-name="P17" draw:layer="layout" svg:width="1.234cm" svg:height="1.234cm" svg:x="11.128cm" svg:y="6.336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9" draw:text-style-name="P19" draw:layer="layout" svg:width="1.234cm" svg:height="1.234cm" svg:x="8.067cm" svg:y="8.672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8" draw:text-style-name="P17" draw:layer="layout" svg:width="1.234cm" svg:height="1.234cm" svg:x="9.561cm" svg:y="11.80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8" draw:text-style-name="P17" draw:layer="layout" svg:width="1.234cm" svg:height="1.234cm" svg:x="13.214cm" svg:y="11.80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2" draw:style-name="gr11" draw:text-style-name="P21" draw:layer="layout" svg:width="1.243cm" svg:height="1.243cm" svg:x="14.45cm" svg:y="8.662cm">
          <draw:image xlink:href="Pictures/100002010000002F0000002F2EC35E96968BCA2E.png" xlink:type="simple" xlink:show="embed" xlink:actuate="onLoad">
            <text:p/>
          </draw:image>
        </draw:frame>
        <draw:custom-shape draw:name="Text Box 31" draw:style-name="gr13" draw:text-style-name="P14" draw:layer="layout" svg:width="0.872cm" svg:height="1.013cm" svg:x="7.045cm" svg:y="8.772cm">
          <text:p text:style-name="P13"><text:span text:style-name="T1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4" draw:layer="layout" svg:width="0.872cm" svg:height="1.013cm" svg:x="10.185cm" svg:y="6.336cm">
          <text:p text:style-name="P13"><text:span text:style-name="T1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13" draw:text-style-name="P14" draw:layer="layout" svg:width="0.872cm" svg:height="1.013cm" svg:x="15.693cm" svg:y="8.777cm">
          <text:p text:style-name="P13"><text:span text:style-name="T1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13" draw:text-style-name="P14" draw:layer="layout" svg:width="0.872cm" svg:height="1.013cm" svg:x="14.635cm" svg:y="11.913cm">
          <text:p text:style-name="P13"><text:span text:style-name="T1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3" draw:text-style-name="P14" draw:layer="layout" svg:width="0.872cm" svg:height="1.013cm" svg:x="8.43cm" svg:y="11.913cm">
          <text:p text:style-name="P13"><text:span text:style-name="T1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 draw:text-style-name="P7" draw:layer="layout" svg:width="21.07cm" svg:height="3.423cm" svg:x="1.27cm" svg:y="13.792cm">
          <text:list text:style-name="L4">
            <text:list-item>
              <text:p text:style-name="P9"><text:span text:style-name="T3">When a replica detects a crashed coordinator, it begins the election by sending the </text:span><text:span text:style-name="T10">ELECTION</text:span><text:span text:style-name="T3"> message to the next participant in the r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0" draw:style-name="gr12" draw:text-style-name="P22" draw:layer="layout" svg:width="2.266cm" svg:height="1.486cm" svg:x="11.979cm" svg:y="7.835cm">
          <text:p/>
          <draw:enhanced-geometry draw:mirror-horizontal="false" draw:mirror-vertical="false" svg:viewBox="0 0 21600 21600" draw:type="mso-spt32" draw:enhanced-path="M 0 0 L 21600 21600 N"/>
        </draw:custom-shape>
        <draw:custom-shape draw:name="Text Box 41" draw:style-name="gr13" draw:text-style-name="P14" draw:layer="layout" svg:width="3.571cm" svg:height="0.843cm" draw:transform="rotate (-0.593411945678072) translate (11.458cm 7.722cm)">
          <text:p text:style-name="P13"><text:span text:style-name="T14">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14" presentation:class="page"/>
          <draw:frame presentation:style-name="pr9" draw:text-style-name="P12" draw:layer="layout" svg:width="15.239cm" svg:height="11.429cm" svg:x="1.905cm" svg:y="12.065cm" presentation:class="notes" presentation:placeholder="true">
            <draw:text-box/>
          </draw:frame>
        </presentation:notes>
      </draw:page>
      <draw:page draw:name="Coordinator election: most recent update" draw:style-name="dp1" draw:master-page-name="Title_20_and_20_Content" presentation:presentation-page-layout-name="AL2T11">
        <draw:frame draw:name="Title 1" presentation:style-name="pr4" draw:text-style-name="P2" draw:layer="layout" svg:width="21.309cm" svg:height="1.408cm" svg:x="1.27cm" svg:y="0.764cm" presentation:class="title" presentation:user-transformed="true">
          <draw:text-box>
            <text:p text:style-name="P1"><text:span text:style-name="T2">C</text:span><text:span text:style-name="T2">o</text:span><text:span text:style-name="T2">o</text:span><text:span text:style-name="T2">r</text:span><text:span text:style-name="T2">d</text:span><text:span text:style-name="T2">i</text:span><text:span text:style-name="T2">n</text:span><text:span text:style-name="T2">a</text:span><text:span text:style-name="T2">t</text:span><text:span text:style-name="T2">o</text:span><text:span text:style-name="T2">r</text:span><text:span text:style-name="T2"> </text:span><text:span text:style-name="T2">e</text:span><text:span text:style-name="T2">l</text:span><text:span text:style-name="T2">e</text:span><text:span text:style-name="T2">c</text:span><text:span text:style-name="T2">t</text:span><text:span text:style-name="T2">i</text:span><text:span text:style-name="T2">o</text:span><text:span text:style-name="T2">n</text:span><text:span text:style-name="T2">: </text:span><text:span text:style-name="T2">m</text:span><text:span text:style-name="T2">o</text:span><text:span text:style-name="T2">s</text:span><text:span text:style-name="T2">t</text:span><text:span text:style-name="T2"> </text:span><text:span text:style-name="T2">r</text:span><text:span text:style-name="T2">e</text:span><text:span text:style-name="T2">c</text:span><text:span text:style-name="T2">e</text:span><text:span text:style-name="T2">n</text:span><text:span text:style-name="T2">t</text:span><text:span text:style-name="T2"> </text:span><text:span text:style-name="T2">u</text:span><text:span text:style-name="T2">p</text:span><text:span text:style-name="T2">d</text:span><text:span text:style-name="T2">a</text:span><text:span text:style-name="T2">t</text:span><text:span text:style-name="T2">e</text:span></text:p>
          </draw:text-box>
        </draw:frame>
        <draw:line draw:name="Straight Connector 5" draw:style-name="gr19" draw:text-style-name="P21" draw:layer="layout" svg:x1="14.178cm" svg:y1="9.676cm" svg:x2="17.152cm" svg:y2="7.434cm">
          <text:p/>
        </draw:line>
        <draw:frame draw:name="Content Placeholder 2" presentation:style-name="pr5" draw:text-style-name="P7" draw:layer="layout" svg:width="21.07cm" svg:height="3.423cm" svg:x="1.27cm" svg:y="2.817cm" presentation:class="outline" presentation:user-transformed="true">
          <draw:text-box>
            <text:list text:style-name="L2">
              <text:list-item>
                <text:p text:style-name="P5"><text:span text:style-name="T3">The goal of this election protocol is to find </text:span><text:span text:style-name="T3">the best candidate to take the role of </text:span><text:span text:style-name="T3">coordinator. The best candidate is the </text:span><text:span text:style-name="T3">replica that knows the most recent update in </text:span><text:span text:style-name="T3">the system.</text:span></text:p>
              </text:list-item>
            </text:list>
          </draw:text-box>
        </draw:frame>
        <draw:frame draw:name="Slide Number Placeholder 3" presentation:style-name="pr21" draw:text-style-name="P8" draw:layer="layout" svg:width="1.692cm" svg:height="1.447cm" svg:x="22.581cm" svg:y="15.928cm" presentation:class="page-number" presentation:user-transformed="true">
          <draw:text-box>
            <text:p/>
          </draw:text-box>
        </draw:frame>
        <draw:line draw:name="Straight Connector 7" draw:style-name="gr19" draw:text-style-name="P21" draw:layer="layout" svg:x1="20.552cm" svg:y1="9.749cm" svg:x2="17.199cm" svg:y2="7.457cm">
          <text:p/>
        </draw:line>
        <draw:line draw:name="Straight Connector 10" draw:style-name="gr19" draw:text-style-name="P21" draw:layer="layout" svg:x1="19.325cm" svg:y1="12.911cm" svg:x2="15.642cm" svg:y2="12.886cm">
          <text:p/>
        </draw:line>
        <draw:line draw:name="Straight Connector 15" draw:style-name="gr19" draw:text-style-name="P21" draw:layer="layout" svg:x1="20.528cm" svg:y1="9.701cm" svg:x2="19.325cm" svg:y2="12.911cm">
          <text:p/>
        </draw:line>
        <draw:line draw:name="Straight Connector 18" draw:style-name="gr19" draw:text-style-name="P21" draw:layer="layout" svg:x1="15.642cm" svg:y1="12.911cm" svg:x2="14.202cm" svg:y2="9.676cm">
          <text:p/>
        </draw:line>
        <draw:custom-shape draw:name="Explosion 1 69" draw:style-name="gr20" draw:text-style-name="P28" draw:layer="layout" svg:width="2.964cm" svg:height="2.273cm" draw:transform="rotate (0.114668131856027) translate (16.887cm 6.045cm)">
          <text:p text:style-name="P10"><text:span text:style-name="T20">time</text:span></text:p>
          <text:p text:style-name="P10"><text:span text:style-name="T20">out</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line draw:name="Straight Connector 20" draw:style-name="gr19" draw:text-style-name="P21" draw:layer="layout" svg:x1="15.642cm" svg:y1="12.911cm" svg:x2="14.202cm" svg:y2="9.676cm">
          <text:p/>
        </draw:line>
        <draw:line draw:name="Straight Connector 22" draw:style-name="gr19" draw:text-style-name="P21" draw:layer="layout" svg:x1="15.642cm" svg:y1="12.911cm" svg:x2="14.202cm" svg:y2="9.676cm">
          <text:p/>
        </draw:line>
        <draw:custom-shape draw:name="Oval 64" draw:style-name="gr8" draw:text-style-name="P17" draw:layer="layout" svg:width="1.234cm" svg:height="1.234cm" svg:x="16.585cm" svg:y="6.772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9" draw:text-style-name="P19" draw:layer="layout" svg:width="1.234cm" svg:height="1.234cm" svg:x="13.525cm" svg:y="9.107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8" draw:text-style-name="P17" draw:layer="layout" svg:width="1.234cm" svg:height="1.234cm" svg:x="15.019cm" svg:y="12.244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8" draw:text-style-name="P17" draw:layer="layout" svg:width="1.234cm" svg:height="1.234cm" svg:x="18.672cm" svg:y="12.244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2" draw:style-name="gr11" draw:text-style-name="P21" draw:layer="layout" svg:width="1.243cm" svg:height="1.243cm" svg:x="19.907cm" svg:y="9.098cm">
          <draw:image xlink:href="Pictures/100002010000002F0000002F2EC35E96968BCA2E.png" xlink:type="simple" xlink:show="embed" xlink:actuate="onLoad">
            <text:p/>
          </draw:image>
        </draw:frame>
        <draw:custom-shape draw:name="Text Box 31" draw:style-name="gr13" draw:text-style-name="P14" draw:layer="layout" svg:width="0.872cm" svg:height="1.013cm" svg:x="12.502cm" svg:y="9.208cm">
          <text:p text:style-name="P13"><text:span text:style-name="T1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4" draw:layer="layout" svg:width="0.872cm" svg:height="1.013cm" svg:x="15.642cm" svg:y="6.772cm">
          <text:p text:style-name="P13"><text:span text:style-name="T1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13" draw:text-style-name="P14" draw:layer="layout" svg:width="0.872cm" svg:height="1.013cm" svg:x="21.151cm" svg:y="9.213cm">
          <text:p text:style-name="P13"><text:span text:style-name="T1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13" draw:text-style-name="P14" draw:layer="layout" svg:width="0.872cm" svg:height="1.013cm" svg:x="20.092cm" svg:y="12.349cm">
          <text:p text:style-name="P13"><text:span text:style-name="T1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3" draw:text-style-name="P14" draw:layer="layout" svg:width="0.872cm" svg:height="1.013cm" svg:x="13.887cm" svg:y="12.349cm">
          <text:p text:style-name="P13"><text:span text:style-name="T1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7" draw:layer="layout" svg:width="11.022cm" svg:height="10.785cm" svg:x="1.27cm" svg:y="6.241cm">
          <text:list text:style-name="L4">
            <text:list-item>
              <text:p text:style-name="P9"><text:span text:style-name="T21">To achieve this, the information about the last update (associated to the node ID) should be appended to the </text:span><text:span text:style-name="T22">ELECTION</text:span><text:span text:style-name="T21"> message. Eventually, nodes will be able to compare all candidates in </text:span><text:span text:style-name="T22">ELECTION</text:span><text:span text:style-name="T21">, and decide the winner. If there are ties, use the ID to disambiguate</text:span><text:span text:style-name="T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0" draw:style-name="gr12" draw:text-style-name="P22" draw:layer="layout" svg:width="2.266cm" svg:height="1.486cm" svg:x="17.436cm" svg:y="8.271cm">
          <text:p/>
          <draw:enhanced-geometry draw:mirror-horizontal="false" draw:mirror-vertical="false" svg:viewBox="0 0 21600 21600" draw:type="mso-spt32" draw:enhanced-path="M 0 0 L 21600 21600 N"/>
        </draw:custom-shape>
        <draw:custom-shape draw:name="Text Box 41" draw:style-name="gr13" draw:text-style-name="P14" draw:layer="layout" svg:width="3.571cm" svg:height="0.843cm" draw:transform="rotate (-0.593411945678072) translate (16.916cm 8.158cm)">
          <text:p text:style-name="P13"><text:span text:style-name="T14">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15" presentation:class="page"/>
          <draw:frame presentation:style-name="pr9" draw:text-style-name="P12" draw:layer="layout" svg:width="15.239cm" svg:height="11.429cm" svg:x="1.905cm" svg:y="12.065cm" presentation:class="notes" presentation:placeholder="true">
            <draw:text-box/>
          </draw:frame>
        </presentation:notes>
      </draw:page>
      <draw:page draw:name="Coordinator election"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C</text:span><text:span text:style-name="T2">o</text:span><text:span text:style-name="T2">o</text:span><text:span text:style-name="T2">r</text:span><text:span text:style-name="T2">d</text:span><text:span text:style-name="T2">i</text:span><text:span text:style-name="T2">n</text:span><text:span text:style-name="T2">a</text:span><text:span text:style-name="T2">t</text:span><text:span text:style-name="T2">o</text:span><text:span text:style-name="T2">r</text:span><text:span text:style-name="T2"> </text:span><text:span text:style-name="T2">e</text:span><text:span text:style-name="T2">l</text:span><text:span text:style-name="T2">e</text:span><text:span text:style-name="T2">c</text:span><text:span text:style-name="T2">t</text:span><text:span text:style-name="T2">i</text:span><text:span text:style-name="T2">o</text:span><text:span text:style-name="T2">n</text:span></text:p>
          </draw:text-box>
        </draw:frame>
        <draw:line draw:name="Straight Connector 5" draw:style-name="gr19" draw:text-style-name="P21" draw:layer="layout" svg:x1="3.196cm" svg:y1="8.484cm" svg:x2="6.17cm" svg:y2="6.242cm">
          <text:p/>
        </draw:line>
        <draw:frame draw:name="Content Placeholder 2" presentation:style-name="pr5" draw:text-style-name="P7" draw:layer="layout" svg:width="21.663cm" svg:height="3.423cm" svg:x="1.27cm" svg:y="2.817cm" presentation:class="outline" presentation:user-transformed="true">
          <draw:text-box>
            <text:list text:style-name="L2">
              <text:list-item>
                <text:p text:style-name="P5"><text:span text:style-name="T21">In the ring algorithm, the </text:span><text:span text:style-name="T22">ELECTION</text:span><text:span text:style-name="T21"> message is </text:span><text:span text:style-name="T21">repropagated until a coordinator candidate is </text:span><text:span text:style-name="T21">found.</text:span></text:p>
              </text:list-item>
            </text:list>
          </draw:text-box>
        </draw:frame>
        <draw:frame draw:name="Slide Number Placeholder 3" presentation:style-name="pr22" draw:text-style-name="P8" draw:layer="layout" svg:width="1.692cm" svg:height="1.447cm" svg:x="22.581cm" svg:y="15.928cm" presentation:class="page-number" presentation:user-transformed="true">
          <draw:text-box>
            <text:p/>
          </draw:text-box>
        </draw:frame>
        <draw:line draw:name="Straight Connector 7" draw:style-name="gr19" draw:text-style-name="P21" draw:layer="layout" svg:x1="9.57cm" svg:y1="8.556cm" svg:x2="6.217cm" svg:y2="6.265cm">
          <text:p/>
        </draw:line>
        <draw:line draw:name="Straight Connector 10" draw:style-name="gr19" draw:text-style-name="P21" draw:layer="layout" svg:x1="8.343cm" svg:y1="11.719cm" svg:x2="4.66cm" svg:y2="11.694cm">
          <text:p/>
        </draw:line>
        <draw:line draw:name="Straight Connector 15" draw:style-name="gr19" draw:text-style-name="P21" draw:layer="layout" svg:x1="9.546cm" svg:y1="8.509cm" svg:x2="8.343cm" svg:y2="11.719cm">
          <text:p/>
        </draw:line>
        <draw:line draw:name="Straight Connector 18" draw:style-name="gr19" draw:text-style-name="P21" draw:layer="layout" svg:x1="4.66cm" svg:y1="11.719cm" svg:x2="3.22cm" svg:y2="8.484cm">
          <text:p/>
        </draw:line>
        <draw:line draw:name="Straight Connector 20" draw:style-name="gr19" draw:text-style-name="P21" draw:layer="layout" svg:x1="4.66cm" svg:y1="11.719cm" svg:x2="3.22cm" svg:y2="8.484cm">
          <text:p/>
        </draw:line>
        <draw:line draw:name="Straight Connector 22" draw:style-name="gr19" draw:text-style-name="P21" draw:layer="layout" svg:x1="4.66cm" svg:y1="11.719cm" svg:x2="3.22cm" svg:y2="8.484cm">
          <text:p/>
        </draw:line>
        <draw:custom-shape draw:name="Oval 64" draw:style-name="gr8" draw:text-style-name="P17" draw:layer="layout" svg:width="1.234cm" svg:height="1.234cm" svg:x="5.603cm" svg:y="5.5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9" draw:text-style-name="P19" draw:layer="layout" svg:width="1.234cm" svg:height="1.234cm" svg:x="2.543cm" svg:y="7.915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8" draw:text-style-name="P17" draw:layer="layout" svg:width="1.234cm" svg:height="1.234cm" svg:x="4.037cm" svg:y="11.0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8" draw:text-style-name="P17" draw:layer="layout" svg:width="1.234cm" svg:height="1.234cm" svg:x="7.69cm" svg:y="11.0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2" draw:style-name="gr11" draw:text-style-name="P21" draw:layer="layout" svg:width="1.243cm" svg:height="1.243cm" svg:x="8.925cm" svg:y="7.906cm">
          <draw:image xlink:href="Pictures/100002010000002F0000002F2EC35E96968BCA2E.png" xlink:type="simple" xlink:show="embed" xlink:actuate="onLoad">
            <text:p/>
          </draw:image>
        </draw:frame>
        <draw:custom-shape draw:name="Text Box 31" draw:style-name="gr13" draw:text-style-name="P14" draw:layer="layout" svg:width="0.872cm" svg:height="1.013cm" svg:x="1.52cm" svg:y="8.015cm">
          <text:p text:style-name="P13"><text:span text:style-name="T1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4" draw:layer="layout" svg:width="0.872cm" svg:height="1.013cm" svg:x="4.66cm" svg:y="5.579cm">
          <text:p text:style-name="P13"><text:span text:style-name="T1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13" draw:text-style-name="P14" draw:layer="layout" svg:width="0.872cm" svg:height="1.013cm" svg:x="10.169cm" svg:y="8.02cm">
          <text:p text:style-name="P13"><text:span text:style-name="T1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13" draw:text-style-name="P14" draw:layer="layout" svg:width="0.872cm" svg:height="1.013cm" svg:x="9.11cm" svg:y="11.157cm">
          <text:p text:style-name="P13"><text:span text:style-name="T1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3" draw:text-style-name="P14" draw:layer="layout" svg:width="0.872cm" svg:height="1.013cm" svg:x="2.905cm" svg:y="11.157cm">
          <text:p text:style-name="P13"><text:span text:style-name="T1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0" draw:style-name="gr12" draw:text-style-name="P22" draw:layer="layout" svg:width="2.266cm" svg:height="1.486cm" svg:x="6.484cm" svg:y="6.932cm">
          <text:p/>
          <draw:enhanced-geometry draw:mirror-horizontal="false" draw:mirror-vertical="false" svg:viewBox="0 0 21600 21600" draw:type="mso-spt32" draw:enhanced-path="M 0 0 L 21600 21600 N"/>
        </draw:custom-shape>
        <draw:custom-shape draw:name="Straight Arrow Connector 6" draw:style-name="gr14" draw:text-style-name="P22" draw:layer="layout" svg:width="2.052cm" svg:height="1.345cm" svg:x="7.075cm" svg:y="6.433cm">
          <text:p/>
          <draw:enhanced-geometry draw:mirror-horizontal="true" draw:mirror-vertical="true" svg:viewBox="0 0 21600 21600" draw:type="mso-spt32" draw:enhanced-path="M 0 0 L 21600 21600 N"/>
        </draw:custom-shape>
        <draw:custom-shape draw:name="Text Box 9" draw:style-name="gr13" draw:text-style-name="P14" draw:layer="layout" svg:width="3.571cm" svg:height="0.758cm" draw:transform="rotate (-0.593411945678072) translate (6.351cm 6.814cm)">
          <text:p text:style-name="P13"><text:span text:style-name="T23">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3" draw:text-style-name="P14" draw:layer="layout" svg:width="1.675cm" svg:height="0.843cm" draw:transform="rotate (-0.593411945678072) translate (7.852cm 5.93cm)">
          <text:p text:style-name="P13"><text:span text:style-name="T15">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ross 17" draw:style-name="gr17" draw:text-style-name="P26" draw:layer="layout" svg:width="1.463cm" svg:height="1.463cm" draw:transform="rotate (-0.767944870877505) translate (3.143cm 7.574cm)">
          <text:p text:style-name="P10"/>
          <draw:enhanced-geometry draw:mirror-horizontal="false" draw:mirror-vertical="false" draw:text-areas="?f6 ?f8 ?f7 ?f9" svg:viewBox="0 0 0 0" draw:type="ooxml-plus" draw:modifiers="41656"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Straight Arrow Connector 21" draw:style-name="gr12" draw:text-style-name="P22" draw:layer="layout" svg:width="0.518cm" svg:height="1.486cm" svg:x="8.343cm" svg:y="9.038cm">
          <text:p/>
          <draw:enhanced-geometry draw:mirror-horizontal="true" draw:mirror-vertical="false" svg:viewBox="0 0 21600 21600" draw:type="mso-spt32" draw:enhanced-path="M 0 0 L 21600 21600 N"/>
        </draw:custom-shape>
        <draw:custom-shape draw:name="Straight Arrow Connector 24" draw:style-name="gr14" draw:text-style-name="P22" draw:layer="layout" svg:width="0.447cm" svg:height="1.415cm" svg:x="9.098cm" svg:y="9.405cm">
          <text:p/>
          <draw:enhanced-geometry draw:mirror-horizontal="false" draw:mirror-vertical="true" svg:viewBox="0 0 21600 21600" draw:type="mso-spt32" draw:enhanced-path="M 0 0 L 21600 21600 N"/>
        </draw:custom-shape>
        <draw:custom-shape draw:name="Straight Arrow Connector 26" draw:style-name="gr12" draw:text-style-name="P22" draw:layer="layout" svg:width="1.865cm" svg:height="0.025cm" svg:x="5.531cm" svg:y="11.347cm">
          <text:p/>
          <draw:enhanced-geometry draw:mirror-horizontal="true" draw:mirror-vertical="true" svg:viewBox="0 0 21600 21600" draw:type="mso-spt32" draw:enhanced-path="M 0 0 L 21600 21600 N"/>
        </draw:custom-shape>
        <draw:custom-shape draw:name="Straight Arrow Connector 28" draw:style-name="gr14" draw:text-style-name="P22" draw:layer="layout" svg:width="1.818cm" svg:height="0.011cm" svg:x="5.604cm" svg:y="12.051cm">
          <text:p/>
          <draw:enhanced-geometry draw:mirror-horizontal="false" draw:mirror-vertical="true" svg:viewBox="0 0 21600 21600" draw:type="mso-spt32" draw:enhanced-path="M 0 0 L 21600 21600 N"/>
        </draw:custom-shape>
        <draw:custom-shape draw:name="Straight Arrow Connector 30" draw:style-name="gr12" draw:text-style-name="P22" draw:layer="layout" svg:width="0.99cm" svg:height="3.871cm" svg:x="4.874cm" svg:y="6.935cm">
          <text:p/>
          <draw:enhanced-geometry draw:mirror-horizontal="false" draw:mirror-vertical="true" svg:viewBox="0 0 21600 21600" draw:type="mso-spt32" draw:enhanced-path="M 0 0 L 21600 21600 N"/>
        </draw:custom-shape>
        <draw:custom-shape draw:name="Straight Arrow Connector 32" draw:style-name="gr14" draw:text-style-name="P22" draw:layer="layout" svg:width="0.92cm" svg:height="3.775cm" svg:x="4.614cm" svg:y="6.914cm">
          <text:p/>
          <draw:enhanced-geometry draw:mirror-horizontal="true" draw:mirror-vertical="false" svg:viewBox="0 0 21600 21600" draw:type="mso-spt32" draw:enhanced-path="M 0 0 L 21600 21600 N"/>
        </draw:custom-shape>
        <draw:custom-shape draw:name="Content Placeholder 2" draw:style-name="gr2" draw:text-style-name="P7" xml:id="id10" draw:id="id10" draw:layer="layout" svg:width="12.505cm" svg:height="7.309cm" svg:x="11.042cm" svg:y="5.579cm">
          <text:list text:style-name="L4">
            <text:list-item>
              <text:p text:style-name="P9"><text:span text:style-name="T21">Upon the reception of </text:span><text:span text:style-name="T22">ELECTION</text:span><text:span text:style-name="T21">, if the node was not participating in the election yet, it will add its information about the most recent update, forward to the next node and then </text:span><text:span text:style-name="T22">ACK </text:span><text:span text:style-name="T21">the sende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 draw:text-style-name="P7" xml:id="id11" draw:id="id11" draw:layer="layout" svg:width="20.033cm" svg:height="4.359cm" svg:x="1.27cm" svg:y="13.741cm">
          <text:list text:style-name="L4">
            <text:list-item>
              <text:p text:style-name="P9"><text:span text:style-name="T21">If the node was already participating in the election (i.e., already forwarded at least once), it will forward only if it would lose the election based on the information found in the </text:span><text:span text:style-name="T22">ELECTION</text:span><text:span text:style-name="T21"> mess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3">
          <draw:page-thumbnail draw:style-name="gr1" draw:layer="layout" svg:width="12.699cm" svg:height="9.524cm" svg:x="3.175cm" svg:y="1.93cm" draw:page-number="16" presentation:class="page"/>
          <draw:frame presentation:style-name="pr9" draw:text-style-name="P12" draw:layer="layout" svg:width="15.239cm" svg:height="11.429cm" svg:x="1.905cm" svg:y="12.065cm" presentation:class="notes" presentation:placeholder="true">
            <draw:text-box/>
          </draw:frame>
        </presentation:notes>
      </draw:page>
      <draw:page draw:name="Coordinator election"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C</text:span><text:span text:style-name="T2">o</text:span><text:span text:style-name="T2">o</text:span><text:span text:style-name="T2">r</text:span><text:span text:style-name="T2">d</text:span><text:span text:style-name="T2">i</text:span><text:span text:style-name="T2">n</text:span><text:span text:style-name="T2">a</text:span><text:span text:style-name="T2">t</text:span><text:span text:style-name="T2">o</text:span><text:span text:style-name="T2">r</text:span><text:span text:style-name="T2"> </text:span><text:span text:style-name="T2">e</text:span><text:span text:style-name="T2">l</text:span><text:span text:style-name="T2">e</text:span><text:span text:style-name="T2">c</text:span><text:span text:style-name="T2">t</text:span><text:span text:style-name="T2">i</text:span><text:span text:style-name="T2">o</text:span><text:span text:style-name="T2">n</text:span></text:p>
          </draw:text-box>
        </draw:frame>
        <draw:line draw:name="Straight Connector 5" draw:style-name="gr19" draw:text-style-name="P21" draw:layer="layout" svg:x1="3.196cm" svg:y1="8.484cm" svg:x2="6.17cm" svg:y2="6.242cm">
          <text:p/>
        </draw:line>
        <draw:frame draw:name="Content Placeholder 2" presentation:style-name="pr5" draw:text-style-name="P7" draw:layer="layout" svg:width="21.663cm" svg:height="3.423cm" svg:x="1.27cm" svg:y="2.817cm" presentation:class="outline" presentation:user-transformed="true">
          <draw:text-box>
            <text:list text:style-name="L2">
              <text:list-item>
                <text:p text:style-name="P5"><text:span text:style-name="T21">Eventually, a node will receive an </text:span><text:span text:style-name="T22">ELECTION</text:span><text:span text:style-name="T21"> </text:span><text:span text:style-name="T21">message that already contains itself.</text:span></text:p>
              </text:list-item>
            </text:list>
          </draw:text-box>
        </draw:frame>
        <draw:frame draw:name="Slide Number Placeholder 3" presentation:style-name="pr23" draw:text-style-name="P8" draw:layer="layout" svg:width="1.692cm" svg:height="1.447cm" svg:x="22.581cm" svg:y="15.928cm" presentation:class="page-number" presentation:user-transformed="true">
          <draw:text-box>
            <text:p/>
          </draw:text-box>
        </draw:frame>
        <draw:line draw:name="Straight Connector 7" draw:style-name="gr19" draw:text-style-name="P21" draw:layer="layout" svg:x1="9.57cm" svg:y1="8.556cm" svg:x2="6.217cm" svg:y2="6.265cm">
          <text:p/>
        </draw:line>
        <draw:line draw:name="Straight Connector 10" draw:style-name="gr19" draw:text-style-name="P21" draw:layer="layout" svg:x1="8.343cm" svg:y1="11.719cm" svg:x2="4.66cm" svg:y2="11.694cm">
          <text:p/>
        </draw:line>
        <draw:line draw:name="Straight Connector 15" draw:style-name="gr19" draw:text-style-name="P21" draw:layer="layout" svg:x1="9.546cm" svg:y1="8.509cm" svg:x2="8.343cm" svg:y2="11.719cm">
          <text:p/>
        </draw:line>
        <draw:line draw:name="Straight Connector 18" draw:style-name="gr19" draw:text-style-name="P21" draw:layer="layout" svg:x1="4.66cm" svg:y1="11.719cm" svg:x2="3.22cm" svg:y2="8.484cm">
          <text:p/>
        </draw:line>
        <draw:line draw:name="Straight Connector 20" draw:style-name="gr19" draw:text-style-name="P21" draw:layer="layout" svg:x1="4.66cm" svg:y1="11.719cm" svg:x2="3.22cm" svg:y2="8.484cm">
          <text:p/>
        </draw:line>
        <draw:line draw:name="Straight Connector 22" draw:style-name="gr19" draw:text-style-name="P21" draw:layer="layout" svg:x1="4.66cm" svg:y1="11.719cm" svg:x2="3.22cm" svg:y2="8.484cm">
          <text:p/>
        </draw:line>
        <draw:custom-shape draw:name="Oval 64" draw:style-name="gr8" draw:text-style-name="P17" draw:layer="layout" svg:width="1.234cm" svg:height="1.234cm" svg:x="5.603cm" svg:y="5.5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9" draw:text-style-name="P19" draw:layer="layout" svg:width="1.234cm" svg:height="1.234cm" svg:x="2.543cm" svg:y="7.915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8" draw:text-style-name="P17" draw:layer="layout" svg:width="1.234cm" svg:height="1.234cm" svg:x="4.037cm" svg:y="11.0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8" draw:text-style-name="P17" draw:layer="layout" svg:width="1.234cm" svg:height="1.234cm" svg:x="7.69cm" svg:y="11.0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2" draw:style-name="gr11" draw:text-style-name="P21" draw:layer="layout" svg:width="1.243cm" svg:height="1.243cm" svg:x="8.925cm" svg:y="7.906cm">
          <draw:image xlink:href="Pictures/100002010000002F0000002F2EC35E96968BCA2E.png" xlink:type="simple" xlink:show="embed" xlink:actuate="onLoad">
            <text:p/>
          </draw:image>
        </draw:frame>
        <draw:custom-shape draw:name="Text Box 31" draw:style-name="gr13" draw:text-style-name="P14" draw:layer="layout" svg:width="0.872cm" svg:height="1.013cm" svg:x="1.52cm" svg:y="8.015cm">
          <text:p text:style-name="P13"><text:span text:style-name="T1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4" draw:layer="layout" svg:width="0.872cm" svg:height="1.013cm" svg:x="4.66cm" svg:y="5.579cm">
          <text:p text:style-name="P13"><text:span text:style-name="T1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13" draw:text-style-name="P14" draw:layer="layout" svg:width="0.872cm" svg:height="1.013cm" svg:x="10.169cm" svg:y="8.02cm">
          <text:p text:style-name="P13"><text:span text:style-name="T1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13" draw:text-style-name="P14" draw:layer="layout" svg:width="0.872cm" svg:height="1.013cm" svg:x="9.11cm" svg:y="11.157cm">
          <text:p text:style-name="P13"><text:span text:style-name="T1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3" draw:text-style-name="P14" draw:layer="layout" svg:width="0.872cm" svg:height="1.013cm" svg:x="2.905cm" svg:y="11.157cm">
          <text:p text:style-name="P13"><text:span text:style-name="T1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0" draw:style-name="gr12" draw:text-style-name="P22" draw:layer="layout" svg:width="2.266cm" svg:height="1.486cm" svg:x="6.484cm" svg:y="6.932cm">
          <text:p/>
          <draw:enhanced-geometry draw:mirror-horizontal="false" draw:mirror-vertical="false" svg:viewBox="0 0 21600 21600" draw:type="mso-spt32" draw:enhanced-path="M 0 0 L 21600 21600 N"/>
        </draw:custom-shape>
        <draw:custom-shape draw:name="Straight Arrow Connector 6" draw:style-name="gr14" draw:text-style-name="P22" draw:layer="layout" svg:width="2.052cm" svg:height="1.345cm" svg:x="7.075cm" svg:y="6.433cm">
          <text:p/>
          <draw:enhanced-geometry draw:mirror-horizontal="true" draw:mirror-vertical="true" svg:viewBox="0 0 21600 21600" draw:type="mso-spt32" draw:enhanced-path="M 0 0 L 21600 21600 N"/>
        </draw:custom-shape>
        <draw:custom-shape draw:name="Text Box 9" draw:style-name="gr13" draw:text-style-name="P14" draw:layer="layout" svg:width="3.571cm" svg:height="0.758cm" draw:transform="rotate (-0.593411945678072) translate (6.351cm 6.814cm)">
          <text:p text:style-name="P13"><text:span text:style-name="T23">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3" draw:text-style-name="P14" draw:layer="layout" svg:width="1.675cm" svg:height="0.843cm" draw:transform="rotate (-0.593411945678072) translate (7.852cm 5.93cm)">
          <text:p text:style-name="P13"><text:span text:style-name="T15">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ross 17" draw:style-name="gr17" draw:text-style-name="P26" draw:layer="layout" svg:width="1.463cm" svg:height="1.463cm" draw:transform="rotate (-0.767944870877505) translate (3.143cm 7.574cm)">
          <text:p text:style-name="P10"/>
          <draw:enhanced-geometry draw:mirror-horizontal="false" draw:mirror-vertical="false" draw:text-areas="?f6 ?f8 ?f7 ?f9" svg:viewBox="0 0 0 0" draw:type="ooxml-plus" draw:modifiers="41656"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Straight Arrow Connector 21" draw:style-name="gr12" draw:text-style-name="P22" draw:layer="layout" svg:width="0.518cm" svg:height="1.486cm" svg:x="8.343cm" svg:y="9.038cm">
          <text:p/>
          <draw:enhanced-geometry draw:mirror-horizontal="true" draw:mirror-vertical="false" svg:viewBox="0 0 21600 21600" draw:type="mso-spt32" draw:enhanced-path="M 0 0 L 21600 21600 N"/>
        </draw:custom-shape>
        <draw:custom-shape draw:name="Straight Arrow Connector 24" draw:style-name="gr14" draw:text-style-name="P22" draw:layer="layout" svg:width="0.447cm" svg:height="1.415cm" svg:x="9.098cm" svg:y="9.405cm">
          <text:p/>
          <draw:enhanced-geometry draw:mirror-horizontal="false" draw:mirror-vertical="true" svg:viewBox="0 0 21600 21600" draw:type="mso-spt32" draw:enhanced-path="M 0 0 L 21600 21600 N"/>
        </draw:custom-shape>
        <draw:custom-shape draw:name="Straight Arrow Connector 26" draw:style-name="gr12" draw:text-style-name="P22" draw:layer="layout" svg:width="1.865cm" svg:height="0.025cm" svg:x="5.531cm" svg:y="11.347cm">
          <text:p/>
          <draw:enhanced-geometry draw:mirror-horizontal="true" draw:mirror-vertical="true" svg:viewBox="0 0 21600 21600" draw:type="mso-spt32" draw:enhanced-path="M 0 0 L 21600 21600 N"/>
        </draw:custom-shape>
        <draw:custom-shape draw:name="Straight Arrow Connector 28" draw:style-name="gr14" draw:text-style-name="P22" draw:layer="layout" svg:width="1.818cm" svg:height="0.011cm" svg:x="5.604cm" svg:y="12.051cm">
          <text:p/>
          <draw:enhanced-geometry draw:mirror-horizontal="false" draw:mirror-vertical="true" svg:viewBox="0 0 21600 21600" draw:type="mso-spt32" draw:enhanced-path="M 0 0 L 21600 21600 N"/>
        </draw:custom-shape>
        <draw:custom-shape draw:name="Straight Arrow Connector 30" draw:style-name="gr12" draw:text-style-name="P22" draw:layer="layout" svg:width="0.99cm" svg:height="3.871cm" svg:x="4.874cm" svg:y="6.935cm">
          <text:p/>
          <draw:enhanced-geometry draw:mirror-horizontal="false" draw:mirror-vertical="true" svg:viewBox="0 0 21600 21600" draw:type="mso-spt32" draw:enhanced-path="M 0 0 L 21600 21600 N"/>
        </draw:custom-shape>
        <draw:custom-shape draw:name="Straight Arrow Connector 32" draw:style-name="gr14" draw:text-style-name="P22" draw:layer="layout" svg:width="0.92cm" svg:height="3.775cm" svg:x="4.614cm" svg:y="6.914cm">
          <text:p/>
          <draw:enhanced-geometry draw:mirror-horizontal="true" draw:mirror-vertical="false" svg:viewBox="0 0 21600 21600" draw:type="mso-spt32" draw:enhanced-path="M 0 0 L 21600 21600 N"/>
        </draw:custom-shape>
        <draw:custom-shape draw:name="Content Placeholder 2" draw:style-name="gr2" draw:text-style-name="P7" xml:id="id12" draw:id="id12" draw:layer="layout" svg:width="12.505cm" svg:height="10.346cm" svg:x="11.042cm" svg:y="5.579cm">
          <text:list text:style-name="L4">
            <text:list-item>
              <text:p text:style-name="P9"><text:span text:style-name="T21">If it is the best candidate, it declares to be the winner and sends a </text:span><text:span text:style-name="T22">SYNCHRONIZATION</text:span><text:span text:style-name="T21"> message in broadcast to provide other nodes with all missing updates.</text:span></text:p>
            </text:list-item>
            <text:list-item>
              <text:p text:style-name="P9"><text:span text:style-name="T21">If it is not the best candidate, it will forward the message (at some point, it will reach the winn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1" draw:text-style-name="P24" xml:id="id13" draw:id="id13" draw:layer="layout" svg:width="20.065cm" svg:height="1.775cm" svg:x="1.27cm" svg:y="16.261cm">
          <text:p text:style-name="P13"><text:span text:style-name="T24">Hint 1: make sure that the most recent update does not change while a node is participating in the 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3">
          <draw:page-thumbnail draw:style-name="gr1" draw:layer="layout" svg:width="12.699cm" svg:height="9.524cm" svg:x="3.175cm" svg:y="1.93cm" draw:page-number="17" presentation:class="page"/>
          <draw:frame presentation:style-name="pr9" draw:text-style-name="P12" draw:layer="layout" svg:width="15.239cm" svg:height="11.429cm" svg:x="1.905cm" svg:y="12.065cm" presentation:class="notes" presentation:placeholder="true">
            <draw:text-box/>
          </draw:frame>
        </presentation:notes>
      </draw:page>
      <draw:page draw:name="Coordinator election: crash in the ring"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C</text:span><text:span text:style-name="T2">o</text:span><text:span text:style-name="T2">o</text:span><text:span text:style-name="T2">r</text:span><text:span text:style-name="T2">d</text:span><text:span text:style-name="T2">i</text:span><text:span text:style-name="T2">n</text:span><text:span text:style-name="T2">a</text:span><text:span text:style-name="T2">t</text:span><text:span text:style-name="T2">o</text:span><text:span text:style-name="T2">r</text:span><text:span text:style-name="T2"> </text:span><text:span text:style-name="T2">e</text:span><text:span text:style-name="T2">l</text:span><text:span text:style-name="T2">e</text:span><text:span text:style-name="T2">c</text:span><text:span text:style-name="T2">t</text:span><text:span text:style-name="T2">i</text:span><text:span text:style-name="T2">o</text:span><text:span text:style-name="T2">n</text:span><text:span text:style-name="T2">: </text:span><text:span text:style-name="T2">c</text:span><text:span text:style-name="T2">r</text:span><text:span text:style-name="T2">a</text:span><text:span text:style-name="T2">s</text:span><text:span text:style-name="T2">h</text:span><text:span text:style-name="T2"> </text:span><text:span text:style-name="T2">i</text:span><text:span text:style-name="T2">n</text:span><text:span text:style-name="T2"> </text:span><text:span text:style-name="T2">t</text:span><text:span text:style-name="T2">h</text:span><text:span text:style-name="T2">e</text:span><text:span text:style-name="T2"> </text:span><text:span text:style-name="T2">r</text:span><text:span text:style-name="T2">i</text:span><text:span text:style-name="T2">n</text:span><text:span text:style-name="T2">g</text:span></text:p>
          </draw:text-box>
        </draw:frame>
        <draw:line draw:name="Straight Connector 5" draw:style-name="gr19" draw:text-style-name="P21" draw:layer="layout" svg:x1="3.196cm" svg:y1="8.484cm" svg:x2="6.17cm" svg:y2="6.242cm">
          <text:p/>
        </draw:line>
        <draw:frame draw:name="Content Placeholder 2" presentation:style-name="pr5" draw:text-style-name="P7" draw:layer="layout" svg:width="21.663cm" svg:height="3.423cm" svg:x="1.27cm" svg:y="2.817cm" presentation:class="outline" presentation:user-transformed="true">
          <draw:text-box>
            <text:list text:style-name="L2">
              <text:list-item>
                <text:p text:style-name="P5"><text:span text:style-name="T21">Nodes may crash even during leader election.</text:span></text:p>
              </text:list-item>
            </text:list>
          </draw:text-box>
        </draw:frame>
        <draw:frame draw:name="Slide Number Placeholder 3" presentation:style-name="pr24" draw:text-style-name="P8" draw:layer="layout" svg:width="1.692cm" svg:height="1.447cm" svg:x="22.581cm" svg:y="15.928cm" presentation:class="page-number" presentation:user-transformed="true">
          <draw:text-box>
            <text:p/>
          </draw:text-box>
        </draw:frame>
        <draw:line draw:name="Straight Connector 7" draw:style-name="gr19" draw:text-style-name="P21" draw:layer="layout" svg:x1="9.57cm" svg:y1="8.556cm" svg:x2="6.217cm" svg:y2="6.265cm">
          <text:p/>
        </draw:line>
        <draw:line draw:name="Straight Connector 10" draw:style-name="gr19" draw:text-style-name="P21" draw:layer="layout" svg:x1="8.343cm" svg:y1="11.719cm" svg:x2="4.66cm" svg:y2="11.694cm">
          <text:p/>
        </draw:line>
        <draw:line draw:name="Straight Connector 15" draw:style-name="gr19" draw:text-style-name="P21" draw:layer="layout" svg:x1="9.546cm" svg:y1="8.509cm" svg:x2="8.343cm" svg:y2="11.719cm">
          <text:p/>
        </draw:line>
        <draw:line draw:name="Straight Connector 18" draw:style-name="gr19" draw:text-style-name="P21" draw:layer="layout" svg:x1="4.66cm" svg:y1="11.719cm" svg:x2="3.22cm" svg:y2="8.484cm">
          <text:p/>
        </draw:line>
        <draw:line draw:name="Straight Connector 20" draw:style-name="gr19" draw:text-style-name="P21" draw:layer="layout" svg:x1="4.66cm" svg:y1="11.719cm" svg:x2="3.22cm" svg:y2="8.484cm">
          <text:p/>
        </draw:line>
        <draw:line draw:name="Straight Connector 22" draw:style-name="gr19" draw:text-style-name="P21" draw:layer="layout" svg:x1="4.66cm" svg:y1="11.719cm" svg:x2="3.22cm" svg:y2="8.484cm">
          <text:p/>
        </draw:line>
        <draw:custom-shape draw:name="Oval 64" draw:style-name="gr8" draw:text-style-name="P17" draw:layer="layout" svg:width="1.234cm" svg:height="1.234cm" svg:x="5.603cm" svg:y="5.58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5" draw:style-name="gr9" draw:text-style-name="P19" draw:layer="layout" svg:width="1.234cm" svg:height="1.234cm" svg:x="2.543cm" svg:y="7.915cm">
          <text:p text:style-name="P18"><text:span text:style-name="T1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8" draw:text-style-name="P17" draw:layer="layout" svg:width="1.234cm" svg:height="1.234cm" svg:x="4.037cm" svg:y="11.0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8" draw:text-style-name="P17" draw:layer="layout" svg:width="1.234cm" svg:height="1.234cm" svg:x="7.69cm" svg:y="11.051cm">
          <text:p text:style-name="P1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2" draw:style-name="gr11" draw:text-style-name="P21" draw:layer="layout" svg:width="1.243cm" svg:height="1.243cm" svg:x="8.925cm" svg:y="7.906cm">
          <draw:image xlink:href="Pictures/100002010000002F0000002F2EC35E96968BCA2E.png" xlink:type="simple" xlink:show="embed" xlink:actuate="onLoad">
            <text:p/>
          </draw:image>
        </draw:frame>
        <draw:custom-shape draw:name="Text Box 31" draw:style-name="gr13" draw:text-style-name="P14" draw:layer="layout" svg:width="0.872cm" svg:height="1.013cm" svg:x="1.52cm" svg:y="8.015cm">
          <text:p text:style-name="P13"><text:span text:style-name="T1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4" draw:layer="layout" svg:width="0.872cm" svg:height="1.013cm" svg:x="4.66cm" svg:y="5.579cm">
          <text:p text:style-name="P13"><text:span text:style-name="T1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13" draw:text-style-name="P14" draw:layer="layout" svg:width="0.872cm" svg:height="1.013cm" svg:x="10.169cm" svg:y="8.02cm">
          <text:p text:style-name="P13"><text:span text:style-name="T1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13" draw:text-style-name="P14" draw:layer="layout" svg:width="0.872cm" svg:height="1.013cm" svg:x="9.11cm" svg:y="11.157cm">
          <text:p text:style-name="P13"><text:span text:style-name="T1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3" draw:text-style-name="P14" draw:layer="layout" svg:width="0.872cm" svg:height="1.013cm" svg:x="2.905cm" svg:y="11.157cm">
          <text:p text:style-name="P13"><text:span text:style-name="T1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0" draw:style-name="gr12" draw:text-style-name="P22" draw:layer="layout" svg:width="2.266cm" svg:height="1.486cm" svg:x="6.484cm" svg:y="6.932cm">
          <text:p/>
          <draw:enhanced-geometry draw:mirror-horizontal="false" draw:mirror-vertical="false" svg:viewBox="0 0 21600 21600" draw:type="mso-spt32" draw:enhanced-path="M 0 0 L 21600 21600 N"/>
        </draw:custom-shape>
        <draw:custom-shape draw:name="Straight Arrow Connector 6" draw:style-name="gr14" draw:text-style-name="P22" draw:layer="layout" svg:width="2.052cm" svg:height="1.345cm" svg:x="7.075cm" svg:y="6.433cm">
          <text:p/>
          <draw:enhanced-geometry draw:mirror-horizontal="true" draw:mirror-vertical="true" svg:viewBox="0 0 21600 21600" draw:type="mso-spt32" draw:enhanced-path="M 0 0 L 21600 21600 N"/>
        </draw:custom-shape>
        <draw:custom-shape draw:name="Text Box 9" draw:style-name="gr13" draw:text-style-name="P14" draw:layer="layout" svg:width="3.571cm" svg:height="0.758cm" draw:transform="rotate (-0.593411945678072) translate (6.351cm 6.814cm)">
          <text:p text:style-name="P13"><text:span text:style-name="T23">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3" draw:text-style-name="P14" draw:layer="layout" svg:width="1.675cm" svg:height="0.843cm" draw:transform="rotate (-0.593411945678072) translate (7.852cm 5.93cm)">
          <text:p text:style-name="P13"><text:span text:style-name="T15">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ross 17" draw:style-name="gr17" draw:text-style-name="P26" draw:layer="layout" svg:width="1.463cm" svg:height="1.463cm" draw:transform="rotate (-0.767944870877505) translate (3.143cm 7.574cm)">
          <text:p text:style-name="P10"/>
          <draw:enhanced-geometry draw:mirror-horizontal="false" draw:mirror-vertical="false" draw:text-areas="?f6 ?f8 ?f7 ?f9" svg:viewBox="0 0 0 0" draw:type="ooxml-plus" draw:modifiers="41656"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Straight Arrow Connector 21" draw:style-name="gr12" draw:text-style-name="P22" draw:layer="layout" svg:width="0.518cm" svg:height="1.486cm" svg:x="8.343cm" svg:y="9.038cm">
          <text:p/>
          <draw:enhanced-geometry draw:mirror-horizontal="true" draw:mirror-vertical="false" svg:viewBox="0 0 21600 21600" draw:type="mso-spt32" draw:enhanced-path="M 0 0 L 21600 21600 N"/>
        </draw:custom-shape>
        <draw:custom-shape draw:name="Straight Arrow Connector 30" draw:style-name="gr12" draw:text-style-name="P22" draw:layer="layout" svg:width="0.99cm" svg:height="3.871cm" svg:x="4.874cm" svg:y="6.935cm">
          <text:p/>
          <draw:enhanced-geometry draw:mirror-horizontal="false" draw:mirror-vertical="true" svg:viewBox="0 0 21600 21600" draw:type="mso-spt32" draw:enhanced-path="M 0 0 L 21600 21600 N"/>
        </draw:custom-shape>
        <draw:custom-shape draw:name="Straight Arrow Connector 32" draw:style-name="gr14" draw:text-style-name="P22" draw:layer="layout" svg:width="0.92cm" svg:height="3.775cm" svg:x="4.614cm" svg:y="6.914cm">
          <text:p/>
          <draw:enhanced-geometry draw:mirror-horizontal="true" draw:mirror-vertical="false" svg:viewBox="0 0 21600 21600" draw:type="mso-spt32" draw:enhanced-path="M 0 0 L 21600 21600 N"/>
        </draw:custom-shape>
        <draw:custom-shape draw:name="Content Placeholder 2" draw:style-name="gr2" draw:text-style-name="P7" draw:layer="layout" svg:width="12.505cm" svg:height="10.346cm" svg:x="11.042cm" svg:y="4.609cm">
          <text:list text:style-name="L4">
            <text:list-item>
              <text:p text:style-name="P9"><text:span text:style-name="T21">Forwarders timeout if they do not receive an </text:span><text:span text:style-name="T22">ACK</text:span><text:span text:style-name="T21">. In that case, they will “skip” the crashed node and forward to the next node in the ring.</text:span></text:p>
            </text:list-item>
            <text:list-item>
              <text:p text:style-name="P9"><text:span text:style-name="T21">Note that, if we assume a majority of nodes remains available, </text:span><text:span text:style-name="T25">at least one of them must hold the most recent update</text:span><text:span text:style-name="T2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ross 8" draw:style-name="gr17" draw:text-style-name="P26" draw:layer="layout" svg:width="1.463cm" svg:height="1.463cm" draw:transform="rotate (-0.767944870877505) translate (8.258cm 10.633cm)">
          <text:p text:style-name="P10"/>
          <draw:enhanced-geometry draw:mirror-horizontal="false" draw:mirror-vertical="false" draw:text-areas="?f6 ?f8 ?f7 ?f9" svg:viewBox="0 0 0 0" draw:type="ooxml-plus" draw:modifiers="41656"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Straight Arrow Connector 16" draw:style-name="gr12" draw:text-style-name="P22" draw:layer="layout" svg:width="3.564cm" svg:height="1.911cm" svg:x="5.251cm" svg:y="9.038cm">
          <text:p/>
          <draw:enhanced-geometry draw:mirror-horizontal="true" draw:mirror-vertical="false" svg:viewBox="0 0 21600 21600" draw:type="mso-spt32" draw:enhanced-path="M 0 0 L 21600 21600 N"/>
        </draw:custom-shape>
        <draw:custom-shape draw:name="Straight Arrow Connector 23" draw:style-name="gr14" draw:text-style-name="P22" draw:layer="layout" svg:width="2.714cm" svg:height="1.65cm" svg:x="5.487cm" svg:y="9.677cm">
          <text:p/>
          <draw:enhanced-geometry draw:mirror-horizontal="false" draw:mirror-vertical="true" svg:viewBox="0 0 21600 21600" draw:type="mso-spt32" draw:enhanced-path="M 0 0 L 21600 21600 N"/>
        </draw:custom-shape>
        <presentation:notes draw:style-name="dp3">
          <draw:page-thumbnail draw:style-name="gr1" draw:layer="layout" svg:width="12.699cm" svg:height="9.524cm" svg:x="3.175cm" svg:y="1.93cm" draw:page-number="18" presentation:class="page"/>
          <draw:frame presentation:style-name="pr9" draw:text-style-name="P12" draw:layer="layout" svg:width="15.239cm" svg:height="11.429cm" svg:x="1.905cm" svg:y="12.065cm" presentation:class="notes" presentation:placeholder="true">
            <draw:text-box/>
          </draw:frame>
        </presentation:notes>
      </draw:page>
      <draw:page draw:name="Coordinator election: termination"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C</text:span><text:span text:style-name="T2">o</text:span><text:span text:style-name="T2">o</text:span><text:span text:style-name="T2">r</text:span><text:span text:style-name="T2">d</text:span><text:span text:style-name="T2">i</text:span><text:span text:style-name="T2">n</text:span><text:span text:style-name="T2">a</text:span><text:span text:style-name="T2">t</text:span><text:span text:style-name="T2">o</text:span><text:span text:style-name="T2">r</text:span><text:span text:style-name="T2"> </text:span><text:span text:style-name="T2">e</text:span><text:span text:style-name="T2">l</text:span><text:span text:style-name="T2">e</text:span><text:span text:style-name="T2">c</text:span><text:span text:style-name="T2">t</text:span><text:span text:style-name="T2">i</text:span><text:span text:style-name="T2">o</text:span><text:span text:style-name="T2">n</text:span><text:span text:style-name="T2">: </text:span><text:span text:style-name="T2">t</text:span><text:span text:style-name="T2">e</text:span><text:span text:style-name="T2">r</text:span><text:span text:style-name="T2">m</text:span><text:span text:style-name="T2">i</text:span><text:span text:style-name="T2">n</text:span><text:span text:style-name="T2">a</text:span><text:span text:style-name="T2">t</text:span><text:span text:style-name="T2">i</text:span><text:span text:style-name="T2">o</text:span><text:span text:style-name="T2">n</text:span></text:p>
          </draw:text-box>
        </draw:frame>
        <draw:frame draw:name="Content Placeholder 2" presentation:style-name="pr5" draw:text-style-name="P7" draw:layer="layout" svg:width="21.663cm" svg:height="7.556cm" svg:x="1.409cm" svg:y="4.113cm" presentation:class="outline" presentation:user-transformed="true">
          <draw:text-box>
            <text:list text:style-name="L2">
              <text:list-item>
                <text:p text:style-name="P5"><text:span text:style-name="T21">There are corner cases in which the election </text:span><text:span text:style-name="T21">described so far may not terminate.</text:span></text:p>
              </text:list-item>
              <text:list-item>
                <text:p text:style-name="P5"><text:span text:style-name="T21">This can happen if 2 consecutive nodes crash in a </text:span><text:span text:style-name="T21">way that cannot be detected by the preceding </text:span><text:span text:style-name="T21">correct sender. In that case, other nodes may wait </text:span><text:span text:style-name="T21">forever.</text:span></text:p>
              </text:list-item>
              <text:list-item>
                <text:p text:style-name="P5"><text:span text:style-name="T21">If the best candidate crashes, make sure the </text:span><text:span text:style-name="T22">ELECTION </text:span><text:span text:style-name="T21">message does not loop endlessly!</text:span></text:p>
              </text:list-item>
            </text:list>
          </draw:text-box>
        </draw:frame>
        <draw:frame draw:name="Slide Number Placeholder 3" presentation:style-name="pr25" draw:text-style-name="P8" draw:layer="layout" svg:width="1.692cm" svg:height="1.447cm" svg:x="22.581cm" svg:y="15.928cm" presentation:class="page-number" presentation:user-transformed="true">
          <draw:text-box>
            <text:p/>
          </draw:text-box>
        </draw:frame>
        <draw:custom-shape draw:name="Text Box 24" draw:style-name="gr21" draw:text-style-name="P24" xml:id="id14" draw:id="id14" draw:layer="layout" svg:width="20.065cm" svg:height="1.775cm" svg:x="2.208cm" svg:y="12.531cm">
          <text:p text:style-name="P13"><text:span text:style-name="T24">Hint 2: nodes should expect the election to end after some time has passed, otherw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3">
          <draw:page-thumbnail draw:style-name="gr1" draw:layer="layout" svg:width="12.699cm" svg:height="9.524cm" svg:x="3.175cm" svg:y="1.93cm" draw:page-number="19" presentation:class="page"/>
          <draw:frame presentation:style-name="pr9" draw:text-style-name="P12" draw:layer="layout" svg:width="15.239cm" svg:height="11.429cm" svg:x="1.905cm" svg:y="12.065cm" presentation:class="notes" presentation:placeholder="true">
            <draw:text-box/>
          </draw:frame>
        </presentation:notes>
      </draw:page>
      <draw:page draw:name="Uniform agreement"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U</text:span><text:span text:style-name="T2">n</text:span><text:span text:style-name="T2">i</text:span><text:span text:style-name="T2">f</text:span><text:span text:style-name="T2">o</text:span><text:span text:style-name="T2">r</text:span><text:span text:style-name="T2">m</text:span><text:span text:style-name="T2"> </text:span><text:span text:style-name="T2">a</text:span><text:span text:style-name="T2">g</text:span><text:span text:style-name="T2">r</text:span><text:span text:style-name="T2">e</text:span><text:span text:style-name="T2">e</text:span><text:span text:style-name="T2">m</text:span><text:span text:style-name="T2">e</text:span><text:span text:style-name="T2">n</text:span><text:span text:style-name="T2">t</text:span></text:p>
          </draw:text-box>
        </draw:frame>
        <draw:frame draw:name="Content Placeholder 2" presentation:style-name="pr5" draw:text-style-name="P7" draw:layer="layout" svg:width="21.663cm" svg:height="7.556cm" svg:x="1.409cm" svg:y="4.113cm" presentation:class="outline" presentation:user-transformed="true">
          <draw:text-box>
            <text:list text:style-name="L2">
              <text:list-item>
                <text:p text:style-name="P5"><text:span text:style-name="T21">During an election, you may encounter an </text:span><text:span text:style-name="T21">incomplete update (no WRITEOK). Since the </text:span><text:span text:style-name="T21">coordinator crashed, we cannot tell whether or </text:span><text:span text:style-name="T21">not it applied the update. </text:span></text:p>
              </text:list-item>
              <text:list-item>
                <text:p text:style-name="P5"><text:span text:style-name="T21">Uniform agreement requires that if any (not </text:span><text:span text:style-name="T21">necessarily correct) process delivers, then all </text:span><text:span text:style-name="T21">correct processes do as well.</text:span></text:p>
              </text:list-item>
              <text:list-item>
                <text:p text:style-name="P5"><text:span text:style-name="T21">Otherwise, some external clients may read a </text:span><text:span text:style-name="T21">value that is not in the history of any correct </text:span><text:span text:style-name="T21">node.</text:span></text:p>
              </text:list-item>
            </text:list>
          </draw:text-box>
        </draw:frame>
        <draw:frame draw:name="Slide Number Placeholder 3" presentation:style-name="pr26" draw:text-style-name="P8" draw:layer="layout" svg:width="1.692cm" svg:height="1.447cm" svg:x="22.581cm" svg:y="15.928cm" presentation:class="page-number" presentation:user-transformed="true">
          <draw:text-box>
            <text:p/>
          </draw:text-box>
        </draw:frame>
        <draw:custom-shape draw:name="Text Box 24" draw:style-name="gr21" draw:text-style-name="P24" xml:id="id15" draw:id="id15" draw:layer="layout" svg:width="20.065cm" svg:height="1.775cm" svg:x="2.208cm" svg:y="12.531cm">
          <text:p text:style-name="P13"><text:span text:style-name="T24">Hint 3: if an update was not completed, the new coordinator should take care of it before beginning with its epo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3">
          <draw:page-thumbnail draw:style-name="gr1" draw:layer="layout" svg:width="12.699cm" svg:height="9.524cm" svg:x="3.175cm" svg:y="1.93cm" draw:page-number="20" presentation:class="page"/>
          <draw:frame presentation:style-name="pr9" draw:text-style-name="P12" draw:layer="layout" svg:width="15.239cm" svg:height="11.429cm" svg:x="1.905cm" svg:y="12.065cm" presentation:class="notes" presentation:placeholder="true">
            <draw:text-box/>
          </draw:frame>
        </presentation:notes>
      </draw:page>
      <draw:page draw:name="Assumptions"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A</text:span><text:span text:style-name="T2">s</text:span><text:span text:style-name="T2">s</text:span><text:span text:style-name="T2">u</text:span><text:span text:style-name="T2">m</text:span><text:span text:style-name="T2">p</text:span><text:span text:style-name="T2">t</text:span><text:span text:style-name="T2">i</text:span><text:span text:style-name="T2">o</text:span><text:span text:style-name="T2">n</text:span><text:span text:style-name="T2">s</text:span></text:p>
          </draw:text-box>
        </draw:frame>
        <draw:frame draw:name="Content Placeholder 2" presentation:style-name="pr5" draw:text-style-name="P7" draw:layer="layout" svg:width="20.742cm" svg:height="6.12cm" svg:x="1.27cm" svg:y="6.465cm" presentation:class="outline" presentation:user-transformed="true">
          <draw:text-box>
            <text:list text:style-name="L2">
              <text:list-item>
                <text:p xml:id="id16" text:id="id16" text:style-name="P5"><text:span text:style-name="T3">Reliable and FIFO channels.</text:span></text:p>
              </text:list-item>
              <text:list-item>
                <text:p xml:id="id17" text:id="id17" text:style-name="P5"><text:span text:style-name="T3">The mechanisms for failure detection do not give false positives. Use reasonable values for timeouts.</text:span></text:p>
              </text:list-item>
              <text:list-item>
                <text:p xml:id="id18" text:id="id18" text:style-name="P5"><text:span text:style-name="T3">A majority of nodes does not crash.</text:span></text:p>
              </text:list-item>
              <text:list-item>
                <text:p xml:id="id19" text:id="id19" text:style-name="P5"><text:span text:style-name="T3">Nodes that crash do not recover.</text:span></text:p>
              </text:list-item>
            </text:list>
            <text:p text:style-name="P5"><text:span text:style-name="T3"/></text:p>
          </draw:text-box>
        </draw:frame>
        <draw:frame draw:name="Slide Number Placeholder 3" presentation:style-name="pr27" draw:text-style-name="P8" draw:layer="layout" svg:width="1.692cm" svg:height="1.447cm" svg:x="22.581cm" svg:y="15.928cm" presentation:class="page-number" presentation:user-transformed="true">
          <draw:text-box>
            <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3">
          <draw:page-thumbnail draw:style-name="gr1" draw:layer="layout" svg:width="12.699cm" svg:height="9.524cm" svg:x="3.175cm" svg:y="1.93cm" draw:page-number="21" presentation:class="page"/>
          <draw:frame presentation:style-name="pr9" draw:text-style-name="P12" draw:layer="layout" svg:width="15.239cm" svg:height="11.429cm" svg:x="1.905cm" svg:y="12.065cm" presentation:class="notes" presentation:placeholder="true">
            <draw:text-box/>
          </draw:frame>
        </presentation:notes>
      </draw:page>
      <draw:page draw:name="Implementation suggestions"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I</text:span><text:span text:style-name="T2">m</text:span><text:span text:style-name="T2">p</text:span><text:span text:style-name="T2">l</text:span><text:span text:style-name="T2">e</text:span><text:span text:style-name="T2">m</text:span><text:span text:style-name="T2">e</text:span><text:span text:style-name="T2">n</text:span><text:span text:style-name="T2">t</text:span><text:span text:style-name="T2">a</text:span><text:span text:style-name="T2">t</text:span><text:span text:style-name="T2">i</text:span><text:span text:style-name="T2">o</text:span><text:span text:style-name="T2">n</text:span><text:span text:style-name="T2"> </text:span><text:span text:style-name="T2">s</text:span><text:span text:style-name="T2">u</text:span><text:span text:style-name="T2">g</text:span><text:span text:style-name="T2">g</text:span><text:span text:style-name="T2">e</text:span><text:span text:style-name="T2">s</text:span><text:span text:style-name="T2">t</text:span><text:span text:style-name="T2">i</text:span><text:span text:style-name="T2">o</text:span><text:span text:style-name="T2">n</text:span><text:span text:style-name="T2">s</text:span></text:p>
          </draw:text-box>
        </draw:frame>
        <draw:frame draw:name="Content Placeholder 2" presentation:style-name="pr5" draw:text-style-name="P7" draw:layer="layout" svg:width="20.742cm" svg:height="14.558cm" svg:x="1.27cm" svg:y="2.817cm" presentation:class="outline" presentation:user-transformed="true">
          <draw:text-box>
            <text:list text:style-name="L2">
              <text:list-item>
                <text:p xml:id="id20" text:id="id20" text:style-name="P5"><text:span text:style-name="T3">Start by implementing the two-phase broadcast protocol without crashes. Manage read requests from external clients (that will timeout if no reply is received) and update requests (in this case, clients do not need to wait for the outcome).</text:span></text:p>
              </text:list-item>
              <text:list-item>
                <text:p xml:id="id21" text:id="id21" text:style-name="P5"><text:span text:style-name="T3">Create a class for the &lt;e, i&gt; pair, so that you can use it as a key in a map of updates. A dedicated data structure for the history of updates may come in handy.</text:span></text:p>
              </text:list-item>
              <text:list-item>
                <text:p xml:id="id22" text:id="id22" text:style-name="P5"><text:span text:style-name="T3">You will need to manage many timeouts. Create a method to schedule them. Prevent a timeout message to be added to the queue calling </text:span><text:span text:style-name="T26">.cancel()</text:span><text:span text:style-name="T27"> on the Cancellable returned by the scheduler. Note that if you schedule a timeout twice using the same variable without cancelling first, </text:span><text:span text:style-name="T26">.cancel()</text:span><text:span text:style-name="T27"> cannot stop the first one scheduled.</text:span></text:p>
              </text:list-item>
            </text:list>
          </draw:text-box>
        </draw:frame>
        <draw:frame draw:name="Slide Number Placeholder 3" presentation:style-name="pr28" draw:text-style-name="P8" draw:layer="layout" svg:width="1.692cm" svg:height="1.447cm" svg:x="22.581cm" svg:y="15.928cm" presentation:class="page-number" presentation:user-transformed="true">
          <draw:text-box>
            <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3">
          <draw:page-thumbnail draw:style-name="gr1" draw:layer="layout" svg:width="12.699cm" svg:height="9.524cm" svg:x="3.175cm" svg:y="1.93cm" draw:page-number="22" presentation:class="page"/>
          <draw:frame presentation:style-name="pr9" draw:text-style-name="P12" draw:layer="layout" svg:width="15.239cm" svg:height="11.429cm" svg:x="1.905cm" svg:y="12.065cm" presentation:class="notes" presentation:placeholder="true">
            <draw:text-box/>
          </draw:frame>
        </presentation:notes>
      </draw:page>
      <draw:page draw:name="Implementation suggestions (2)"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I</text:span><text:span text:style-name="T2">m</text:span><text:span text:style-name="T2">p</text:span><text:span text:style-name="T2">l</text:span><text:span text:style-name="T2">e</text:span><text:span text:style-name="T2">m</text:span><text:span text:style-name="T2">e</text:span><text:span text:style-name="T2">n</text:span><text:span text:style-name="T2">t</text:span><text:span text:style-name="T2">a</text:span><text:span text:style-name="T2">t</text:span><text:span text:style-name="T2">i</text:span><text:span text:style-name="T2">o</text:span><text:span text:style-name="T2">n</text:span><text:span text:style-name="T2"> </text:span><text:span text:style-name="T2">s</text:span><text:span text:style-name="T2">u</text:span><text:span text:style-name="T2">g</text:span><text:span text:style-name="T2">g</text:span><text:span text:style-name="T2">e</text:span><text:span text:style-name="T2">s</text:span><text:span text:style-name="T2">t</text:span><text:span text:style-name="T2">i</text:span><text:span text:style-name="T2">o</text:span><text:span text:style-name="T2">n</text:span><text:span text:style-name="T2">s</text:span><text:span text:style-name="T2"> </text:span><text:span text:style-name="T2">(</text:span><text:span text:style-name="T2">2</text:span><text:span text:style-name="T2">)</text:span></text:p>
          </draw:text-box>
        </draw:frame>
        <draw:frame draw:name="Content Placeholder 2" presentation:style-name="pr5" draw:text-style-name="P7" draw:layer="layout" svg:width="20.742cm" svg:height="14.558cm" svg:x="1.27cm" svg:y="2.817cm" presentation:class="outline" presentation:user-transformed="true">
          <draw:text-box>
            <text:list text:style-name="L2">
              <text:list-item>
                <text:p xml:id="id23" text:id="id23" text:style-name="P5"><text:span text:style-name="T3">Create different Receive behaviors for the </text:span><text:span text:style-name="T4">crashed </text:span><text:span text:style-name="T3">and </text:span><text:span text:style-name="T4">election </text:span><text:span text:style-name="T3">states. This will help you control how messages are handled (or ignored) in every state.</text:span></text:p>
              </text:list-item>
              <text:list-item>
                <text:p xml:id="id24" text:id="id24" text:style-name="P5"><text:span text:style-name="T3">Be careful not to deliver duplicated updates!</text:span></text:p>
              </text:list-item>
              <text:list-item>
                <text:p xml:id="id25" text:id="id25" text:style-name="P5"><text:span text:style-name="T3">You will need to show that your implementation is correct in the presence of faults. You should be able to make nodes crash in specific situations.</text:span></text:p>
              </text:list-item>
            </text:list>
          </draw:text-box>
        </draw:frame>
        <draw:frame draw:name="Slide Number Placeholder 3" presentation:style-name="pr29" draw:text-style-name="P8" draw:layer="layout" svg:width="1.692cm" svg:height="1.447cm" svg:x="22.581cm" svg:y="15.928cm" presentation:class="page-number" presentation:user-transformed="true">
          <draw:text-box>
            <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3">
          <draw:page-thumbnail draw:style-name="gr1" draw:layer="layout" svg:width="12.699cm" svg:height="9.524cm" svg:x="3.175cm" svg:y="1.93cm" draw:page-number="23" presentation:class="page"/>
          <draw:frame presentation:style-name="pr9" draw:text-style-name="P12" draw:layer="layout" svg:width="15.239cm" svg:height="11.429cm" svg:x="1.905cm" svg:y="12.065cm" presentation:class="notes" presentation:placeholder="true">
            <draw:text-box/>
          </draw:frame>
        </presentation:notes>
      </draw:page>
      <draw:page draw:name="Project report" draw:style-name="dp1" draw:master-page-name="Title_20_and_20_Content" presentation:presentation-page-layout-name="AL2T11">
        <draw:frame draw:name="Title 1" presentation:style-name="pr4" draw:text-style-name="P2" draw:layer="layout" svg:width="20.742cm" svg:height="1.409cm" svg:x="1.27cm" svg:y="0.763cm" presentation:class="title" presentation:user-transformed="true">
          <draw:text-box>
            <text:p text:style-name="P1"><text:span text:style-name="T2">P</text:span><text:span text:style-name="T2">r</text:span><text:span text:style-name="T2">o</text:span><text:span text:style-name="T2">j</text:span><text:span text:style-name="T2">e</text:span><text:span text:style-name="T2">c</text:span><text:span text:style-name="T2">t</text:span><text:span text:style-name="T2"> </text:span><text:span text:style-name="T2">r</text:span><text:span text:style-name="T2">e</text:span><text:span text:style-name="T2">p</text:span><text:span text:style-name="T2">o</text:span><text:span text:style-name="T2">r</text:span><text:span text:style-name="T2">t</text:span></text:p>
          </draw:text-box>
        </draw:frame>
        <draw:frame draw:name="Content Placeholder 2" presentation:style-name="pr5" draw:text-style-name="P7" draw:layer="layout" svg:width="20.742cm" svg:height="8.695cm" svg:x="1.27cm" svg:y="2.817cm" presentation:class="outline" presentation:user-transformed="true">
          <draw:text-box>
            <text:list text:style-name="L2">
              <text:list-item>
                <text:p xml:id="id26" text:id="id26" text:style-name="P5"><text:span text:style-name="T3">Structure of the project</text:span></text:p>
              </text:list-item>
              <text:list-item>
                <text:p xml:id="id27" text:id="id27" text:style-name="P5"><text:span text:style-name="T3">Main design choices</text:span></text:p>
              </text:list-item>
            </text:list>
            <text:list text:style-name="L3">
              <text:list-item>
                <text:list>
                  <text:list-item>
                    <text:p xml:id="id28" text:id="id28" text:style-name="P6"><text:span text:style-name="T6">How do you store updates?</text:span></text:p>
                  </text:list-item>
                  <text:list-item>
                    <text:p xml:id="id29" text:id="id29" text:style-name="P6"><text:span text:style-name="T6">How do you manage timeouts?</text:span></text:p>
                  </text:list-item>
                  <text:list-item>
                    <text:p xml:id="id30" text:id="id30" text:style-name="P6"><text:span text:style-name="T6">How do you control crashes?</text:span></text:p>
                  </text:list-item>
                  <text:list-item>
                    <text:p xml:id="id31" text:id="id31" text:style-name="P6"><text:span text:style-name="T6">What operations does a new coordinator perform?</text:span></text:p>
                  </text:list-item>
                  <text:list-item>
                    <text:p xml:id="id32" text:id="id32" text:style-name="P6"><text:span text:style-name="T6">How do you ensure election does not block forever?</text:span></text:p>
                  </text:list-item>
                  <text:list-item>
                    <text:p xml:id="id33" text:id="id33" text:style-name="P6"><text:span text:style-name="T6">...</text:span></text:p>
                  </text:list-item>
                </text:list>
              </text:list-item>
            </text:list>
          </draw:text-box>
        </draw:frame>
        <draw:frame draw:name="Slide Number Placeholder 3" presentation:style-name="pr30" draw:text-style-name="P8" draw:layer="layout" svg:width="1.692cm" svg:height="1.447cm" svg:x="22.581cm" svg:y="15.928cm" presentation:class="page-number" presentation:user-transformed="true">
          <draw:text-box>
            <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anim:par>
          </anim:seq>
        </anim:par>
        <presentation:notes draw:style-name="dp3">
          <draw:page-thumbnail draw:style-name="gr1" draw:layer="layout" svg:width="12.699cm" svg:height="9.524cm" svg:x="3.175cm" svg:y="1.93cm" draw:page-number="24" presentation:class="page"/>
          <draw:frame presentation:style-name="pr9" draw:text-style-name="P1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Century Schoolbook" svg:font-family="'Century Schoolbook'"/>
    <style:font-face style:name="Courier New" svg:font-family="'Courier New'"/>
    <style:font-face style:name="Droid Sans Fallback" svg:font-family="'Droid Sans Fallback'"/>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ellipsoid" draw:cx="30%" draw:cy="70%" draw:start-color="#ffe092" draw:end-color="#fff1d0" draw:start-intensity="100%" draw:end-intensity="100%" draw:angle="900" draw:border="0%"/>
    <draw:fill-image draw:name="msFillBitmap_20_1" draw:display-name="msFillBitmap 1" xlink:href="Pictures/10000201000003100000005ED67E6143FD12476F.png" xlink:type="simple" xlink:show="embed" xlink:actuate="onLoad"/>
    <draw:fill-image draw:name="msFillBitmap_20_2" draw:display-name="msFillBitmap 2" xlink:href="Pictures/1000020100000199000000ACB0686ACA246A200F.png" xlink:type="simple" xlink:show="embed" xlink:actuate="onLoad"/>
    <draw:marker draw:name="Arrow" svg:viewBox="0 0 20 30" svg:d="M10 0l-10 30h20z"/>
    <draw:marker draw:name="msArrowOpenEnd_20_5_20_79" draw:display-name="msArrowOpenEnd 5 79" svg:viewBox="0 0 350 350" svg:d="M175 0l175 274-76 76-49-75v75h-101v-75l-49 75-75-7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entury Schoolbook" fo:font-family="'Century Schoolbook'"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Schoolbook" fo:font-family="'Century Schoolbook'"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entury Schoolbook" fo:font-family="'Century Schoolbook'"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Schoolbook" fo:font-family="'Century Schoolbook'"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ec2ae" svg:stroke-opacity="93%"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4" style:family="graphic" style:parent-style-name="standard">
      <style:graphic-properties draw:stroke="solid" svg:stroke-width="0.159cm" svg:stroke-color="#fec2ae"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5" style:family="graphic" style:parent-style-name="standard">
      <style:graphic-properties draw:stroke="solid" svg:stroke-width="0.053cm" svg:stroke-color="#fe8637"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6" style:family="graphic" style:parent-style-name="standard">
      <style:graphic-properties draw:stroke="none" svg:stroke-width="0.106cm" draw:fill="solid" draw:fill-color="#fec2ae" draw:opacity="8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7" style:family="graphic" style:parent-style-name="standard">
      <style:graphic-properties draw:stroke="solid" svg:stroke-width="0.026cm" svg:stroke-color="#fe8637"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8" style:family="graphic" style:parent-style-name="standard">
      <style:graphic-properties draw:stroke="none" svg:stroke-width="0.106cm" draw:fill="solid" draw:fill-color="#fe863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9" style:family="graphic" style:parent-style-name="standard">
      <style:graphic-properties draw:stroke="none" svg:stroke-width="0.106cm" draw:fill="solid" draw:fill-color="#fec2ae" draw:opacity="54%"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0" style:family="graphic" style:parent-style-name="standard">
      <style:graphic-properties draw:stroke="none" svg:stroke-width="0.106cm" draw:fill="solid" draw:fill-color="#fed9cd" draw:opacity="3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1" style:family="graphic" style:parent-style-name="standard">
      <style:graphic-properties draw:stroke="none" svg:stroke-width="0.106cm" draw:fill="solid" draw:fill-color="#fed9cd" draw:opacity="7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2" style:family="graphic" style:parent-style-name="standard">
      <style:graphic-properties draw:stroke="none" svg:stroke-width="0.106cm" draw:fill="solid" draw:fill-color="#feede8" draw:opacity="7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3" style:family="graphic" style:parent-style-name="standard">
      <style:graphic-properties draw:stroke="solid" svg:stroke-width="0.159cm" svg:stroke-color="#fec2ae" svg:stroke-opacity="73%"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14" style:family="graphic" style:parent-style-name="standard">
      <style:graphic-properties draw:stroke="solid" svg:stroke-width="0.159cm" svg:stroke-color="#feede8" svg:stroke-opacity="83%"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15" style:family="graphic" style:parent-style-name="standard">
      <style:graphic-properties draw:stroke="solid" svg:stroke-width="0.079cm" svg:stroke-color="#fec2ae" svg:stroke-opacity="82%"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16" style:family="graphic" style:parent-style-name="standard">
      <style:graphic-properties draw:stroke="solid" svg:stroke-width="0.026cm" svg:stroke-color="#fec2ae"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17" style:family="graphic" style:parent-style-name="standard">
      <style:graphic-properties draw:stroke="none" svg:stroke-width="0.106cm" draw:fill="solid" draw:fill-color="#fec2ae" draw:opacity="5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8" style:family="graphic" style:parent-style-name="standard">
      <style:graphic-properties draw:stroke="none" svg:stroke-width="0.079cm" draw:fill="solid" draw:fill-color="#fe863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9" style:family="graphic" style:parent-style-name="standard">
      <style:graphic-properties draw:stroke="none" svg:stroke-width="0.035cm" draw:fill="solid" draw:fill-color="#fe863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solid" draw:fill-color="#fec2ae" draw:opacity="87%"/>
      <style:paragraph-properties fo:text-align="start" style:font-independent-line-spacing="true"/>
      <style:text-properties fo:font-size="18pt"/>
    </style:style>
    <style:style style:name="MP7" style:family="paragraph">
      <loext:graphic-properties draw:fill="solid" draw:fill-color="#fe8637"/>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font-size="30pt" fo:hyphenate="false"/>
    </style:style>
    <style:style style:name="MP9" style:family="paragraph">
      <loext:graphic-properties draw:fill="none"/>
      <style:paragraph-properties fo:text-align="start" style:font-independent-line-spacing="true"/>
      <style:text-properties fo:font-size="30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loext:graphic-properties draw:fill="solid" draw:fill-color="#fec2ae" draw:opacity="54%"/>
      <style:paragraph-properties fo:text-align="start" style:font-independent-line-spacing="true"/>
      <style:text-properties fo:font-size="18pt"/>
    </style:style>
    <style:style style:name="MP12" style:family="paragraph">
      <loext:graphic-properties draw:fill="solid" draw:fill-color="#fed9cd" draw:opacity="36%"/>
      <style:paragraph-properties fo:text-align="start" style:font-independent-line-spacing="true"/>
      <style:text-properties fo:font-size="18pt"/>
    </style:style>
    <style:style style:name="MP13" style:family="paragraph">
      <loext:graphic-properties draw:fill="solid" draw:fill-color="#fed9cd" draw:opacity="70%"/>
      <style:paragraph-properties fo:text-align="start" style:font-independent-line-spacing="true"/>
      <style:text-properties fo:font-size="18pt"/>
    </style:style>
    <style:style style:name="MP14" style:family="paragraph">
      <loext:graphic-properties draw:fill="solid" draw:fill-color="#feede8" draw:opacity="71%"/>
      <style:paragraph-properties fo:text-align="start" style:font-independent-line-spacing="true"/>
      <style:text-properties fo:font-size="18pt"/>
    </style:style>
    <style:style style:name="MP15" style:family="paragraph">
      <loext:graphic-properties draw:fill="solid" draw:fill-color="#fec2ae" draw:opacity="51%"/>
      <style:paragraph-properties fo:text-align="start" style:font-independent-line-spacing="true"/>
      <style:text-properties fo:font-size="18pt"/>
    </style:style>
    <style:style style:name="MP16" style:family="paragraph">
      <loext:graphic-properties draw:fill="none" draw:fill-color="#ffffff"/>
      <style:paragraph-properties fo:text-align="start" style:font-independent-line-spacing="true"/>
      <style:text-properties fo:font-size="14pt" style:font-size-asian="14pt" style:font-size-complex="14pt"/>
    </style:style>
    <style:style style:name="MP17" style:family="paragraph">
      <style:paragraph-properties fo:margin-left="0cm" fo:margin-right="0cm" fo:margin-top="0.212cm" fo:margin-bottom="0cm" fo:line-height="100%" fo:text-align="start" fo:text-indent="0cm" style:punctuation-wrap="hanging" style:writing-mode="lr-tb"/>
      <style:text-properties fo:font-size="24pt" fo:hyphenate="false"/>
    </style:style>
    <style:style style:name="MP18" style:family="paragraph">
      <style:paragraph-properties fo:margin-left="0cm" fo:margin-right="0cm" fo:margin-top="0.148cm" fo:margin-bottom="0cm" fo:line-height="100%" fo:text-align="start" fo:text-indent="0cm" style:punctuation-wrap="hanging" style:writing-mode="lr-tb"/>
      <style:text-properties fo:font-size="24pt" fo:hyphenate="false"/>
    </style:style>
    <style:style style:name="MP19" style:family="paragraph">
      <style:paragraph-properties fo:margin-left="0cm" fo:margin-right="0cm" fo:margin-top="0.127cm" fo:margin-bottom="0cm" fo:line-height="100%" fo:text-align="start" fo:text-indent="0cm" style:punctuation-wrap="hanging" style:writing-mode="lr-tb"/>
      <style:text-properties fo:font-size="24pt" fo:hyphenate="false"/>
    </style:style>
    <style:style style:name="MP20" style:family="paragraph">
      <style:paragraph-properties fo:margin-left="0cm" fo:margin-right="0cm" fo:margin-top="0.113cm" fo:margin-bottom="0cm" fo:line-height="100%" fo:text-align="start" fo:text-indent="0cm" style:punctuation-wrap="hanging" style:writing-mode="lr-tb"/>
      <style:text-properties fo:font-size="24pt" fo:hyphenate="false"/>
    </style:style>
    <style:style style:name="MP21" style:family="paragraph">
      <loext:graphic-properties draw:fill="none"/>
      <style:paragraph-properties fo:text-align="start" style:font-independent-line-spacing="true"/>
      <style:text-properties fo:font-size="24pt"/>
    </style:style>
    <style:style style:name="MT1" style:family="text">
      <style:text-properties fo:font-variant="small-caps" fo:color="#575f6d" style:text-line-through-style="none" style:text-line-through-type="none" style:text-position="0% 100%" style:font-name="Century Schoolbook"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MT2" style:family="text">
      <style:text-properties fo:font-variant="small-caps" fo:color="#575f6d" style:text-line-through-style="none" style:text-line-through-type="none" style:text-position="0% 100%" style:font-name="Century School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entury School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entury Schoolbook"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entury School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entury Schoolbook"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575f6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fe863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fe8637" fo:font-size="70%"/>
      </text:list-level-style-bullet>
      <text:list-level-style-bullet text:level="2" text:bullet-char="•">
        <style:list-level-properties text:space-before="1.017cm" text:min-label-width="0.952cm"/>
        <style:text-properties fo:font-family="Arial" style:font-family-generic="swiss" style:font-pitch="variable" fo:color="#fe8637"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fe8637" fo:font-size="70%"/>
      </text:list-level-style-bullet>
      <text:list-level-style-bullet text:level="2" text:bullet-char="•">
        <style:list-level-properties text:space-before="1.017cm" text:min-label-width="0.952cm"/>
        <style:text-properties fo:font-family="Arial" style:font-family-generic="swiss" style:font-pitch="variable" fo:color="#fe8637" fo:font-size="80%"/>
      </text:list-level-style-bullet>
      <text:list-level-style-bullet text:level="3" text:bullet-char="•">
        <style:list-level-properties text:space-before="2.033cm" text:min-label-width="0.793cm"/>
        <style:text-properties fo:font-family="Arial" style:font-family-generic="swiss" style:font-pitch="variable" fo:color="#e07630"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fe8637" fo:font-size="70%"/>
      </text:list-level-style-bullet>
      <text:list-level-style-bullet text:level="2" text:bullet-char="•">
        <style:list-level-properties text:space-before="1.017cm" text:min-label-width="0.952cm"/>
        <style:text-properties fo:font-family="Arial" style:font-family-generic="swiss" style:font-pitch="variable" fo:color="#fe8637" fo:font-size="80%"/>
      </text:list-level-style-bullet>
      <text:list-level-style-bullet text:level="3" text:bullet-char="•">
        <style:list-level-properties text:space-before="2.033cm" text:min-label-width="0.793cm"/>
        <style:text-properties fo:font-family="Arial" style:font-family-generic="swiss" style:font-pitch="variable" fo:color="#e07630" fo:font-size="60%"/>
      </text:list-level-style-bullet>
      <text:list-level-style-bullet text:level="4" text:bullet-char="•">
        <style:list-level-properties text:space-before="2.795cm" text:min-label-width="0.793cm"/>
        <style:text-properties fo:font-family="Arial" style:font-family-generic="swiss" style:font-pitch="variable" fo:color="#fec2ae"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fe8637" fo:font-size="70%"/>
      </text:list-level-style-bullet>
      <text:list-level-style-bullet text:level="2" text:bullet-char="•">
        <style:list-level-properties text:space-before="1.017cm" text:min-label-width="0.952cm"/>
        <style:text-properties fo:font-family="Arial" style:font-family-generic="swiss" style:font-pitch="variable" fo:color="#fe8637" fo:font-size="80%"/>
      </text:list-level-style-bullet>
      <text:list-level-style-bullet text:level="3" text:bullet-char="•">
        <style:list-level-properties text:space-before="2.033cm" text:min-label-width="0.793cm"/>
        <style:text-properties fo:font-family="Arial" style:font-family-generic="swiss" style:font-pitch="variable" fo:color="#e07630" fo:font-size="60%"/>
      </text:list-level-style-bullet>
      <text:list-level-style-bullet text:level="4" text:bullet-char="•">
        <style:list-level-properties text:space-before="2.795cm" text:min-label-width="0.793cm"/>
        <style:text-properties fo:font-family="Arial" style:font-family-generic="swiss" style:font-pitch="variable" fo:color="#fec2ae" fo:font-size="60%"/>
      </text:list-level-style-bullet>
      <text:list-level-style-bullet text:level="5" text:bullet-char="•">
        <style:list-level-properties text:space-before="3.557cm" text:min-label-width="0.793cm"/>
        <style:text-properties fo:font-family="Arial" style:font-family-generic="swiss" style:font-pitch="variable" fo:color="#bcc9e9" fo:font-size="68%"/>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line draw:name="Straight Connector 15" draw:style-name="Mgr3" draw:text-style-name="MP5" draw:layer="backgroundobjects" drawooo:display="printer" svg:x1="24.341cm" svg:y1="0cm" svg:x2="24.342cm" svg:y2="19.05cm">
        <text:p/>
      </draw:line>
      <draw:line draw:name="Straight Connector 6" draw:style-name="Mgr4" draw:text-style-name="MP5" draw:layer="backgroundobjects" drawooo:display="printer" svg:x1="0.211cm" svg:y1="0cm" svg:x2="0.212cm" svg:y2="19.05cm">
        <text:p/>
      </draw:line>
      <draw:line draw:name="Straight Connector 8" draw:style-name="Mgr5" draw:text-style-name="MP5" draw:layer="backgroundobjects" drawooo:display="printer" svg:x1="24.976cm" svg:y1="0cm" svg:x2="24.977cm" svg:y2="19.05cm">
        <text:p/>
      </draw:line>
      <draw:custom-shape draw:name="Rectangle 9" draw:style-name="Mgr6" draw:text-style-name="MP6" draw:layer="backgroundobjects" drawooo:display="printer" svg:width="0.846cm" svg:height="19.049cm" svg:x="24.55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Mgr7" draw:text-style-name="MP5" draw:layer="backgroundobjects" drawooo:display="printer" svg:x1="24.765cm" svg:y1="0cm" svg:x2="24.766cm" svg:y2="19.05cm">
        <text:p/>
      </draw:line>
      <draw:custom-shape draw:name="Oval 11" draw:style-name="Mgr8" draw:text-style-name="MP7" draw:layer="backgroundobjects" drawooo:display="printer" svg:width="1.523cm" svg:height="1.523cm" svg:x="22.657cm" svg:y="15.8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7" presentation:style-name="Mpr1" draw:text-style-name="MP9" draw:layer="backgroundobjects" svg:width="17.144cm" svg:height="5.261cm" svg:x="6.35cm" svg:y="8.678cm" presentation:class="title" presentation:user-transformed="true">
        <draw:text-box>
          <text:p text:style-name="MP8"><text:span text:style-name="MT1">C</text:span><text:span text:style-name="MT1">l</text:span><text:span text:style-name="MT1">i</text:span><text:span text:style-name="MT1">c</text:span><text:span text:style-name="MT1">k</text:span><text:span text:style-name="MT1"> </text:span><text:span text:style-name="MT1">t</text:span><text:span text:style-name="MT1">o</text:span><text:span text:style-name="MT1"> </text:span><text:span text:style-name="MT1">e</text:span><text:span text:style-name="MT1">d</text:span><text:span text:style-name="MT1">i</text:span><text:span text:style-name="MT1">t</text:span><text:span text:style-name="MT1"> </text:span><text:span text:style-name="MT1">M</text:span><text:span text:style-name="MT1">a</text:span><text:span text:style-name="MT1">s</text:span><text:span text:style-name="MT1">t</text:span><text:span text:style-name="MT1">e</text:span><text:span text:style-name="MT1">r</text:span><text:span text:style-name="MT1">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Date Placeholder 27" presentation:style-name="Mpr2" draw:text-style-name="MP10" draw:layer="backgroundobjects" svg:width="6.349cm" svg:height="1.057cm" draw:transform="rotate (-1.5707963267949) translate (25.273cm 0.616cm)" presentation:class="date-time" presentation:user-transformed="true">
        <draw:text-box>
          <text:p/>
        </draw:text-box>
      </draw:frame>
      <draw:frame draw:name="Footer Placeholder 16" presentation:style-name="Mpr2" draw:text-style-name="MP10" draw:layer="backgroundobjects" svg:width="10.159cm" svg:height="1.066cm" draw:transform="rotate (-1.5707963267949) translate (25.272cm 7.069cm)" presentation:class="footer" presentation:user-transformed="true">
        <draw:text-box>
          <text:p/>
        </draw:text-box>
      </draw:frame>
      <draw:custom-shape draw:name="Rectangle 9" draw:style-name="Mgr9" draw:text-style-name="MP11" draw:layer="backgroundobjects" svg:width="1.692cm" svg:height="19.049cm" svg:x="1.0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0" draw:text-style-name="MP12" draw:layer="backgroundobjects" svg:width="0.29cm" svg:height="19.049cm" svg:x="0.76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1" draw:text-style-name="MP13" draw:layer="backgroundobjects" svg:width="0.504cm" svg:height="19.049cm" svg:x="2.75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2" draw:text-style-name="MP14" draw:layer="backgroundobjects" svg:width="0.639cm" svg:height="19.049cm" svg:x="3.1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Mgr13" draw:text-style-name="MP5" draw:layer="backgroundobjects" svg:x1="0.295cm" svg:y1="0cm" svg:x2="0.296cm" svg:y2="19.05cm">
        <text:p/>
      </draw:line>
      <draw:line draw:name="Straight Connector 17" draw:style-name="Mgr14" draw:text-style-name="MP5" draw:layer="backgroundobjects" svg:x1="2.54cm" svg:y1="0cm" svg:x2="2.541cm" svg:y2="19.05cm">
        <text:p/>
      </draw:line>
      <draw:line draw:name="Straight Connector 19" draw:style-name="Mgr4" draw:text-style-name="MP5" draw:layer="backgroundobjects" svg:x1="2.372cm" svg:y1="0cm" svg:x2="2.373cm" svg:y2="19.05cm">
        <text:p/>
      </draw:line>
      <draw:line draw:name="Straight Connector 15" draw:style-name="Mgr15" draw:text-style-name="MP5" draw:layer="backgroundobjects" svg:x1="4.796cm" svg:y1="0cm" svg:x2="4.797cm" svg:y2="19.05cm">
        <text:p/>
      </draw:line>
      <draw:line draw:name="Straight Connector 14" draw:style-name="Mgr16" draw:text-style-name="MP5" draw:layer="backgroundobjects" svg:x1="2.963cm" svg:y1="0cm" svg:x2="2.964cm" svg:y2="19.05cm">
        <text:p/>
      </draw:line>
      <draw:line draw:name="Straight Connector 21" draw:style-name="Mgr4" draw:text-style-name="MP5" draw:layer="backgroundobjects" svg:x1="25.316cm" svg:y1="0cm" svg:x2="25.317cm" svg:y2="19.05cm">
        <text:p/>
      </draw:line>
      <draw:custom-shape draw:name="Rectangle 26" draw:style-name="Mgr17" draw:text-style-name="MP15" draw:layer="backgroundobjects" svg:width="0.211cm" svg:height="19.049cm" svg:x="3.38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8" draw:text-style-name="MP7" draw:layer="backgroundobjects" svg:width="3.597cm" svg:height="3.597cm" svg:x="1.693cm" svg:y="9.5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18" draw:text-style-name="MP7" draw:layer="backgroundobjects" svg:width="1.781cm" svg:height="1.781cm" svg:x="3.638cm" svg:y="13.5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19" draw:text-style-name="MP7" draw:layer="backgroundobjects" svg:width="0.38cm" svg:height="0.38cm" svg:x="3.031cm" svg:y="15.2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Mgr19" draw:text-style-name="MP7" draw:layer="backgroundobjects" svg:width="0.761cm" svg:height="0.761cm" svg:x="4.623cm" svg:y="16.0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Mgr18" draw:text-style-name="MP7" draw:layer="backgroundobjects" svg:width="1.015cm" svg:height="1.015cm" svg:x="5.292cm" svg:y="12.4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lide Number Placeholder 28" presentation:style-name="Mpr2" draw:text-style-name="MP16" draw:layer="backgroundobjects" svg:width="1.692cm" svg:height="1.437cm" svg:x="3.682cm" svg:y="13.691cm" presentation:class="page-number"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line draw:name="Straight Connector 15" draw:style-name="Mgr3" draw:text-style-name="MP5" draw:layer="backgroundobjects" svg:x1="24.341cm" svg:y1="0cm" svg:x2="24.342cm" svg:y2="19.05cm">
        <text:p/>
      </draw:line>
      <draw:line draw:name="Straight Connector 6" draw:style-name="Mgr4" draw:text-style-name="MP5" draw:layer="backgroundobjects" svg:x1="0.211cm" svg:y1="0cm" svg:x2="0.212cm" svg:y2="19.05cm">
        <text:p/>
      </draw:line>
      <draw:line draw:name="Straight Connector 8" draw:style-name="Mgr5" draw:text-style-name="MP5" draw:layer="backgroundobjects" svg:x1="24.976cm" svg:y1="0cm" svg:x2="24.977cm" svg:y2="19.05cm">
        <text:p/>
      </draw:line>
      <draw:custom-shape draw:name="Rectangle 9" draw:style-name="Mgr6" draw:text-style-name="MP6" draw:layer="backgroundobjects" svg:width="0.846cm" svg:height="19.049cm" svg:x="24.55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Mgr7" draw:text-style-name="MP5" draw:layer="backgroundobjects" svg:x1="24.765cm" svg:y1="0cm" svg:x2="24.766cm" svg:y2="19.05cm">
        <text:p/>
      </draw:line>
      <draw:custom-shape draw:name="Oval 11" draw:style-name="Mgr8" draw:text-style-name="MP7" draw:layer="backgroundobjects" svg:width="1.523cm" svg:height="1.523cm" svg:x="22.657cm" svg:y="15.8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1" presentation:style-name="Mpr5" draw:text-style-name="MP9" draw:layer="backgroundobjects" svg:width="20.742cm" svg:height="1.409cm" svg:x="1.27cm" svg:y="0.763cm" presentation:class="title" presentation:user-transformed="true">
        <draw:text-box>
          <text:p text:style-name="MP8"><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7" presentation:style-name="Mpr6" draw:text-style-name="MP21" draw:layer="backgroundobjects" svg:width="20.742cm" svg:height="13.537cm" svg:x="1.27cm" svg:y="4.445cm" presentation:class="outline" presentation:user-transformed="true">
        <draw:text-box>
          <text:list text:style-name="ML4">
            <text:list-item>
              <text:p text:style-name="MP17"><text:span text:style-name="MT3">Click to edit Master text styles</text:span></text:p>
            </text:list-item>
          </text:list>
          <text:list text:style-name="ML5">
            <text:list-item>
              <text:list>
                <text:list-item>
                  <text:p text:style-name="MP18"><text:span text:style-name="MT4">Second level</text:span></text:p>
                </text:list-item>
              </text:list>
            </text:list-item>
          </text:list>
          <text:list text:style-name="ML6">
            <text:list-item>
              <text:list>
                <text:list-item>
                  <text:list>
                    <text:list-item>
                      <text:p text:style-name="MP19"><text:span text:style-name="MT5">Third level</text:span></text:p>
                    </text:list-item>
                  </text:list>
                </text:list-item>
              </text:list>
            </text:list-item>
          </text:list>
          <text:list text:style-name="ML7">
            <text:list-item>
              <text:list>
                <text:list-item>
                  <text:list>
                    <text:list-item>
                      <text:list>
                        <text:list-item>
                          <text:p text:style-name="MP1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6">Fifth level</text:span></text:p>
                            </text:list-item>
                          </text:list>
                        </text:list-item>
                      </text:list>
                    </text:list-item>
                  </text:list>
                </text:list-item>
              </text:list>
            </text:list-item>
          </text:list>
        </draw:text-box>
      </draw:frame>
      <draw:frame draw:name="Date Placeholder 6" presentation:style-name="Mpr7" draw:text-style-name="MP10" draw:layer="backgroundobjects" svg:width="5.587cm" svg:height="1.066cm" draw:transform="rotate (-1.5707963267949) translate (24.409cm 0.745cm)" presentation:class="date-time" presentation:user-transformed="true">
        <draw:text-box>
          <text:p/>
        </draw:text-box>
      </draw:frame>
      <draw:frame draw:name="Slide Number Placeholder 8" presentation:style-name="Mpr7" draw:text-style-name="MP16" draw:layer="backgroundobjects" svg:width="1.692cm" svg:height="1.447cm" svg:x="22.581cm" svg:y="15.928cm" presentation:class="page-number" presentation:user-transformed="true">
        <draw:text-box>
          <text:p/>
        </draw:text-box>
      </draw:frame>
      <draw:frame draw:name="Footer Placeholder 9" presentation:style-name="Mpr7" draw:text-style-name="MP10" draw:layer="backgroundobjects" svg:width="8.889cm" svg:height="1.015cm" draw:transform="rotate (-1.5707963267949) translate (24.37cm 6.444cm)" presentation:class="footer" presentation:user-transformed="true">
        <draw:text-box>
          <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ncurrent Programming</dc:title>
    <meta:initial-creator>Giuliano Mega</meta:initial-creator>
    <meta:editing-cycles>1047</meta:editing-cycles>
    <meta:print-date>2020-05-12T09:50:48</meta:print-date>
    <meta:creation-date>2020-05-12T09:50:48</meta:creation-date>
    <dc:date>2020-07-04T12:35:43.957196699</dc:date>
    <meta:editing-duration>PT39M1S</meta:editing-duration>
    <meta:generator>LibreOffice/6.0.7.3$Linux_X86_64 LibreOffice_project/00m0$Build-3</meta:generator>
    <meta:document-statistic meta:object-count="451"/>
    <meta:user-defined meta:name="AppVersion">14.0000</meta:user-defined>
    <meta:user-defined meta:name="HiddenSlides" meta:value-type="float">0</meta:user-defined>
    <meta:user-defined meta:name="HyperlinksChanged" meta:value-type="boolean">false</meta:user-defined>
    <meta:user-defined meta:name="KSOProductBuildVer">1033-11.1.0.9505</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Oriel" xlink:href=""/>
  </office:meta>
</office:document-meta>
</file>